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NewsGotT1" svg:font-family="NewsGotT" style:font-pitch="variable"/>
    <style:font-face style:name="NewsGotT" svg:font-family="NewsGotT" style:font-adornments="Normal"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NewsGotT1" fo:font-size="12pt" officeooo:rsid="0008b8a8" officeooo:paragraph-rsid="0008b8a8" style:font-size-asian="12pt" style:font-size-complex="12pt"/>
    </style:style>
    <style:style style:name="P2" style:family="paragraph" style:parent-style-name="Standard">
      <style:paragraph-properties fo:text-align="justify" style:justify-single-word="false"/>
      <style:text-properties style:font-name="NewsGotT1" fo:font-size="12pt" officeooo:rsid="0008b8a8" officeooo:paragraph-rsid="00120fbb" style:font-size-asian="12pt" style:font-size-complex="12pt"/>
    </style:style>
    <style:style style:name="P3" style:family="paragraph" style:parent-style-name="Standard">
      <style:paragraph-properties fo:text-align="justify" style:justify-single-word="false"/>
      <style:text-properties style:font-name="NewsGotT1" fo:font-size="12pt" officeooo:rsid="0008b8a8" officeooo:paragraph-rsid="00194eee" style:font-size-asian="12pt" style:font-size-complex="12pt"/>
    </style:style>
    <style:style style:name="P4" style:family="paragraph" style:parent-style-name="Standard">
      <style:paragraph-properties fo:text-align="justify" style:justify-single-word="false"/>
      <style:text-properties style:font-name="NewsGotT1" fo:font-size="12pt" officeooo:rsid="0008b8a8" officeooo:paragraph-rsid="0025cbd3" style:font-size-asian="12pt" style:font-size-complex="12pt"/>
    </style:style>
    <style:style style:name="P5" style:family="paragraph" style:parent-style-name="Standard">
      <style:paragraph-properties fo:text-align="justify" style:justify-single-word="false"/>
      <style:text-properties style:font-name="NewsGotT1" fo:font-size="12pt" officeooo:rsid="0008b8a8" officeooo:paragraph-rsid="0026ed50" style:font-size-asian="12pt" style:font-size-complex="12pt"/>
    </style:style>
    <style:style style:name="P6" style:family="paragraph" style:parent-style-name="Standard">
      <style:paragraph-properties fo:text-align="justify" style:justify-single-word="false"/>
      <style:text-properties style:font-name="NewsGotT1" fo:font-size="12pt" officeooo:rsid="0008b8a8" officeooo:paragraph-rsid="002ddf4c" style:font-size-asian="12pt" style:font-size-complex="12pt"/>
    </style:style>
    <style:style style:name="P7" style:family="paragraph" style:parent-style-name="Standard">
      <style:paragraph-properties fo:text-align="justify" style:justify-single-word="false"/>
      <style:text-properties style:font-name="NewsGotT1" fo:font-size="12pt" officeooo:rsid="0008b8a8" officeooo:paragraph-rsid="002f9681" style:font-size-asian="12pt" style:font-size-complex="12pt"/>
    </style:style>
    <style:style style:name="P8" style:family="paragraph" style:parent-style-name="Standard">
      <style:paragraph-properties fo:text-align="justify" style:justify-single-word="false"/>
      <style:text-properties style:font-name="NewsGotT1" fo:font-size="12pt" officeooo:rsid="0008b8a8" officeooo:paragraph-rsid="0035208f" style:font-size-asian="12pt" style:font-size-complex="12pt"/>
    </style:style>
    <style:style style:name="P9" style:family="paragraph" style:parent-style-name="Standard">
      <style:paragraph-properties fo:text-align="justify" style:justify-single-word="false"/>
      <style:text-properties style:font-name="NewsGotT1" fo:font-size="12pt" officeooo:rsid="0008b8a8" officeooo:paragraph-rsid="003c4d37" style:font-size-asian="12pt" style:font-size-complex="12pt"/>
    </style:style>
    <style:style style:name="P10" style:family="paragraph" style:parent-style-name="Standard">
      <style:paragraph-properties fo:text-align="justify" style:justify-single-word="false"/>
      <style:text-properties style:font-name="NewsGotT1" fo:font-size="12pt" officeooo:rsid="0008b8a8" officeooo:paragraph-rsid="003ea055" style:font-size-asian="12pt" style:font-size-complex="12pt"/>
    </style:style>
    <style:style style:name="P11" style:family="paragraph" style:parent-style-name="Standard">
      <style:paragraph-properties fo:text-align="justify" style:justify-single-word="false"/>
      <style:text-properties style:font-name="NewsGotT1" fo:font-size="12pt" officeooo:rsid="0008b8a8" officeooo:paragraph-rsid="003aef9f" style:font-size-asian="12pt" style:font-size-complex="12pt"/>
    </style:style>
    <style:style style:name="P12" style:family="paragraph" style:parent-style-name="Standard">
      <style:paragraph-properties fo:text-align="justify" style:justify-single-word="false"/>
      <style:text-properties style:font-name="NewsGotT1" fo:font-size="12pt" officeooo:rsid="0008b8a8" officeooo:paragraph-rsid="003f8dac" style:font-size-asian="12pt" style:font-size-complex="12pt"/>
    </style:style>
    <style:style style:name="P13" style:family="paragraph" style:parent-style-name="Standard">
      <style:paragraph-properties fo:text-align="justify" style:justify-single-word="false"/>
      <style:text-properties style:font-name="NewsGotT1" fo:font-size="12pt" officeooo:rsid="0008b8a8" officeooo:paragraph-rsid="004b4023" style:font-size-asian="12pt" style:font-size-complex="12pt"/>
    </style:style>
    <style:style style:name="P14" style:family="paragraph" style:parent-style-name="Standard">
      <style:paragraph-properties fo:text-align="justify" style:justify-single-word="false"/>
      <style:text-properties style:font-name="NewsGotT1" fo:font-size="12pt" officeooo:rsid="0008b8a8" officeooo:paragraph-rsid="004c762f" style:font-size-asian="12pt" style:font-size-complex="12pt"/>
    </style:style>
    <style:style style:name="P15" style:family="paragraph" style:parent-style-name="Standard">
      <style:paragraph-properties fo:text-align="justify" style:justify-single-word="false"/>
      <style:text-properties style:font-name="NewsGotT1" fo:font-size="12pt" officeooo:rsid="0008b8a8" officeooo:paragraph-rsid="00514d8d" style:font-size-asian="12pt" style:font-size-complex="12pt"/>
    </style:style>
    <style:style style:name="P16" style:family="paragraph" style:parent-style-name="Standard">
      <style:paragraph-properties fo:text-align="justify" style:justify-single-word="false"/>
      <style:text-properties style:font-name="NewsGotT1" fo:font-size="12pt" officeooo:rsid="0008b8a8" officeooo:paragraph-rsid="00569d5f" style:font-size-asian="12pt" style:font-size-complex="12pt"/>
    </style:style>
    <style:style style:name="P17" style:family="paragraph" style:parent-style-name="Standard">
      <style:paragraph-properties fo:text-align="justify" style:justify-single-word="false"/>
      <style:text-properties style:font-name="NewsGotT1" fo:font-size="12pt" officeooo:rsid="0008b8a8" officeooo:paragraph-rsid="005a5fb6" style:font-size-asian="12pt" style:font-size-complex="12pt"/>
    </style:style>
    <style:style style:name="P18" style:family="paragraph" style:parent-style-name="Standard">
      <style:paragraph-properties fo:text-align="justify" style:justify-single-word="false"/>
      <style:text-properties style:font-name="NewsGotT1" fo:font-size="12pt" officeooo:rsid="0008b8a8" officeooo:paragraph-rsid="005c0d39" style:font-size-asian="12pt" style:font-size-complex="12pt"/>
    </style:style>
    <style:style style:name="P19" style:family="paragraph" style:parent-style-name="Standard">
      <style:paragraph-properties fo:text-align="justify" style:justify-single-word="false"/>
      <style:text-properties style:font-name="NewsGotT1" fo:font-size="12pt" officeooo:rsid="0008b8a8" officeooo:paragraph-rsid="005ed330" style:font-size-asian="12pt" style:font-size-complex="12pt"/>
    </style:style>
    <style:style style:name="P20" style:family="paragraph" style:parent-style-name="Standard">
      <style:paragraph-properties fo:text-align="justify" style:justify-single-word="false"/>
      <style:text-properties style:font-name="NewsGotT1" fo:font-size="12pt" officeooo:rsid="0008b8a8" officeooo:paragraph-rsid="0061be13" style:font-size-asian="12pt" style:font-size-complex="12pt"/>
    </style:style>
    <style:style style:name="P21" style:family="paragraph" style:parent-style-name="Standard">
      <style:paragraph-properties fo:text-align="justify" style:justify-single-word="false"/>
      <style:text-properties style:font-name="NewsGotT1" fo:font-size="12pt" officeooo:rsid="0008b8a8" officeooo:paragraph-rsid="0067e34d" style:font-size-asian="12pt" style:font-size-complex="12pt"/>
    </style:style>
    <style:style style:name="P22" style:family="paragraph" style:parent-style-name="Standard">
      <style:paragraph-properties fo:text-align="justify" style:justify-single-word="false"/>
      <style:text-properties style:font-name="NewsGotT1" fo:font-size="12pt" officeooo:rsid="0008b8a8" officeooo:paragraph-rsid="006c9768" style:font-size-asian="12pt" style:font-size-complex="12pt"/>
    </style:style>
    <style:style style:name="P23" style:family="paragraph" style:parent-style-name="Standard">
      <style:paragraph-properties fo:text-align="justify" style:justify-single-word="false"/>
      <style:text-properties style:font-name="NewsGotT1" fo:font-size="12pt" officeooo:rsid="0008b8a8" officeooo:paragraph-rsid="007170bc" style:font-size-asian="12pt" style:font-size-complex="12pt"/>
    </style:style>
    <style:style style:name="P24" style:family="paragraph" style:parent-style-name="Standard">
      <style:paragraph-properties fo:text-align="justify" style:justify-single-word="false"/>
      <style:text-properties style:font-name="NewsGotT1" fo:font-size="12pt" officeooo:rsid="0008b8a8" officeooo:paragraph-rsid="007fc80c" style:font-size-asian="12pt" style:font-size-complex="12pt"/>
    </style:style>
    <style:style style:name="P25" style:family="paragraph" style:parent-style-name="Standard">
      <style:paragraph-properties fo:text-align="justify" style:justify-single-word="false"/>
      <style:text-properties style:font-name="NewsGotT1" fo:font-size="12pt" officeooo:rsid="0008b8a8" officeooo:paragraph-rsid="00876b84" style:font-size-asian="12pt" style:font-size-complex="12pt"/>
    </style:style>
    <style:style style:name="P26" style:family="paragraph" style:parent-style-name="Standard">
      <style:paragraph-properties fo:text-align="justify" style:justify-single-word="false"/>
      <style:text-properties style:font-name="NewsGotT1" fo:font-size="12pt" officeooo:rsid="0008b8a8" officeooo:paragraph-rsid="009a1d7b" style:font-size-asian="12pt" style:font-size-complex="12pt"/>
    </style:style>
    <style:style style:name="P27" style:family="paragraph" style:parent-style-name="Standard">
      <style:paragraph-properties fo:text-align="justify" style:justify-single-word="false"/>
      <style:text-properties style:font-name="NewsGotT1" fo:font-size="12pt" officeooo:rsid="0008b8a8" officeooo:paragraph-rsid="00971f80" style:font-size-asian="12pt" style:font-size-complex="12pt"/>
    </style:style>
    <style:style style:name="P28" style:family="paragraph" style:parent-style-name="Standard">
      <style:paragraph-properties fo:text-align="justify" style:justify-single-word="false"/>
      <style:text-properties style:font-name="NewsGotT1" fo:font-size="12pt" officeooo:rsid="0008b8a8" officeooo:paragraph-rsid="00b51559" style:font-size-asian="12pt" style:font-size-complex="12pt"/>
    </style:style>
    <style:style style:name="P29" style:family="paragraph" style:parent-style-name="Standard">
      <style:paragraph-properties fo:text-align="justify" style:justify-single-word="false"/>
      <style:text-properties style:font-name="NewsGotT1" fo:font-size="12pt" officeooo:rsid="0008b8a8" officeooo:paragraph-rsid="00b5cd01" style:font-size-asian="12pt" style:font-size-complex="12pt"/>
    </style:style>
    <style:style style:name="P30" style:family="paragraph" style:parent-style-name="Standard">
      <style:paragraph-properties fo:text-align="justify" style:justify-single-word="false"/>
      <style:text-properties style:font-name="NewsGotT1" fo:font-size="12pt" officeooo:rsid="0008b8a8" officeooo:paragraph-rsid="00b7a6ab" style:font-size-asian="12pt" style:font-size-complex="12pt"/>
    </style:style>
    <style:style style:name="P31" style:family="paragraph" style:parent-style-name="Standard">
      <style:paragraph-properties fo:text-align="justify" style:justify-single-word="false"/>
      <style:text-properties style:font-name="NewsGotT1" fo:font-size="12pt" officeooo:rsid="0008b8a8" officeooo:paragraph-rsid="000da5a1" style:font-size-asian="12pt" style:font-size-complex="12pt"/>
    </style:style>
    <style:style style:name="P32" style:family="paragraph" style:parent-style-name="Standard">
      <style:paragraph-properties fo:text-align="justify" style:justify-single-word="false"/>
      <style:text-properties style:font-name="NewsGotT1" fo:font-size="12pt" officeooo:rsid="0008b8a8" officeooo:paragraph-rsid="00ca98fb" style:font-size-asian="12pt" style:font-size-complex="12pt"/>
    </style:style>
    <style:style style:name="P33" style:family="paragraph" style:parent-style-name="Standard">
      <style:paragraph-properties fo:text-align="justify" style:justify-single-word="false"/>
      <style:text-properties style:font-name="NewsGotT1" fo:font-size="12pt" officeooo:rsid="0008b8a8" officeooo:paragraph-rsid="00ff1102" style:font-size-asian="12pt" style:font-size-complex="12pt"/>
    </style:style>
    <style:style style:name="P34" style:family="paragraph" style:parent-style-name="Standard">
      <style:paragraph-properties fo:text-align="justify" style:justify-single-word="false"/>
      <style:text-properties style:font-name="NewsGotT1" fo:font-size="12pt" officeooo:rsid="0008b8a8" officeooo:paragraph-rsid="00fc895a" style:font-size-asian="12pt" style:font-size-complex="12pt"/>
    </style:style>
    <style:style style:name="P35" style:family="paragraph" style:parent-style-name="Standard">
      <style:paragraph-properties fo:text-align="justify" style:justify-single-word="false"/>
      <style:text-properties style:font-name="NewsGotT1" fo:font-size="12pt" officeooo:rsid="000da5a1" officeooo:paragraph-rsid="000da5a1" style:font-size-asian="12pt" style:font-size-complex="12pt"/>
    </style:style>
    <style:style style:name="P36" style:family="paragraph" style:parent-style-name="Standard">
      <style:paragraph-properties fo:text-align="justify" style:justify-single-word="false"/>
      <style:text-properties style:font-name="NewsGotT1" fo:font-size="12pt" officeooo:rsid="000e7a8a" officeooo:paragraph-rsid="000e7a8a" style:font-size-asian="12pt" style:font-size-complex="12pt"/>
    </style:style>
    <style:style style:name="P37" style:family="paragraph" style:parent-style-name="Standard">
      <style:paragraph-properties fo:text-align="justify" style:justify-single-word="false"/>
      <style:text-properties style:font-name="NewsGotT1" fo:font-size="12pt" officeooo:rsid="000e7a8a" officeooo:paragraph-rsid="00120fbb" style:font-size-asian="12pt" style:font-size-complex="12pt"/>
    </style:style>
    <style:style style:name="P38" style:family="paragraph" style:parent-style-name="Standard">
      <style:paragraph-properties fo:text-align="justify" style:justify-single-word="false"/>
      <style:text-properties style:font-name="NewsGotT1" fo:font-size="12pt" officeooo:rsid="000e7a8a" officeooo:paragraph-rsid="00194eee" style:font-size-asian="12pt" style:font-size-complex="12pt"/>
    </style:style>
    <style:style style:name="P39" style:family="paragraph" style:parent-style-name="Standard">
      <style:paragraph-properties fo:text-align="justify" style:justify-single-word="false"/>
      <style:text-properties style:font-name="NewsGotT1" fo:font-size="12pt" officeooo:rsid="000f7de6" officeooo:paragraph-rsid="00109080" style:font-size-asian="12pt" style:font-size-complex="12pt"/>
    </style:style>
    <style:style style:name="P40" style:family="paragraph" style:parent-style-name="Standard">
      <style:paragraph-properties fo:text-align="justify" style:justify-single-word="false"/>
      <style:text-properties style:font-name="NewsGotT1" fo:font-size="12pt" officeooo:rsid="00109080" officeooo:paragraph-rsid="00109080" style:font-size-asian="12pt" style:font-size-complex="12pt"/>
    </style:style>
    <style:style style:name="P41" style:family="paragraph" style:parent-style-name="Standard">
      <style:paragraph-properties fo:text-align="justify" style:justify-single-word="false"/>
      <style:text-properties style:font-name="NewsGotT1" fo:font-size="12pt" officeooo:rsid="00120fbb" officeooo:paragraph-rsid="00120fbb" style:font-size-asian="12pt" style:font-size-complex="12pt"/>
    </style:style>
    <style:style style:name="P42" style:family="paragraph" style:parent-style-name="Standard">
      <style:paragraph-properties fo:text-align="justify" style:justify-single-word="false"/>
      <style:text-properties style:font-name="NewsGotT1" fo:font-size="12pt" officeooo:rsid="00120fbb" officeooo:paragraph-rsid="00fa7cbe" style:font-size-asian="12pt" style:font-size-complex="12pt"/>
    </style:style>
    <style:style style:name="P43" style:family="paragraph" style:parent-style-name="Standard">
      <style:paragraph-properties fo:text-align="justify" style:justify-single-word="false"/>
      <style:text-properties style:font-name="NewsGotT1" fo:font-size="12pt" officeooo:rsid="0013b09b" officeooo:paragraph-rsid="00194eee" style:font-size-asian="12pt" style:font-size-complex="12pt"/>
    </style:style>
    <style:style style:name="P44" style:family="paragraph" style:parent-style-name="Standard">
      <style:paragraph-properties fo:text-align="justify" style:justify-single-word="false"/>
      <style:text-properties style:font-name="NewsGotT1" fo:font-size="12pt" officeooo:rsid="0013f091" officeooo:paragraph-rsid="00194eee" style:font-size-asian="12pt" style:font-size-complex="12pt"/>
    </style:style>
    <style:style style:name="P45" style:family="paragraph" style:parent-style-name="Standard">
      <style:paragraph-properties fo:text-align="justify" style:justify-single-word="false"/>
      <style:text-properties style:font-name="NewsGotT1" fo:font-size="12pt" officeooo:rsid="001433cf" officeooo:paragraph-rsid="00194eee" style:font-size-asian="12pt" style:font-size-complex="12pt"/>
    </style:style>
    <style:style style:name="P46" style:family="paragraph" style:parent-style-name="Standard">
      <style:paragraph-properties fo:text-align="justify" style:justify-single-word="false"/>
      <style:text-properties style:font-name="NewsGotT1" fo:font-size="12pt" officeooo:rsid="0014ffae" officeooo:paragraph-rsid="00194eee" style:font-size-asian="12pt" style:font-size-complex="12pt"/>
    </style:style>
    <style:style style:name="P47" style:family="paragraph" style:parent-style-name="Standard">
      <style:paragraph-properties fo:text-align="justify" style:justify-single-word="false"/>
      <style:text-properties style:font-name="NewsGotT1" fo:font-size="12pt" officeooo:rsid="00152113" officeooo:paragraph-rsid="00194eee" style:font-size-asian="12pt" style:font-size-complex="12pt"/>
    </style:style>
    <style:style style:name="P48" style:family="paragraph" style:parent-style-name="Standard">
      <style:paragraph-properties fo:text-align="justify" style:justify-single-word="false"/>
      <style:text-properties style:font-name="NewsGotT1" fo:font-size="12pt" officeooo:rsid="0017b525" officeooo:paragraph-rsid="0017b525" style:font-size-asian="12pt" style:font-size-complex="12pt"/>
    </style:style>
    <style:style style:name="P49" style:family="paragraph" style:parent-style-name="Standard">
      <style:paragraph-properties fo:text-align="justify" style:justify-single-word="false"/>
      <style:text-properties style:font-name="NewsGotT1" fo:font-size="12pt" officeooo:rsid="0017b525" officeooo:paragraph-rsid="00194eee" style:font-size-asian="12pt" style:font-size-complex="12pt"/>
    </style:style>
    <style:style style:name="P50" style:family="paragraph" style:parent-style-name="Standard">
      <style:paragraph-properties fo:text-align="justify" style:justify-single-word="false"/>
      <style:text-properties style:font-name="NewsGotT1" fo:font-size="12pt" officeooo:rsid="0017b525" officeooo:paragraph-rsid="00218cbf" style:font-size-asian="12pt" style:font-size-complex="12pt"/>
    </style:style>
    <style:style style:name="P51" style:family="paragraph" style:parent-style-name="Standard">
      <style:paragraph-properties fo:text-align="justify" style:justify-single-word="false"/>
      <style:text-properties style:font-name="NewsGotT1" fo:font-size="12pt" officeooo:rsid="0018c288" officeooo:paragraph-rsid="0018c288" style:font-size-asian="12pt" style:font-size-complex="12pt"/>
    </style:style>
    <style:style style:name="P52" style:family="paragraph" style:parent-style-name="Standard">
      <style:paragraph-properties fo:text-align="justify" style:justify-single-word="false"/>
      <style:text-properties style:font-name="NewsGotT1" fo:font-size="12pt" officeooo:rsid="000a23b0" officeooo:paragraph-rsid="000da5a1" style:font-size-asian="12pt" style:font-size-complex="12pt"/>
    </style:style>
    <style:style style:name="P53" style:family="paragraph" style:parent-style-name="Standard">
      <style:paragraph-properties fo:text-align="justify" style:justify-single-word="false"/>
      <style:text-properties style:font-name="NewsGotT1" fo:font-size="12pt" officeooo:rsid="001b232b" officeooo:paragraph-rsid="001b232b" style:font-size-asian="12pt" style:font-size-complex="12pt"/>
    </style:style>
    <style:style style:name="P54" style:family="paragraph" style:parent-style-name="Standard">
      <style:paragraph-properties fo:text-align="justify" style:justify-single-word="false"/>
      <style:text-properties style:font-name="NewsGotT1" fo:font-size="12pt" officeooo:rsid="001e206e" officeooo:paragraph-rsid="001e206e" style:font-size-asian="12pt" style:font-size-complex="12pt"/>
    </style:style>
    <style:style style:name="P55" style:family="paragraph" style:parent-style-name="Standard">
      <style:paragraph-properties fo:text-align="justify" style:justify-single-word="false"/>
      <style:text-properties style:font-name="NewsGotT1" fo:font-size="12pt" officeooo:rsid="001ed50c" officeooo:paragraph-rsid="001ed50c" style:font-size-asian="12pt" style:font-size-complex="12pt"/>
    </style:style>
    <style:style style:name="P56" style:family="paragraph" style:parent-style-name="Standard">
      <style:paragraph-properties fo:text-align="justify" style:justify-single-word="false"/>
      <style:text-properties style:font-name="NewsGotT1" fo:font-size="12pt" officeooo:rsid="001ed50c" officeooo:paragraph-rsid="001f8802" style:font-size-asian="12pt" style:font-size-complex="12pt"/>
    </style:style>
    <style:style style:name="P57" style:family="paragraph" style:parent-style-name="Standard">
      <style:paragraph-properties fo:text-align="justify" style:justify-single-word="false"/>
      <style:text-properties style:font-name="NewsGotT1" fo:font-size="12pt" officeooo:rsid="00218cbf" officeooo:paragraph-rsid="00218cbf" style:font-size-asian="12pt" style:font-size-complex="12pt"/>
    </style:style>
    <style:style style:name="P58" style:family="paragraph" style:parent-style-name="Standard">
      <style:paragraph-properties fo:text-align="justify" style:justify-single-word="false"/>
      <style:text-properties style:font-name="NewsGotT1" fo:font-size="12pt" officeooo:rsid="0023492d" officeooo:paragraph-rsid="0023492d" style:font-size-asian="12pt" style:font-size-complex="12pt"/>
    </style:style>
    <style:style style:name="P59" style:family="paragraph" style:parent-style-name="Standard">
      <style:paragraph-properties fo:text-align="justify" style:justify-single-word="false"/>
      <style:text-properties style:font-name="NewsGotT1" fo:font-size="12pt" officeooo:rsid="00250cd3" officeooo:paragraph-rsid="00250cd3" style:font-size-asian="12pt" style:font-size-complex="12pt"/>
    </style:style>
    <style:style style:name="P60" style:family="paragraph" style:parent-style-name="Standard">
      <style:paragraph-properties fo:text-align="justify" style:justify-single-word="false"/>
      <style:text-properties style:font-name="NewsGotT1" fo:font-size="12pt" officeooo:rsid="00250cd3" officeooo:paragraph-rsid="0026ed50" style:font-size-asian="12pt" style:font-size-complex="12pt"/>
    </style:style>
    <style:style style:name="P61" style:family="paragraph" style:parent-style-name="Standard">
      <style:paragraph-properties fo:text-align="justify" style:justify-single-word="false"/>
      <style:text-properties style:font-name="NewsGotT1" fo:font-size="12pt" officeooo:rsid="002581ad" officeooo:paragraph-rsid="002581ad" style:font-size-asian="12pt" style:font-size-complex="12pt"/>
    </style:style>
    <style:style style:name="P62" style:family="paragraph" style:parent-style-name="Standard">
      <style:paragraph-properties fo:text-align="justify" style:justify-single-word="false"/>
      <style:text-properties style:font-name="NewsGotT1" fo:font-size="12pt" officeooo:rsid="002581ad" officeooo:paragraph-rsid="002be4b7" style:font-size-asian="12pt" style:font-size-complex="12pt"/>
    </style:style>
    <style:style style:name="P63" style:family="paragraph" style:parent-style-name="Standard">
      <style:paragraph-properties fo:text-align="justify" style:justify-single-word="false"/>
      <style:text-properties style:font-name="NewsGotT1" fo:font-size="12pt" officeooo:rsid="0026ed50" officeooo:paragraph-rsid="0026ed50" style:font-size-asian="12pt" style:font-size-complex="12pt"/>
    </style:style>
    <style:style style:name="P64" style:family="paragraph" style:parent-style-name="Standard">
      <style:paragraph-properties fo:text-align="justify" style:justify-single-word="false"/>
      <style:text-properties style:font-name="NewsGotT1" fo:font-size="12pt" officeooo:rsid="0028813c" officeooo:paragraph-rsid="0028813c" style:font-size-asian="12pt" style:font-size-complex="12pt"/>
    </style:style>
    <style:style style:name="P65" style:family="paragraph" style:parent-style-name="Standard">
      <style:paragraph-properties fo:text-align="justify" style:justify-single-word="false"/>
      <style:text-properties style:font-name="NewsGotT1" fo:font-size="12pt" officeooo:rsid="00297008" officeooo:paragraph-rsid="00297008" style:font-size-asian="12pt" style:font-size-complex="12pt"/>
    </style:style>
    <style:style style:name="P66" style:family="paragraph" style:parent-style-name="Standard">
      <style:paragraph-properties fo:text-align="justify" style:justify-single-word="false"/>
      <style:text-properties style:font-name="NewsGotT1" fo:font-size="12pt" officeooo:rsid="00297008" officeooo:paragraph-rsid="002be4b7" style:font-size-asian="12pt" style:font-size-complex="12pt"/>
    </style:style>
    <style:style style:name="P67" style:family="paragraph" style:parent-style-name="Standard">
      <style:paragraph-properties fo:text-align="justify" style:justify-single-word="false"/>
      <style:text-properties style:font-name="NewsGotT1" fo:font-size="12pt" officeooo:rsid="002ddf4c" officeooo:paragraph-rsid="002ddf4c" style:font-size-asian="12pt" style:font-size-complex="12pt"/>
    </style:style>
    <style:style style:name="P68" style:family="paragraph" style:parent-style-name="Standard">
      <style:paragraph-properties fo:text-align="justify" style:justify-single-word="false"/>
      <style:text-properties style:font-name="NewsGotT1" fo:font-size="12pt" officeooo:rsid="002f9681" officeooo:paragraph-rsid="002f9681" style:font-size-asian="12pt" style:font-size-complex="12pt"/>
    </style:style>
    <style:style style:name="P69" style:family="paragraph" style:parent-style-name="Standard">
      <style:paragraph-properties fo:text-align="justify" style:justify-single-word="false"/>
      <style:text-properties style:font-name="NewsGotT1" fo:font-size="12pt" officeooo:rsid="0033d0a0" officeooo:paragraph-rsid="0035208f" style:font-size-asian="12pt" style:font-size-complex="12pt"/>
    </style:style>
    <style:style style:name="P70" style:family="paragraph" style:parent-style-name="Standard">
      <style:paragraph-properties fo:text-align="justify" style:justify-single-word="false"/>
      <style:text-properties style:font-name="NewsGotT1" fo:font-size="12pt" officeooo:rsid="0035208f" officeooo:paragraph-rsid="0035208f" style:font-size-asian="12pt" style:font-size-complex="12pt"/>
    </style:style>
    <style:style style:name="P71" style:family="paragraph" style:parent-style-name="Standard">
      <style:paragraph-properties fo:text-align="justify" style:justify-single-word="false"/>
      <style:text-properties style:font-name="NewsGotT1" fo:font-size="12pt" officeooo:rsid="0035208f" officeooo:paragraph-rsid="003697e2" style:font-size-asian="12pt" style:font-size-complex="12pt"/>
    </style:style>
    <style:style style:name="P72" style:family="paragraph" style:parent-style-name="Standard">
      <style:paragraph-properties fo:text-align="justify" style:justify-single-word="false"/>
      <style:text-properties style:font-name="NewsGotT1" fo:font-size="12pt" officeooo:rsid="003697e2" officeooo:paragraph-rsid="003697e2" style:font-size-asian="12pt" style:font-size-complex="12pt"/>
    </style:style>
    <style:style style:name="P73" style:family="paragraph" style:parent-style-name="Standard">
      <style:paragraph-properties fo:text-align="justify" style:justify-single-word="false"/>
      <style:text-properties style:font-name="NewsGotT1" fo:font-size="12pt" officeooo:rsid="003aef9f" officeooo:paragraph-rsid="003aef9f" style:font-size-asian="12pt" style:font-size-complex="12pt"/>
    </style:style>
    <style:style style:name="P74" style:family="paragraph" style:parent-style-name="Standard">
      <style:paragraph-properties fo:text-align="justify" style:justify-single-word="false"/>
      <style:text-properties style:font-name="NewsGotT1" fo:font-size="12pt" officeooo:rsid="003c4d37" officeooo:paragraph-rsid="003c4d37" style:font-size-asian="12pt" style:font-size-complex="12pt"/>
    </style:style>
    <style:style style:name="P75" style:family="paragraph" style:parent-style-name="Standard">
      <style:paragraph-properties fo:text-align="justify" style:justify-single-word="false"/>
      <style:text-properties style:font-name="NewsGotT1" fo:font-size="12pt" officeooo:rsid="003c4d37" officeooo:paragraph-rsid="003d0226" style:font-size-asian="12pt" style:font-size-complex="12pt"/>
    </style:style>
    <style:style style:name="P76" style:family="paragraph" style:parent-style-name="Standard">
      <style:paragraph-properties fo:text-align="justify" style:justify-single-word="false"/>
      <style:text-properties style:font-name="NewsGotT1" fo:font-size="12pt" officeooo:rsid="003ea055" officeooo:paragraph-rsid="003ea055" style:font-size-asian="12pt" style:font-size-complex="12pt"/>
    </style:style>
    <style:style style:name="P77" style:family="paragraph" style:parent-style-name="Standard">
      <style:paragraph-properties fo:text-align="justify" style:justify-single-word="false"/>
      <style:text-properties style:font-name="NewsGotT1" fo:font-size="12pt" officeooo:rsid="003ea055" officeooo:paragraph-rsid="0048a52e" style:font-size-asian="12pt" style:font-size-complex="12pt"/>
    </style:style>
    <style:style style:name="P78" style:family="paragraph" style:parent-style-name="Standard">
      <style:paragraph-properties fo:text-align="justify" style:justify-single-word="false"/>
      <style:text-properties style:font-name="NewsGotT1" fo:font-size="12pt" officeooo:rsid="003ea055" officeooo:paragraph-rsid="004b4023" style:font-size-asian="12pt" style:font-size-complex="12pt"/>
    </style:style>
    <style:style style:name="P79" style:family="paragraph" style:parent-style-name="Standard">
      <style:paragraph-properties fo:text-align="justify" style:justify-single-word="false"/>
      <style:text-properties style:font-name="NewsGotT1" fo:font-size="12pt" officeooo:rsid="003ea055" officeooo:paragraph-rsid="004ee41e" style:font-size-asian="12pt" style:font-size-complex="12pt"/>
    </style:style>
    <style:style style:name="P80" style:family="paragraph" style:parent-style-name="Standard">
      <style:paragraph-properties fo:text-align="justify" style:justify-single-word="false"/>
      <style:text-properties style:font-name="NewsGotT1" fo:font-size="12pt" officeooo:rsid="003ea055" officeooo:paragraph-rsid="005a5fb6" style:font-size-asian="12pt" style:font-size-complex="12pt"/>
    </style:style>
    <style:style style:name="P81" style:family="paragraph" style:parent-style-name="Standard">
      <style:paragraph-properties fo:text-align="justify" style:justify-single-word="false"/>
      <style:text-properties style:font-name="NewsGotT1" fo:font-size="12pt" officeooo:rsid="003ea055" officeooo:paragraph-rsid="005c0d39" style:font-size-asian="12pt" style:font-size-complex="12pt"/>
    </style:style>
    <style:style style:name="P82" style:family="paragraph" style:parent-style-name="Standard">
      <style:paragraph-properties fo:text-align="justify" style:justify-single-word="false"/>
      <style:text-properties style:font-name="NewsGotT1" fo:font-size="12pt" officeooo:rsid="003f5f65" officeooo:paragraph-rsid="003f5f65" style:font-size-asian="12pt" style:font-size-complex="12pt"/>
    </style:style>
    <style:style style:name="P83" style:family="paragraph" style:parent-style-name="Standard">
      <style:paragraph-properties fo:text-align="justify" style:justify-single-word="false"/>
      <style:text-properties style:font-name="NewsGotT1" fo:font-size="12pt" officeooo:rsid="0025cbd3" officeooo:paragraph-rsid="002be4b7" style:font-size-asian="12pt" style:font-size-complex="12pt"/>
    </style:style>
    <style:style style:name="P84" style:family="paragraph" style:parent-style-name="Standard">
      <style:paragraph-properties fo:text-align="justify" style:justify-single-word="false"/>
      <style:text-properties style:font-name="NewsGotT1" fo:font-size="12pt" officeooo:rsid="00431ef8" officeooo:paragraph-rsid="00455bea" style:font-size-asian="12pt" style:font-size-complex="12pt"/>
    </style:style>
    <style:style style:name="P85" style:family="paragraph" style:parent-style-name="Standard">
      <style:paragraph-properties fo:text-align="justify" style:justify-single-word="false"/>
      <style:text-properties style:font-name="NewsGotT1" fo:font-size="12pt" officeooo:rsid="00431ef8" officeooo:paragraph-rsid="0049640b" style:font-size-asian="12pt" style:font-size-complex="12pt"/>
    </style:style>
    <style:style style:name="P86" style:family="paragraph" style:parent-style-name="Standard">
      <style:paragraph-properties fo:text-align="justify" style:justify-single-word="false"/>
      <style:text-properties style:font-name="NewsGotT1" fo:font-size="12pt" officeooo:rsid="00455bea" officeooo:paragraph-rsid="0048a52e" style:font-size-asian="12pt" style:font-size-complex="12pt"/>
    </style:style>
    <style:style style:name="P87" style:family="paragraph" style:parent-style-name="Standard">
      <style:paragraph-properties fo:text-align="justify" style:justify-single-word="false"/>
      <style:text-properties style:font-name="NewsGotT1" fo:font-size="12pt" officeooo:rsid="003f8dac" officeooo:paragraph-rsid="0049640b" style:font-size-asian="12pt" style:font-size-complex="12pt"/>
    </style:style>
    <style:style style:name="P88" style:family="paragraph" style:parent-style-name="Standard">
      <style:paragraph-properties fo:text-align="justify" style:justify-single-word="false"/>
      <style:text-properties style:font-name="NewsGotT1" fo:font-size="12pt" officeooo:rsid="0047fad4" officeooo:paragraph-rsid="0047fad4" style:font-size-asian="12pt" style:font-size-complex="12pt"/>
    </style:style>
    <style:style style:name="P89" style:family="paragraph" style:parent-style-name="Standard">
      <style:paragraph-properties fo:text-align="justify" style:justify-single-word="false"/>
      <style:text-properties style:font-name="NewsGotT1" fo:font-size="12pt" officeooo:rsid="0047fad4" officeooo:paragraph-rsid="004b4023" style:font-size-asian="12pt" style:font-size-complex="12pt"/>
    </style:style>
    <style:style style:name="P90" style:family="paragraph" style:parent-style-name="Standard">
      <style:paragraph-properties fo:text-align="justify" style:justify-single-word="false"/>
      <style:text-properties style:font-name="NewsGotT1" fo:font-size="12pt" officeooo:rsid="0047fad4" officeooo:paragraph-rsid="004ee41e" style:font-size-asian="12pt" style:font-size-complex="12pt"/>
    </style:style>
    <style:style style:name="P91" style:family="paragraph" style:parent-style-name="Standard">
      <style:paragraph-properties fo:text-align="justify" style:justify-single-word="false"/>
      <style:text-properties style:font-name="NewsGotT1" fo:font-size="12pt" officeooo:rsid="0047fad4" officeooo:paragraph-rsid="00529ca5" style:font-size-asian="12pt" style:font-size-complex="12pt"/>
    </style:style>
    <style:style style:name="P92" style:family="paragraph" style:parent-style-name="Standard">
      <style:paragraph-properties fo:text-align="justify" style:justify-single-word="false"/>
      <style:text-properties style:font-name="NewsGotT1" fo:font-size="12pt" officeooo:rsid="0047fad4" officeooo:paragraph-rsid="0059cd6c" style:font-size-asian="12pt" style:font-size-complex="12pt"/>
    </style:style>
    <style:style style:name="P93" style:family="paragraph" style:parent-style-name="Standard">
      <style:paragraph-properties fo:text-align="justify" style:justify-single-word="false"/>
      <style:text-properties style:font-name="NewsGotT1" fo:font-size="12pt" officeooo:rsid="0047fad4" officeooo:paragraph-rsid="005c0d39" style:font-size-asian="12pt" style:font-size-complex="12pt"/>
    </style:style>
    <style:style style:name="P94" style:family="paragraph" style:parent-style-name="Standard">
      <style:paragraph-properties fo:text-align="justify" style:justify-single-word="false"/>
      <style:text-properties style:font-name="NewsGotT1" fo:font-size="12pt" officeooo:rsid="0047fad4" officeooo:paragraph-rsid="005f5bf6" style:font-size-asian="12pt" style:font-size-complex="12pt"/>
    </style:style>
    <style:style style:name="P95" style:family="paragraph" style:parent-style-name="Standard">
      <style:paragraph-properties fo:text-align="justify" style:justify-single-word="false"/>
      <style:text-properties style:font-name="NewsGotT1" fo:font-size="12pt" officeooo:rsid="0047fad4" officeooo:paragraph-rsid="006599cc" style:font-size-asian="12pt" style:font-size-complex="12pt"/>
    </style:style>
    <style:style style:name="P96" style:family="paragraph" style:parent-style-name="Standard">
      <style:paragraph-properties fo:text-align="justify" style:justify-single-word="false"/>
      <style:text-properties style:font-name="NewsGotT1" fo:font-size="12pt" officeooo:rsid="0048a52e" officeooo:paragraph-rsid="0048a52e" style:font-size-asian="12pt" style:font-size-complex="12pt"/>
    </style:style>
    <style:style style:name="P97" style:family="paragraph" style:parent-style-name="Standard">
      <style:paragraph-properties fo:text-align="justify" style:justify-single-word="false"/>
      <style:text-properties style:font-name="NewsGotT1" fo:font-size="12pt" officeooo:rsid="0048a52e" officeooo:paragraph-rsid="004b4023" style:font-size-asian="12pt" style:font-size-complex="12pt"/>
    </style:style>
    <style:style style:name="P98" style:family="paragraph" style:parent-style-name="Standard">
      <style:paragraph-properties fo:text-align="justify" style:justify-single-word="false"/>
      <style:text-properties style:font-name="NewsGotT1" fo:font-size="12pt" officeooo:rsid="0049640b" officeooo:paragraph-rsid="0049640b" style:font-size-asian="12pt" style:font-size-complex="12pt"/>
    </style:style>
    <style:style style:name="P99" style:family="paragraph" style:parent-style-name="Standard">
      <style:paragraph-properties fo:text-align="justify" style:justify-single-word="false"/>
      <style:text-properties style:font-name="NewsGotT1" fo:font-size="12pt" officeooo:rsid="004a6249" officeooo:paragraph-rsid="004a6249" style:font-size-asian="12pt" style:font-size-complex="12pt"/>
    </style:style>
    <style:style style:name="P100" style:family="paragraph" style:parent-style-name="Standard">
      <style:paragraph-properties fo:text-align="justify" style:justify-single-word="false"/>
      <style:text-properties style:font-name="NewsGotT1" fo:font-size="12pt" officeooo:rsid="004b4023" officeooo:paragraph-rsid="004b4023" style:font-size-asian="12pt" style:font-size-complex="12pt"/>
    </style:style>
    <style:style style:name="P101" style:family="paragraph" style:parent-style-name="Standard">
      <style:paragraph-properties fo:text-align="justify" style:justify-single-word="false"/>
      <style:text-properties style:font-name="NewsGotT1" fo:font-size="12pt" officeooo:rsid="004b4023" officeooo:paragraph-rsid="004e305b" style:font-size-asian="12pt" style:font-size-complex="12pt"/>
    </style:style>
    <style:style style:name="P102" style:family="paragraph" style:parent-style-name="Standard">
      <style:paragraph-properties fo:text-align="justify" style:justify-single-word="false"/>
      <style:text-properties style:font-name="NewsGotT1" fo:font-size="12pt" officeooo:rsid="004c762f" officeooo:paragraph-rsid="004c762f" style:font-size-asian="12pt" style:font-size-complex="12pt"/>
    </style:style>
    <style:style style:name="P103" style:family="paragraph" style:parent-style-name="Standard">
      <style:paragraph-properties fo:text-align="justify" style:justify-single-word="false"/>
      <style:text-properties style:font-name="NewsGotT1" fo:font-size="12pt" officeooo:rsid="004ce90a" officeooo:paragraph-rsid="004ce90a" style:font-size-asian="12pt" style:font-size-complex="12pt"/>
    </style:style>
    <style:style style:name="P104" style:family="paragraph" style:parent-style-name="Standard">
      <style:paragraph-properties fo:text-align="justify" style:justify-single-word="false"/>
      <style:text-properties style:font-name="NewsGotT1" fo:font-size="12pt" officeooo:rsid="004e305b" officeooo:paragraph-rsid="004edf77" style:font-size-asian="12pt" style:font-size-complex="12pt"/>
    </style:style>
    <style:style style:name="P105" style:family="paragraph" style:parent-style-name="Standard">
      <style:paragraph-properties fo:text-align="justify" style:justify-single-word="false"/>
      <style:text-properties style:font-name="NewsGotT1" fo:font-size="12pt" officeooo:rsid="004edf77" officeooo:paragraph-rsid="004edf77" style:font-size-asian="12pt" style:font-size-complex="12pt"/>
    </style:style>
    <style:style style:name="P106" style:family="paragraph" style:parent-style-name="Standard">
      <style:paragraph-properties fo:text-align="justify" style:justify-single-word="false"/>
      <style:text-properties style:font-name="NewsGotT1" fo:font-size="12pt" officeooo:rsid="004ee41e" officeooo:paragraph-rsid="004ee41e" style:font-size-asian="12pt" style:font-size-complex="12pt"/>
    </style:style>
    <style:style style:name="P107" style:family="paragraph" style:parent-style-name="Standard">
      <style:paragraph-properties fo:text-align="justify" style:justify-single-word="false"/>
      <style:text-properties style:font-name="NewsGotT1" fo:font-size="12pt" officeooo:rsid="004ee41e" officeooo:paragraph-rsid="0059bf61" style:font-size-asian="12pt" style:font-size-complex="12pt"/>
    </style:style>
    <style:style style:name="P108" style:family="paragraph" style:parent-style-name="Standard">
      <style:paragraph-properties fo:text-align="justify" style:justify-single-word="false"/>
      <style:text-properties style:font-name="NewsGotT1" fo:font-size="12pt" officeooo:rsid="004ee41e" officeooo:paragraph-rsid="005c0d39" style:font-size-asian="12pt" style:font-size-complex="12pt"/>
    </style:style>
    <style:style style:name="P109" style:family="paragraph" style:parent-style-name="Standard">
      <style:paragraph-properties fo:text-align="justify" style:justify-single-word="false"/>
      <style:text-properties style:font-name="NewsGotT1" fo:font-size="12pt" officeooo:rsid="004ee41e" officeooo:paragraph-rsid="0059cd6c" style:font-size-asian="12pt" style:font-size-complex="12pt"/>
    </style:style>
    <style:style style:name="P110" style:family="paragraph" style:parent-style-name="Standard">
      <style:paragraph-properties fo:text-align="justify" style:justify-single-word="false"/>
      <style:text-properties style:font-name="NewsGotT1" fo:font-size="12pt" officeooo:rsid="0050e141" officeooo:paragraph-rsid="0050e141" style:font-size-asian="12pt" style:font-size-complex="12pt"/>
    </style:style>
    <style:style style:name="P111" style:family="paragraph" style:parent-style-name="Standard">
      <style:paragraph-properties fo:text-align="justify" style:justify-single-word="false"/>
      <style:text-properties style:font-name="NewsGotT1" fo:font-size="12pt" officeooo:rsid="00529ca5" officeooo:paragraph-rsid="00529ca5" style:font-size-asian="12pt" style:font-size-complex="12pt"/>
    </style:style>
    <style:style style:name="P112" style:family="paragraph" style:parent-style-name="Standard">
      <style:paragraph-properties fo:text-align="justify" style:justify-single-word="false"/>
      <style:text-properties style:font-name="NewsGotT1" fo:font-size="12pt" officeooo:rsid="00529ca5" officeooo:paragraph-rsid="0059bf61" style:font-size-asian="12pt" style:font-size-complex="12pt"/>
    </style:style>
    <style:style style:name="P113" style:family="paragraph" style:parent-style-name="Standard">
      <style:paragraph-properties fo:text-align="justify" style:justify-single-word="false"/>
      <style:text-properties style:font-name="NewsGotT1" fo:font-size="12pt" officeooo:rsid="00552c23" officeooo:paragraph-rsid="00569d5f" style:font-size-asian="12pt" style:font-size-complex="12pt"/>
    </style:style>
    <style:style style:name="P114" style:family="paragraph" style:parent-style-name="Standard">
      <style:paragraph-properties fo:text-align="justify" style:justify-single-word="false"/>
      <style:text-properties style:font-name="NewsGotT1" fo:font-size="12pt" officeooo:rsid="00552c23" officeooo:paragraph-rsid="0059bf61" style:font-size-asian="12pt" style:font-size-complex="12pt"/>
    </style:style>
    <style:style style:name="P115" style:family="paragraph" style:parent-style-name="Standard">
      <style:paragraph-properties fo:text-align="justify" style:justify-single-word="false"/>
      <style:text-properties style:font-name="NewsGotT1" fo:font-size="12pt" officeooo:rsid="0059bf61" officeooo:paragraph-rsid="0059bf61" style:font-size-asian="12pt" style:font-size-complex="12pt"/>
    </style:style>
    <style:style style:name="P116" style:family="paragraph" style:parent-style-name="Standard">
      <style:paragraph-properties fo:text-align="justify" style:justify-single-word="false"/>
      <style:text-properties style:font-name="NewsGotT1" fo:font-size="12pt" officeooo:rsid="0059cd6c" officeooo:paragraph-rsid="0059cd6c" style:font-size-asian="12pt" style:font-size-complex="12pt"/>
    </style:style>
    <style:style style:name="P117" style:family="paragraph" style:parent-style-name="Standard">
      <style:paragraph-properties fo:text-align="justify" style:justify-single-word="false"/>
      <style:text-properties style:font-name="NewsGotT1" fo:font-size="12pt" officeooo:rsid="0059cd6c" officeooo:paragraph-rsid="005c0d39" style:font-size-asian="12pt" style:font-size-complex="12pt"/>
    </style:style>
    <style:style style:name="P118" style:family="paragraph" style:parent-style-name="Standard">
      <style:paragraph-properties fo:text-align="justify" style:justify-single-word="false"/>
      <style:text-properties style:font-name="NewsGotT1" fo:font-size="12pt" officeooo:rsid="005c0d39" officeooo:paragraph-rsid="005c0d39" style:font-size-asian="12pt" style:font-size-complex="12pt"/>
    </style:style>
    <style:style style:name="P119" style:family="paragraph" style:parent-style-name="Standard">
      <style:paragraph-properties fo:text-align="justify" style:justify-single-word="false"/>
      <style:text-properties style:font-name="NewsGotT1" fo:font-size="12pt" officeooo:rsid="005c0d39" officeooo:paragraph-rsid="005daf60" style:font-size-asian="12pt" style:font-size-complex="12pt"/>
    </style:style>
    <style:style style:name="P120" style:family="paragraph" style:parent-style-name="Standard">
      <style:paragraph-properties fo:text-align="justify" style:justify-single-word="false"/>
      <style:text-properties style:font-name="NewsGotT1" fo:font-size="12pt" officeooo:rsid="005ed330" officeooo:paragraph-rsid="005ed330" style:font-size-asian="12pt" style:font-size-complex="12pt"/>
    </style:style>
    <style:style style:name="P121" style:family="paragraph" style:parent-style-name="Standard">
      <style:paragraph-properties fo:text-align="justify" style:justify-single-word="false"/>
      <style:text-properties style:font-name="NewsGotT1" fo:font-size="12pt" officeooo:rsid="005f5bf6" officeooo:paragraph-rsid="005f5bf6" style:font-size-asian="12pt" style:font-size-complex="12pt"/>
    </style:style>
    <style:style style:name="P122" style:family="paragraph" style:parent-style-name="Standard">
      <style:paragraph-properties fo:text-align="justify" style:justify-single-word="false"/>
      <style:text-properties style:font-name="NewsGotT1" fo:font-size="12pt" officeooo:rsid="005f9ae8" officeooo:paragraph-rsid="005f9ae8" style:font-size-asian="12pt" style:font-size-complex="12pt"/>
    </style:style>
    <style:style style:name="P123" style:family="paragraph" style:parent-style-name="Standard">
      <style:paragraph-properties fo:text-align="justify" style:justify-single-word="false"/>
      <style:text-properties style:font-name="NewsGotT1" fo:font-size="12pt" officeooo:rsid="0061be13" officeooo:paragraph-rsid="0061be13" style:font-size-asian="12pt" style:font-size-complex="12pt"/>
    </style:style>
    <style:style style:name="P124" style:family="paragraph" style:parent-style-name="Standard">
      <style:paragraph-properties fo:text-align="justify" style:justify-single-word="false"/>
      <style:text-properties style:font-name="NewsGotT1" fo:font-size="12pt" officeooo:rsid="00634aa9" officeooo:paragraph-rsid="00634aa9" style:font-size-asian="12pt" style:font-size-complex="12pt"/>
    </style:style>
    <style:style style:name="P125" style:family="paragraph" style:parent-style-name="Standard">
      <style:paragraph-properties fo:text-align="justify" style:justify-single-word="false"/>
      <style:text-properties style:font-name="NewsGotT1" fo:font-size="12pt" officeooo:rsid="00645117" officeooo:paragraph-rsid="00645117" style:font-size-asian="12pt" style:font-size-complex="12pt"/>
    </style:style>
    <style:style style:name="P126" style:family="paragraph" style:parent-style-name="Standard">
      <style:paragraph-properties fo:text-align="justify" style:justify-single-word="false"/>
      <style:text-properties style:font-name="NewsGotT1" fo:font-size="12pt" officeooo:rsid="0065545d" officeooo:paragraph-rsid="0065545d" style:font-size-asian="12pt" style:font-size-complex="12pt"/>
    </style:style>
    <style:style style:name="P127" style:family="paragraph" style:parent-style-name="Standard">
      <style:paragraph-properties fo:text-align="justify" style:justify-single-word="false"/>
      <style:text-properties style:font-name="NewsGotT1" fo:font-size="12pt" officeooo:rsid="006599cc" officeooo:paragraph-rsid="006599cc" style:font-size-asian="12pt" style:font-size-complex="12pt"/>
    </style:style>
    <style:style style:name="P128" style:family="paragraph" style:parent-style-name="Standard">
      <style:paragraph-properties fo:text-align="justify" style:justify-single-word="false"/>
      <style:text-properties style:font-name="NewsGotT1" fo:font-size="12pt" officeooo:rsid="0066a3f5" officeooo:paragraph-rsid="0066a3f5" style:font-size-asian="12pt" style:font-size-complex="12pt"/>
    </style:style>
    <style:style style:name="P129" style:family="paragraph" style:parent-style-name="Standard">
      <style:paragraph-properties fo:text-align="justify" style:justify-single-word="false"/>
      <style:text-properties style:font-name="NewsGotT1" fo:font-size="12pt" officeooo:rsid="0067e34d" officeooo:paragraph-rsid="0067e34d" style:font-size-asian="12pt" style:font-size-complex="12pt"/>
    </style:style>
    <style:style style:name="P130" style:family="paragraph" style:parent-style-name="Standard">
      <style:paragraph-properties fo:text-align="justify" style:justify-single-word="false"/>
      <style:text-properties style:font-name="NewsGotT1" fo:font-size="12pt" officeooo:rsid="0067e34d" officeooo:paragraph-rsid="00689894" style:font-size-asian="12pt" style:font-size-complex="12pt"/>
    </style:style>
    <style:style style:name="P131" style:family="paragraph" style:parent-style-name="Standard">
      <style:paragraph-properties fo:text-align="justify" style:justify-single-word="false"/>
      <style:text-properties style:font-name="NewsGotT1" fo:font-size="12pt" officeooo:rsid="0067e34d" officeooo:paragraph-rsid="00971f80" style:font-size-asian="12pt" style:font-size-complex="12pt"/>
    </style:style>
    <style:style style:name="P132" style:family="paragraph" style:parent-style-name="Standard">
      <style:paragraph-properties fo:text-align="justify" style:justify-single-word="false"/>
      <style:text-properties style:font-name="NewsGotT1" fo:font-size="12pt" officeooo:rsid="0067e34d" officeooo:paragraph-rsid="00a2e31e" style:font-size-asian="12pt" style:font-size-complex="12pt"/>
    </style:style>
    <style:style style:name="P133" style:family="paragraph" style:parent-style-name="Standard">
      <style:paragraph-properties fo:text-align="justify" style:justify-single-word="false"/>
      <style:text-properties style:font-name="NewsGotT1" fo:font-size="12pt" officeooo:rsid="0067e34d" officeooo:paragraph-rsid="00a37ee5" style:font-size-asian="12pt" style:font-size-complex="12pt"/>
    </style:style>
    <style:style style:name="P134" style:family="paragraph" style:parent-style-name="Standard">
      <style:paragraph-properties fo:text-align="justify" style:justify-single-word="false"/>
      <style:text-properties style:font-name="NewsGotT1" fo:font-size="12pt" officeooo:rsid="000094f3" officeooo:paragraph-rsid="0067e34d" style:font-size-asian="12pt" style:font-size-complex="12pt"/>
    </style:style>
    <style:style style:name="P135" style:family="paragraph" style:parent-style-name="Standard">
      <style:paragraph-properties fo:text-align="justify" style:justify-single-word="false"/>
      <style:text-properties style:font-name="NewsGotT1" fo:font-size="12pt" officeooo:rsid="000094f3" officeooo:paragraph-rsid="00689894" style:font-size-asian="12pt" style:font-size-complex="12pt"/>
    </style:style>
    <style:style style:name="P136" style:family="paragraph" style:parent-style-name="Standard">
      <style:paragraph-properties fo:text-align="justify" style:justify-single-word="false"/>
      <style:text-properties style:font-name="NewsGotT1" fo:font-size="12pt" officeooo:rsid="000094f3" officeooo:paragraph-rsid="00697301" style:font-size-asian="12pt" style:font-size-complex="12pt"/>
    </style:style>
    <style:style style:name="P137" style:family="paragraph" style:parent-style-name="Standard">
      <style:paragraph-properties fo:text-align="justify" style:justify-single-word="false"/>
      <style:text-properties style:font-name="NewsGotT1" fo:font-size="12pt" officeooo:rsid="00689894" officeooo:paragraph-rsid="00689894" style:font-size-asian="12pt" style:font-size-complex="12pt"/>
    </style:style>
    <style:style style:name="P138" style:family="paragraph" style:parent-style-name="Standard">
      <style:paragraph-properties fo:text-align="justify" style:justify-single-word="false"/>
      <style:text-properties style:font-name="NewsGotT1" fo:font-size="12pt" officeooo:rsid="00689894" officeooo:paragraph-rsid="0068e5d3" style:font-size-asian="12pt" style:font-size-complex="12pt"/>
    </style:style>
    <style:style style:name="P139" style:family="paragraph" style:parent-style-name="Standard">
      <style:paragraph-properties fo:text-align="justify" style:justify-single-word="false"/>
      <style:text-properties style:font-name="NewsGotT1" fo:font-size="12pt" officeooo:rsid="0068e5d3" officeooo:paragraph-rsid="0068e5d3" style:font-size-asian="12pt" style:font-size-complex="12pt"/>
    </style:style>
    <style:style style:name="P140" style:family="paragraph" style:parent-style-name="Standard">
      <style:paragraph-properties fo:text-align="justify" style:justify-single-word="false"/>
      <style:text-properties style:font-name="NewsGotT1" fo:font-size="12pt" officeooo:rsid="00697301" officeooo:paragraph-rsid="00697301" style:font-size-asian="12pt" style:font-size-complex="12pt"/>
    </style:style>
    <style:style style:name="P141" style:family="paragraph" style:parent-style-name="Standard">
      <style:paragraph-properties fo:text-align="justify" style:justify-single-word="false"/>
      <style:text-properties style:font-name="NewsGotT1" fo:font-size="12pt" officeooo:rsid="00697a94" officeooo:paragraph-rsid="00697a94" style:font-size-asian="12pt" style:font-size-complex="12pt"/>
    </style:style>
    <style:style style:name="P142" style:family="paragraph" style:parent-style-name="Standard">
      <style:paragraph-properties fo:text-align="justify" style:justify-single-word="false"/>
      <style:text-properties style:font-name="NewsGotT1" fo:font-size="12pt" officeooo:rsid="00697a94" officeooo:paragraph-rsid="0073037f" style:font-size-asian="12pt" style:font-size-complex="12pt"/>
    </style:style>
    <style:style style:name="P143" style:family="paragraph" style:parent-style-name="Standard">
      <style:paragraph-properties fo:text-align="justify" style:justify-single-word="false"/>
      <style:text-properties style:font-name="NewsGotT1" fo:font-size="12pt" officeooo:rsid="00697a94" officeooo:paragraph-rsid="007c4cd1" style:font-size-asian="12pt" style:font-size-complex="12pt"/>
    </style:style>
    <style:style style:name="P144" style:family="paragraph" style:parent-style-name="Standard">
      <style:paragraph-properties fo:text-align="justify" style:justify-single-word="false"/>
      <style:text-properties style:font-name="NewsGotT1" fo:font-size="12pt" officeooo:rsid="00697a94" officeooo:paragraph-rsid="00803da0" style:font-size-asian="12pt" style:font-size-complex="12pt"/>
    </style:style>
    <style:style style:name="P145" style:family="paragraph" style:parent-style-name="Standard">
      <style:paragraph-properties fo:text-align="justify" style:justify-single-word="false"/>
      <style:text-properties style:font-name="NewsGotT1" fo:font-size="12pt" officeooo:rsid="00697a94" officeooo:paragraph-rsid="008d0b4a" style:font-size-asian="12pt" style:font-size-complex="12pt"/>
    </style:style>
    <style:style style:name="P146" style:family="paragraph" style:parent-style-name="Standard">
      <style:paragraph-properties fo:text-align="justify" style:justify-single-word="false"/>
      <style:text-properties style:font-name="NewsGotT1" fo:font-size="12pt" officeooo:rsid="006e1425" officeooo:paragraph-rsid="006e5fdf" style:font-size-asian="12pt" style:font-size-complex="12pt"/>
    </style:style>
    <style:style style:name="P147" style:family="paragraph" style:parent-style-name="Standard">
      <style:paragraph-properties fo:text-align="justify" style:justify-single-word="false"/>
      <style:text-properties style:font-name="NewsGotT1" fo:font-size="12pt" officeooo:rsid="006e5fdf" officeooo:paragraph-rsid="006e5fdf" style:font-size-asian="12pt" style:font-size-complex="12pt"/>
    </style:style>
    <style:style style:name="P148" style:family="paragraph" style:parent-style-name="Standard">
      <style:paragraph-properties fo:text-align="justify" style:justify-single-word="false"/>
      <style:text-properties style:font-name="NewsGotT1" fo:font-size="12pt" officeooo:rsid="00724c13" officeooo:paragraph-rsid="00724c13" style:font-size-asian="12pt" style:font-size-complex="12pt"/>
    </style:style>
    <style:style style:name="P149" style:family="paragraph" style:parent-style-name="Standard">
      <style:paragraph-properties fo:text-align="justify" style:justify-single-word="false"/>
      <style:text-properties style:font-name="NewsGotT1" fo:font-size="12pt" officeooo:rsid="0073037f" officeooo:paragraph-rsid="0073037f" style:font-size-asian="12pt" style:font-size-complex="12pt"/>
    </style:style>
    <style:style style:name="P150" style:family="paragraph" style:parent-style-name="Standard">
      <style:paragraph-properties fo:text-align="justify" style:justify-single-word="false"/>
      <style:text-properties style:font-name="NewsGotT1" fo:font-size="12pt" officeooo:rsid="0074edfc" officeooo:paragraph-rsid="0077e289" style:font-size-asian="12pt" style:font-size-complex="12pt"/>
    </style:style>
    <style:style style:name="P151" style:family="paragraph" style:parent-style-name="Standard">
      <style:paragraph-properties fo:text-align="justify" style:justify-single-word="false"/>
      <style:text-properties style:font-name="NewsGotT1" fo:font-size="12pt" officeooo:rsid="007896c0" officeooo:paragraph-rsid="007a7db5" style:font-size-asian="12pt" style:font-size-complex="12pt"/>
    </style:style>
    <style:style style:name="P152" style:family="paragraph" style:parent-style-name="Standard">
      <style:paragraph-properties fo:text-align="justify" style:justify-single-word="false"/>
      <style:text-properties style:font-name="NewsGotT1" fo:font-size="12pt" officeooo:rsid="007a7db5" officeooo:paragraph-rsid="007a7db5" style:font-size-asian="12pt" style:font-size-complex="12pt"/>
    </style:style>
    <style:style style:name="P153" style:family="paragraph" style:parent-style-name="Standard">
      <style:paragraph-properties fo:text-align="justify" style:justify-single-word="false"/>
      <style:text-properties style:font-name="NewsGotT1" fo:font-size="12pt" officeooo:rsid="007c4cd1" officeooo:paragraph-rsid="007c4cd1" style:font-size-asian="12pt" style:font-size-complex="12pt"/>
    </style:style>
    <style:style style:name="P154" style:family="paragraph" style:parent-style-name="Standard">
      <style:paragraph-properties fo:text-align="justify" style:justify-single-word="false"/>
      <style:text-properties style:font-name="NewsGotT1" fo:font-size="12pt" officeooo:rsid="007df94d" officeooo:paragraph-rsid="007df94d" style:font-size-asian="12pt" style:font-size-complex="12pt"/>
    </style:style>
    <style:style style:name="P155" style:family="paragraph" style:parent-style-name="Standard">
      <style:paragraph-properties fo:text-align="justify" style:justify-single-word="false"/>
      <style:text-properties style:font-name="NewsGotT1" fo:font-size="12pt" officeooo:rsid="007fc80c" officeooo:paragraph-rsid="007fc80c" style:font-size-asian="12pt" style:font-size-complex="12pt"/>
    </style:style>
    <style:style style:name="P156" style:family="paragraph" style:parent-style-name="Standard">
      <style:paragraph-properties fo:text-align="justify" style:justify-single-word="false"/>
      <style:text-properties style:font-name="NewsGotT1" fo:font-size="12pt" officeooo:rsid="00803da0" officeooo:paragraph-rsid="00803da0" style:font-size-asian="12pt" style:font-size-complex="12pt"/>
    </style:style>
    <style:style style:name="P157" style:family="paragraph" style:parent-style-name="Standard">
      <style:paragraph-properties fo:text-align="justify" style:justify-single-word="false"/>
      <style:text-properties style:font-name="NewsGotT1" fo:font-size="12pt" officeooo:rsid="00803da0" officeooo:paragraph-rsid="00971f80" style:font-size-asian="12pt" style:font-size-complex="12pt"/>
    </style:style>
    <style:style style:name="P158" style:family="paragraph" style:parent-style-name="Standard">
      <style:paragraph-properties fo:text-align="justify" style:justify-single-word="false"/>
      <style:text-properties style:font-name="NewsGotT1" fo:font-size="12pt" officeooo:rsid="00803da0" officeooo:paragraph-rsid="00a2e31e" style:font-size-asian="12pt" style:font-size-complex="12pt"/>
    </style:style>
    <style:style style:name="P159" style:family="paragraph" style:parent-style-name="Standard">
      <style:paragraph-properties fo:text-align="justify" style:justify-single-word="false"/>
      <style:text-properties style:font-name="NewsGotT1" fo:font-size="12pt" officeooo:rsid="00824f46" officeooo:paragraph-rsid="00854047" style:font-size-asian="12pt" style:font-size-complex="12pt"/>
    </style:style>
    <style:style style:name="P160" style:family="paragraph" style:parent-style-name="Standard">
      <style:paragraph-properties fo:text-align="justify" style:justify-single-word="false"/>
      <style:text-properties style:font-name="NewsGotT1" fo:font-size="12pt" officeooo:rsid="00864108" officeooo:paragraph-rsid="00864108" style:font-size-asian="12pt" style:font-size-complex="12pt"/>
    </style:style>
    <style:style style:name="P161" style:family="paragraph" style:parent-style-name="Standard">
      <style:paragraph-properties fo:text-align="justify" style:justify-single-word="false"/>
      <style:text-properties style:font-name="NewsGotT1" fo:font-size="12pt" officeooo:rsid="00876b84" officeooo:paragraph-rsid="00876b84" style:font-size-asian="12pt" style:font-size-complex="12pt"/>
    </style:style>
    <style:style style:name="P162" style:family="paragraph" style:parent-style-name="Standard">
      <style:paragraph-properties fo:text-align="justify" style:justify-single-word="false"/>
      <style:text-properties style:font-name="NewsGotT1" fo:font-size="12pt" officeooo:rsid="00876b84" officeooo:paragraph-rsid="00971f80" style:font-size-asian="12pt" style:font-size-complex="12pt"/>
    </style:style>
    <style:style style:name="P163" style:family="paragraph" style:parent-style-name="Standard">
      <style:paragraph-properties fo:text-align="justify" style:justify-single-word="false"/>
      <style:text-properties style:font-name="NewsGotT1" fo:font-size="12pt" officeooo:rsid="00876b84" officeooo:paragraph-rsid="00a2e31e" style:font-size-asian="12pt" style:font-size-complex="12pt"/>
    </style:style>
    <style:style style:name="P164" style:family="paragraph" style:parent-style-name="Standard">
      <style:paragraph-properties fo:text-align="justify" style:justify-single-word="false"/>
      <style:text-properties style:font-name="NewsGotT1" fo:font-size="12pt" officeooo:rsid="00876b84" officeooo:paragraph-rsid="00a37ee5" style:font-size-asian="12pt" style:font-size-complex="12pt"/>
    </style:style>
    <style:style style:name="P165" style:family="paragraph" style:parent-style-name="Standard">
      <style:paragraph-properties fo:text-align="justify" style:justify-single-word="false"/>
      <style:text-properties style:font-name="NewsGotT1" fo:font-size="12pt" officeooo:rsid="00883ca4" officeooo:paragraph-rsid="00883ca4" style:font-size-asian="12pt" style:font-size-complex="12pt"/>
    </style:style>
    <style:style style:name="P166" style:family="paragraph" style:parent-style-name="Standard">
      <style:paragraph-properties fo:text-align="justify" style:justify-single-word="false"/>
      <style:text-properties style:font-name="NewsGotT1" fo:font-size="12pt" officeooo:rsid="008d51db" officeooo:paragraph-rsid="008d51db" style:font-size-asian="12pt" style:font-size-complex="12pt"/>
    </style:style>
    <style:style style:name="P167" style:family="paragraph" style:parent-style-name="Standard">
      <style:paragraph-properties fo:text-align="justify" style:justify-single-word="false"/>
      <style:text-properties style:font-name="NewsGotT1" fo:font-size="12pt" officeooo:rsid="008f39eb" officeooo:paragraph-rsid="008f39eb" style:font-size-asian="12pt" style:font-size-complex="12pt"/>
    </style:style>
    <style:style style:name="P168" style:family="paragraph" style:parent-style-name="Standard">
      <style:paragraph-properties fo:text-align="justify" style:justify-single-word="false"/>
      <style:text-properties style:font-name="NewsGotT1" fo:font-size="12pt" officeooo:rsid="008f39eb" officeooo:paragraph-rsid="00971f80" style:font-size-asian="12pt" style:font-size-complex="12pt"/>
    </style:style>
    <style:style style:name="P169" style:family="paragraph" style:parent-style-name="Standard">
      <style:paragraph-properties fo:text-align="justify" style:justify-single-word="false"/>
      <style:text-properties style:font-name="NewsGotT1" fo:font-size="12pt" officeooo:rsid="008f39eb" officeooo:paragraph-rsid="00a2e31e" style:font-size-asian="12pt" style:font-size-complex="12pt"/>
    </style:style>
    <style:style style:name="P170" style:family="paragraph" style:parent-style-name="Standard">
      <style:paragraph-properties fo:text-align="justify" style:justify-single-word="false"/>
      <style:text-properties style:font-name="NewsGotT1" fo:font-size="12pt" officeooo:rsid="008f39eb" officeooo:paragraph-rsid="00a37ee5" style:font-size-asian="12pt" style:font-size-complex="12pt"/>
    </style:style>
    <style:style style:name="P171" style:family="paragraph" style:parent-style-name="Standard">
      <style:paragraph-properties fo:text-align="justify" style:justify-single-word="false"/>
      <style:text-properties style:font-name="NewsGotT1" fo:font-size="12pt" officeooo:rsid="008f39eb" officeooo:paragraph-rsid="00b37ed3" style:font-size-asian="12pt" style:font-size-complex="12pt"/>
    </style:style>
    <style:style style:name="P172" style:family="paragraph" style:parent-style-name="Standard">
      <style:paragraph-properties fo:text-align="justify" style:justify-single-word="false"/>
      <style:text-properties style:font-name="NewsGotT1" fo:font-size="12pt" officeooo:rsid="008f39eb" officeooo:paragraph-rsid="00b5cd01" style:font-size-asian="12pt" style:font-size-complex="12pt"/>
    </style:style>
    <style:style style:name="P173" style:family="paragraph" style:parent-style-name="Standard">
      <style:paragraph-properties fo:text-align="justify" style:justify-single-word="false"/>
      <style:text-properties style:font-name="NewsGotT1" fo:font-size="12pt" officeooo:rsid="008f39eb" officeooo:paragraph-rsid="00b7a6ab" style:font-size-asian="12pt" style:font-size-complex="12pt"/>
    </style:style>
    <style:style style:name="P174" style:family="paragraph" style:parent-style-name="Standard">
      <style:paragraph-properties fo:text-align="justify" style:justify-single-word="false"/>
      <style:text-properties style:font-name="NewsGotT1" fo:font-size="12pt" officeooo:rsid="008f39eb" officeooo:paragraph-rsid="00fa6812" style:font-size-asian="12pt" style:font-size-complex="12pt"/>
    </style:style>
    <style:style style:name="P175" style:family="paragraph" style:parent-style-name="Standard">
      <style:paragraph-properties fo:text-align="justify" style:justify-single-word="false"/>
      <style:text-properties style:font-name="NewsGotT1" fo:font-size="12pt" officeooo:rsid="0091215f" officeooo:paragraph-rsid="0091215f" style:font-size-asian="12pt" style:font-size-complex="12pt"/>
    </style:style>
    <style:style style:name="P176" style:family="paragraph" style:parent-style-name="Standard">
      <style:paragraph-properties fo:text-align="justify" style:justify-single-word="false"/>
      <style:text-properties style:font-name="NewsGotT1" fo:font-size="12pt" officeooo:rsid="00928bde" officeooo:paragraph-rsid="00928bde" style:font-size-asian="12pt" style:font-size-complex="12pt"/>
    </style:style>
    <style:style style:name="P177" style:family="paragraph" style:parent-style-name="Standard">
      <style:paragraph-properties fo:text-align="justify" style:justify-single-word="false"/>
      <style:text-properties style:font-name="NewsGotT1" fo:font-size="12pt" officeooo:rsid="00928bde" officeooo:paragraph-rsid="0095b048" style:font-size-asian="12pt" style:font-size-complex="12pt"/>
    </style:style>
    <style:style style:name="P178" style:family="paragraph" style:parent-style-name="Standard">
      <style:paragraph-properties fo:text-align="justify" style:justify-single-word="false"/>
      <style:text-properties style:font-name="NewsGotT1" fo:font-size="12pt" officeooo:rsid="0094519a" officeooo:paragraph-rsid="0094519a" style:font-size-asian="12pt" style:font-size-complex="12pt"/>
    </style:style>
    <style:style style:name="P179" style:family="paragraph" style:parent-style-name="Standard">
      <style:paragraph-properties fo:text-align="justify" style:justify-single-word="false"/>
      <style:text-properties style:font-name="NewsGotT1" fo:font-size="12pt" officeooo:rsid="0094519a" officeooo:paragraph-rsid="009a1d7b" style:font-size-asian="12pt" style:font-size-complex="12pt"/>
    </style:style>
    <style:style style:name="P180" style:family="paragraph" style:parent-style-name="Standard">
      <style:paragraph-properties fo:text-align="justify" style:justify-single-word="false"/>
      <style:text-properties style:font-name="NewsGotT1" fo:font-size="12pt" officeooo:rsid="0095b048" officeooo:paragraph-rsid="0095b048" style:font-size-asian="12pt" style:font-size-complex="12pt"/>
    </style:style>
    <style:style style:name="P181" style:family="paragraph" style:parent-style-name="Standard">
      <style:paragraph-properties fo:text-align="justify" style:justify-single-word="false"/>
      <style:text-properties style:font-name="NewsGotT1" fo:font-size="12pt" officeooo:rsid="00971f80" officeooo:paragraph-rsid="00971f80" style:font-size-asian="12pt" style:font-size-complex="12pt"/>
    </style:style>
    <style:style style:name="P182" style:family="paragraph" style:parent-style-name="Standard">
      <style:paragraph-properties fo:text-align="justify" style:justify-single-word="false"/>
      <style:text-properties style:font-name="NewsGotT1" fo:font-size="12pt" officeooo:rsid="0097b224" officeooo:paragraph-rsid="0099a1c8" style:font-size-asian="12pt" style:font-size-complex="12pt"/>
    </style:style>
    <style:style style:name="P183" style:family="paragraph" style:parent-style-name="Standard">
      <style:paragraph-properties fo:text-align="justify" style:justify-single-word="false"/>
      <style:text-properties style:font-name="NewsGotT1" fo:font-size="12pt" officeooo:rsid="0099a1c8" officeooo:paragraph-rsid="0099a1c8" style:font-size-asian="12pt" style:font-size-complex="12pt"/>
    </style:style>
    <style:style style:name="P184" style:family="paragraph" style:parent-style-name="Standard">
      <style:paragraph-properties fo:text-align="justify" style:justify-single-word="false"/>
      <style:text-properties style:font-name="NewsGotT1" fo:font-size="12pt" officeooo:rsid="0099a1c8" officeooo:paragraph-rsid="009a1d7b" style:font-size-asian="12pt" style:font-size-complex="12pt"/>
    </style:style>
    <style:style style:name="P185" style:family="paragraph" style:parent-style-name="Standard">
      <style:paragraph-properties fo:text-align="justify" style:justify-single-word="false"/>
      <style:text-properties style:font-name="NewsGotT1" fo:font-size="12pt" officeooo:rsid="009a1d7b" officeooo:paragraph-rsid="009a1d7b" style:font-size-asian="12pt" style:font-size-complex="12pt"/>
    </style:style>
    <style:style style:name="P186" style:family="paragraph" style:parent-style-name="Standard">
      <style:paragraph-properties fo:text-align="justify" style:justify-single-word="false"/>
      <style:text-properties style:font-name="NewsGotT1" fo:font-size="12pt" officeooo:rsid="009b5da8" officeooo:paragraph-rsid="00a15fdd" style:font-size-asian="12pt" style:font-size-complex="12pt"/>
    </style:style>
    <style:style style:name="P187" style:family="paragraph" style:parent-style-name="Standard">
      <style:paragraph-properties fo:text-align="justify" style:justify-single-word="false"/>
      <style:text-properties style:font-name="NewsGotT1" fo:font-size="12pt" officeooo:rsid="009b9ef8" officeooo:paragraph-rsid="009b9ef8" style:font-size-asian="12pt" style:font-size-complex="12pt"/>
    </style:style>
    <style:style style:name="P188" style:family="paragraph" style:parent-style-name="Standard">
      <style:paragraph-properties fo:text-align="justify" style:justify-single-word="false"/>
      <style:text-properties style:font-name="NewsGotT1" fo:font-size="12pt" officeooo:rsid="009b9ef8" officeooo:paragraph-rsid="009bc663" style:font-size-asian="12pt" style:font-size-complex="12pt"/>
    </style:style>
    <style:style style:name="P189" style:family="paragraph" style:parent-style-name="Standard">
      <style:paragraph-properties fo:text-align="justify" style:justify-single-word="false"/>
      <style:text-properties style:font-name="NewsGotT1" fo:font-size="12pt" officeooo:rsid="009b9ef8" officeooo:paragraph-rsid="00a2e31e" style:font-size-asian="12pt" style:font-size-complex="12pt"/>
    </style:style>
    <style:style style:name="P190" style:family="paragraph" style:parent-style-name="Standard">
      <style:paragraph-properties fo:text-align="justify" style:justify-single-word="false"/>
      <style:text-properties style:font-name="NewsGotT1" fo:font-size="12pt" officeooo:rsid="009b9ef8" officeooo:paragraph-rsid="00a37ee5" style:font-size-asian="12pt" style:font-size-complex="12pt"/>
    </style:style>
    <style:style style:name="P191" style:family="paragraph" style:parent-style-name="Standard">
      <style:paragraph-properties fo:text-align="justify" style:justify-single-word="false"/>
      <style:text-properties style:font-name="NewsGotT1" fo:font-size="12pt" officeooo:rsid="009e8c2b" officeooo:paragraph-rsid="00a15fdd" style:font-size-asian="12pt" style:font-size-complex="12pt"/>
    </style:style>
    <style:style style:name="P192" style:family="paragraph" style:parent-style-name="Standard">
      <style:paragraph-properties fo:text-align="justify" style:justify-single-word="false"/>
      <style:text-properties style:font-name="NewsGotT1" fo:font-size="12pt" officeooo:rsid="00a2df34" officeooo:paragraph-rsid="00a2df34" style:font-size-asian="12pt" style:font-size-complex="12pt"/>
    </style:style>
    <style:style style:name="P193" style:family="paragraph" style:parent-style-name="Standard">
      <style:paragraph-properties fo:text-align="justify" style:justify-single-word="false"/>
      <style:text-properties style:font-name="NewsGotT1" fo:font-size="12pt" officeooo:rsid="00a37ee5" officeooo:paragraph-rsid="00a37ee5" style:font-size-asian="12pt" style:font-size-complex="12pt"/>
    </style:style>
    <style:style style:name="P194" style:family="paragraph" style:parent-style-name="Standard">
      <style:paragraph-properties fo:text-align="justify" style:justify-single-word="false"/>
      <style:text-properties style:font-name="NewsGotT1" fo:font-size="12pt" officeooo:rsid="00ac4720" officeooo:paragraph-rsid="00ac4720" style:font-size-asian="12pt" style:font-size-complex="12pt"/>
    </style:style>
    <style:style style:name="P195" style:family="paragraph" style:parent-style-name="Standard">
      <style:paragraph-properties fo:text-align="justify" style:justify-single-word="false"/>
      <style:text-properties style:font-name="NewsGotT1" fo:font-size="12pt" officeooo:rsid="00ac6122" officeooo:paragraph-rsid="00ac6122" style:font-size-asian="12pt" style:font-size-complex="12pt"/>
    </style:style>
    <style:style style:name="P196" style:family="paragraph" style:parent-style-name="Standard">
      <style:paragraph-properties fo:text-align="justify" style:justify-single-word="false"/>
      <style:text-properties style:font-name="NewsGotT1" fo:font-size="12pt" officeooo:rsid="00a78eb5" officeooo:paragraph-rsid="00a78eb5" style:font-size-asian="12pt" style:font-size-complex="12pt"/>
    </style:style>
    <style:style style:name="P197" style:family="paragraph" style:parent-style-name="Standard">
      <style:paragraph-properties fo:text-align="justify" style:justify-single-word="false"/>
      <style:text-properties style:font-name="NewsGotT1" fo:font-size="12pt" officeooo:rsid="00ad879e" officeooo:paragraph-rsid="00ad879e" style:font-size-asian="12pt" style:font-size-complex="12pt"/>
    </style:style>
    <style:style style:name="P198" style:family="paragraph" style:parent-style-name="Standard">
      <style:paragraph-properties fo:text-align="justify" style:justify-single-word="false"/>
      <style:text-properties style:font-name="NewsGotT1" fo:font-size="12pt" officeooo:rsid="00af5e2c" officeooo:paragraph-rsid="00af5e2c" style:font-size-asian="12pt" style:font-size-complex="12pt"/>
    </style:style>
    <style:style style:name="P199" style:family="paragraph" style:parent-style-name="Standard">
      <style:paragraph-properties fo:text-align="justify" style:justify-single-word="false"/>
      <style:text-properties style:font-name="NewsGotT1" fo:font-size="12pt" officeooo:rsid="00af9b79" officeooo:paragraph-rsid="00b099bc" style:font-size-asian="12pt" style:font-size-complex="12pt"/>
    </style:style>
    <style:style style:name="P200" style:family="paragraph" style:parent-style-name="Standard">
      <style:paragraph-properties fo:text-align="justify" style:justify-single-word="false"/>
      <style:text-properties style:font-name="NewsGotT1" fo:font-size="12pt" officeooo:rsid="00b099bc" officeooo:paragraph-rsid="00b099bc" style:font-size-asian="12pt" style:font-size-complex="12pt"/>
    </style:style>
    <style:style style:name="P201" style:family="paragraph" style:parent-style-name="Standard">
      <style:paragraph-properties fo:text-align="justify" style:justify-single-word="false"/>
      <style:text-properties style:font-name="NewsGotT1" fo:font-size="12pt" officeooo:rsid="00b21509" officeooo:paragraph-rsid="00b21509" style:font-size-asian="12pt" style:font-size-complex="12pt"/>
    </style:style>
    <style:style style:name="P202" style:family="paragraph" style:parent-style-name="Standard">
      <style:paragraph-properties fo:text-align="justify" style:justify-single-word="false"/>
      <style:text-properties style:font-name="NewsGotT1" fo:font-size="12pt" officeooo:rsid="00b21509" officeooo:paragraph-rsid="00b37ed3" style:font-size-asian="12pt" style:font-size-complex="12pt"/>
    </style:style>
    <style:style style:name="P203" style:family="paragraph" style:parent-style-name="Standard">
      <style:paragraph-properties fo:text-align="justify" style:justify-single-word="false"/>
      <style:text-properties style:font-name="NewsGotT1" fo:font-size="12pt" officeooo:rsid="00b21509" officeooo:paragraph-rsid="00b51559" style:font-size-asian="12pt" style:font-size-complex="12pt"/>
    </style:style>
    <style:style style:name="P204" style:family="paragraph" style:parent-style-name="Standard">
      <style:paragraph-properties fo:text-align="justify" style:justify-single-word="false"/>
      <style:text-properties style:font-name="NewsGotT1" fo:font-size="12pt" officeooo:rsid="00b21509" officeooo:paragraph-rsid="00b7a6ab" style:font-size-asian="12pt" style:font-size-complex="12pt"/>
    </style:style>
    <style:style style:name="P205" style:family="paragraph" style:parent-style-name="Standard">
      <style:paragraph-properties fo:text-align="justify" style:justify-single-word="false"/>
      <style:text-properties style:font-name="NewsGotT1" fo:font-size="12pt" officeooo:rsid="00b21509" officeooo:paragraph-rsid="00c6c0b5" style:font-size-asian="12pt" style:font-size-complex="12pt"/>
    </style:style>
    <style:style style:name="P206" style:family="paragraph" style:parent-style-name="Standard">
      <style:paragraph-properties fo:text-align="justify" style:justify-single-word="false"/>
      <style:text-properties style:font-name="NewsGotT1" fo:font-size="12pt" officeooo:rsid="00b21509" officeooo:paragraph-rsid="00fe67a2" style:font-size-asian="12pt" style:font-size-complex="12pt"/>
    </style:style>
    <style:style style:name="P207" style:family="paragraph" style:parent-style-name="Standard">
      <style:paragraph-properties fo:text-align="justify" style:justify-single-word="false"/>
      <style:text-properties style:font-name="NewsGotT1" fo:font-size="12pt" officeooo:rsid="00b51559" officeooo:paragraph-rsid="00b51559" style:font-size-asian="12pt" style:font-size-complex="12pt"/>
    </style:style>
    <style:style style:name="P208" style:family="paragraph" style:parent-style-name="Standard">
      <style:paragraph-properties fo:text-align="justify" style:justify-single-word="false"/>
      <style:text-properties style:font-name="NewsGotT1" fo:font-size="12pt" officeooo:rsid="00b51559" officeooo:paragraph-rsid="00b5cd01" style:font-size-asian="12pt" style:font-size-complex="12pt"/>
    </style:style>
    <style:style style:name="P209" style:family="paragraph" style:parent-style-name="Standard">
      <style:paragraph-properties fo:text-align="justify" style:justify-single-word="false"/>
      <style:text-properties style:font-name="NewsGotT1" fo:font-size="12pt" officeooo:rsid="00b51559" officeooo:paragraph-rsid="00b7a6ab" style:font-size-asian="12pt" style:font-size-complex="12pt"/>
    </style:style>
    <style:style style:name="P210" style:family="paragraph" style:parent-style-name="Standard">
      <style:paragraph-properties fo:text-align="justify" style:justify-single-word="false"/>
      <style:text-properties style:font-name="NewsGotT1" fo:font-size="12pt" officeooo:rsid="00b51559" officeooo:paragraph-rsid="00bca020" style:font-size-asian="12pt" style:font-size-complex="12pt"/>
    </style:style>
    <style:style style:name="P211" style:family="paragraph" style:parent-style-name="Standard">
      <style:paragraph-properties fo:text-align="justify" style:justify-single-word="false"/>
      <style:text-properties style:font-name="NewsGotT1" fo:font-size="12pt" officeooo:rsid="00b51559" officeooo:paragraph-rsid="00ca98fb" style:font-size-asian="12pt" style:font-size-complex="12pt"/>
    </style:style>
    <style:style style:name="P212" style:family="paragraph" style:parent-style-name="Standard">
      <style:paragraph-properties fo:text-align="justify" style:justify-single-word="false"/>
      <style:text-properties style:font-name="NewsGotT1" fo:font-size="12pt" officeooo:rsid="00b51559" officeooo:paragraph-rsid="00ceff17" style:font-size-asian="12pt" style:font-size-complex="12pt"/>
    </style:style>
    <style:style style:name="P213" style:family="paragraph" style:parent-style-name="Standard">
      <style:paragraph-properties fo:text-align="justify" style:justify-single-word="false"/>
      <style:text-properties style:font-name="NewsGotT1" fo:font-size="12pt" officeooo:rsid="00b51559" officeooo:paragraph-rsid="00e1f1f5" style:font-size-asian="12pt" style:font-size-complex="12pt"/>
    </style:style>
    <style:style style:name="P214" style:family="paragraph" style:parent-style-name="Standard">
      <style:paragraph-properties fo:text-align="justify" style:justify-single-word="false"/>
      <style:text-properties style:font-name="NewsGotT1" fo:font-size="12pt" officeooo:rsid="00b51559" officeooo:paragraph-rsid="0100743c" style:font-size-asian="12pt" style:font-size-complex="12pt"/>
    </style:style>
    <style:style style:name="P215" style:family="paragraph" style:parent-style-name="Standard">
      <style:paragraph-properties fo:text-align="justify" style:justify-single-word="false"/>
      <style:text-properties style:font-name="NewsGotT1" fo:font-size="12pt" officeooo:rsid="00b5cd01" officeooo:paragraph-rsid="00b5cd01" style:font-size-asian="12pt" style:font-size-complex="12pt"/>
    </style:style>
    <style:style style:name="P216" style:family="paragraph" style:parent-style-name="Standard">
      <style:paragraph-properties fo:text-align="justify" style:justify-single-word="false"/>
      <style:text-properties style:font-name="NewsGotT1" fo:font-size="12pt" officeooo:rsid="00b5cd01" officeooo:paragraph-rsid="00b7a6ab" style:font-size-asian="12pt" style:font-size-complex="12pt"/>
    </style:style>
    <style:style style:name="P217" style:family="paragraph" style:parent-style-name="Standard">
      <style:paragraph-properties fo:text-align="justify" style:justify-single-word="false"/>
      <style:text-properties style:font-name="NewsGotT1" fo:font-size="12pt" officeooo:rsid="00b7a6ab" officeooo:paragraph-rsid="00b7a6ab" style:font-size-asian="12pt" style:font-size-complex="12pt"/>
    </style:style>
    <style:style style:name="P218" style:family="paragraph" style:parent-style-name="Standard">
      <style:paragraph-properties fo:text-align="justify" style:justify-single-word="false"/>
      <style:text-properties style:font-name="NewsGotT1" fo:font-size="12pt" officeooo:rsid="00b8fabb" officeooo:paragraph-rsid="00b8fabb" style:font-size-asian="12pt" style:font-size-complex="12pt"/>
    </style:style>
    <style:style style:name="P219" style:family="paragraph" style:parent-style-name="Standard">
      <style:paragraph-properties fo:text-align="justify" style:justify-single-word="false"/>
      <style:text-properties style:font-name="NewsGotT1" fo:font-size="12pt" officeooo:rsid="00b8fabb" officeooo:paragraph-rsid="00babeaa" style:font-size-asian="12pt" style:font-size-complex="12pt"/>
    </style:style>
    <style:style style:name="P220" style:family="paragraph" style:parent-style-name="Standard">
      <style:paragraph-properties fo:text-align="justify" style:justify-single-word="false"/>
      <style:text-properties style:font-name="NewsGotT1" fo:font-size="12pt" officeooo:rsid="00babeaa" officeooo:paragraph-rsid="00babeaa" style:font-size-asian="12pt" style:font-size-complex="12pt"/>
    </style:style>
    <style:style style:name="P221" style:family="paragraph" style:parent-style-name="Standard">
      <style:paragraph-properties fo:text-align="justify" style:justify-single-word="false"/>
      <style:text-properties style:font-name="NewsGotT1" fo:font-size="12pt" officeooo:rsid="00bca020" officeooo:paragraph-rsid="00bca020" style:font-size-asian="12pt" style:font-size-complex="12pt"/>
    </style:style>
    <style:style style:name="P222" style:family="paragraph" style:parent-style-name="Standard">
      <style:paragraph-properties fo:text-align="justify" style:justify-single-word="false"/>
      <style:text-properties style:font-name="NewsGotT1" fo:font-size="12pt" officeooo:rsid="00bca020" officeooo:paragraph-rsid="00bd6267" style:font-size-asian="12pt" style:font-size-complex="12pt"/>
    </style:style>
    <style:style style:name="P223" style:family="paragraph" style:parent-style-name="Standard">
      <style:paragraph-properties fo:text-align="justify" style:justify-single-word="false"/>
      <style:text-properties style:font-name="NewsGotT1" fo:font-size="12pt" officeooo:rsid="00bca020" officeooo:paragraph-rsid="00ca98fb" style:font-size-asian="12pt" style:font-size-complex="12pt"/>
    </style:style>
    <style:style style:name="P224" style:family="paragraph" style:parent-style-name="Standard">
      <style:paragraph-properties fo:text-align="justify" style:justify-single-word="false"/>
      <style:text-properties style:font-name="NewsGotT1" fo:font-size="12pt" officeooo:rsid="00bca020" officeooo:paragraph-rsid="00ceff17" style:font-size-asian="12pt" style:font-size-complex="12pt"/>
    </style:style>
    <style:style style:name="P225" style:family="paragraph" style:parent-style-name="Standard">
      <style:paragraph-properties fo:text-align="justify" style:justify-single-word="false"/>
      <style:text-properties style:font-name="NewsGotT1" fo:font-size="12pt" officeooo:rsid="00bd6267" officeooo:paragraph-rsid="00bd6267" style:font-size-asian="12pt" style:font-size-complex="12pt"/>
    </style:style>
    <style:style style:name="P226" style:family="paragraph" style:parent-style-name="Standard">
      <style:paragraph-properties fo:text-align="justify" style:justify-single-word="false"/>
      <style:text-properties style:font-name="NewsGotT1" fo:font-size="12pt" officeooo:rsid="00bd6267" officeooo:paragraph-rsid="00c587ad" style:font-size-asian="12pt" style:font-size-complex="12pt"/>
    </style:style>
    <style:style style:name="P227" style:family="paragraph" style:parent-style-name="Standard">
      <style:paragraph-properties fo:text-align="justify" style:justify-single-word="false"/>
      <style:text-properties style:font-name="NewsGotT1" fo:font-size="12pt" officeooo:rsid="00c587ad" officeooo:paragraph-rsid="00c587ad" style:font-size-asian="12pt" style:font-size-complex="12pt"/>
    </style:style>
    <style:style style:name="P228" style:family="paragraph" style:parent-style-name="Standard">
      <style:paragraph-properties fo:text-align="justify" style:justify-single-word="false"/>
      <style:text-properties style:font-name="NewsGotT1" fo:font-size="12pt" officeooo:rsid="00c6c0b5" officeooo:paragraph-rsid="00c6c0b5" style:font-size-asian="12pt" style:font-size-complex="12pt"/>
    </style:style>
    <style:style style:name="P229" style:family="paragraph" style:parent-style-name="Standard">
      <style:paragraph-properties fo:text-align="justify" style:justify-single-word="false"/>
      <style:text-properties style:font-name="NewsGotT1" fo:font-size="12pt" officeooo:rsid="00c6c0b5" officeooo:paragraph-rsid="00cc012a" style:font-size-asian="12pt" style:font-size-complex="12pt"/>
    </style:style>
    <style:style style:name="P230" style:family="paragraph" style:parent-style-name="Standard">
      <style:paragraph-properties fo:text-align="justify" style:justify-single-word="false"/>
      <style:text-properties style:font-name="NewsGotT1" fo:font-size="12pt" officeooo:rsid="00c7424b" officeooo:paragraph-rsid="00c7424b" style:font-size-asian="12pt" style:font-size-complex="12pt"/>
    </style:style>
    <style:style style:name="P231" style:family="paragraph" style:parent-style-name="Standard">
      <style:paragraph-properties fo:text-align="justify" style:justify-single-word="false"/>
      <style:text-properties style:font-name="NewsGotT1" fo:font-size="12pt" officeooo:rsid="00ceff17" officeooo:paragraph-rsid="00ceff17" style:font-size-asian="12pt" style:font-size-complex="12pt"/>
    </style:style>
    <style:style style:name="P232" style:family="paragraph" style:parent-style-name="Standard">
      <style:paragraph-properties fo:text-align="justify" style:justify-single-word="false"/>
      <style:text-properties style:font-name="NewsGotT1" fo:font-size="12pt" officeooo:rsid="00d01878" officeooo:paragraph-rsid="00d01878" style:font-size-asian="12pt" style:font-size-complex="12pt"/>
    </style:style>
    <style:style style:name="P233" style:family="paragraph" style:parent-style-name="Standard">
      <style:paragraph-properties fo:text-align="justify" style:justify-single-word="false"/>
      <style:text-properties style:font-name="NewsGotT1" fo:font-size="12pt" officeooo:rsid="00d33c86" officeooo:paragraph-rsid="00d33c86" style:font-size-asian="12pt" style:font-size-complex="12pt"/>
    </style:style>
    <style:style style:name="P234" style:family="paragraph" style:parent-style-name="Standard">
      <style:paragraph-properties fo:text-align="justify" style:justify-single-word="false"/>
      <style:text-properties style:font-name="NewsGotT1" fo:font-size="12pt" officeooo:rsid="00d53709" officeooo:paragraph-rsid="00de2387" style:font-size-asian="12pt" style:font-size-complex="12pt"/>
    </style:style>
    <style:style style:name="P235" style:family="paragraph" style:parent-style-name="Standard">
      <style:paragraph-properties fo:text-align="justify" style:justify-single-word="false"/>
      <style:text-properties style:font-name="NewsGotT1" fo:font-size="12pt" officeooo:rsid="00db6f9b" officeooo:paragraph-rsid="00db6f9b" style:font-size-asian="12pt" style:font-size-complex="12pt"/>
    </style:style>
    <style:style style:name="P236" style:family="paragraph" style:parent-style-name="Standard">
      <style:paragraph-properties fo:text-align="justify" style:justify-single-word="false"/>
      <style:text-properties style:font-name="NewsGotT1" fo:font-size="12pt" officeooo:rsid="00dd74ac" officeooo:paragraph-rsid="00dd74ac" style:font-size-asian="12pt" style:font-size-complex="12pt"/>
    </style:style>
    <style:style style:name="P237" style:family="paragraph" style:parent-style-name="Standard">
      <style:paragraph-properties fo:text-align="justify" style:justify-single-word="false"/>
      <style:text-properties style:font-name="NewsGotT1" fo:font-size="12pt" officeooo:rsid="00de2387" officeooo:paragraph-rsid="00de2387" style:font-size-asian="12pt" style:font-size-complex="12pt"/>
    </style:style>
    <style:style style:name="P238" style:family="paragraph" style:parent-style-name="Standard">
      <style:paragraph-properties fo:text-align="justify" style:justify-single-word="false"/>
      <style:text-properties style:font-name="NewsGotT1" fo:font-size="12pt" officeooo:rsid="00de2387" officeooo:paragraph-rsid="00e1f1f5" style:font-size-asian="12pt" style:font-size-complex="12pt"/>
    </style:style>
    <style:style style:name="P239" style:family="paragraph" style:parent-style-name="Standard">
      <style:paragraph-properties fo:text-align="justify" style:justify-single-word="false"/>
      <style:text-properties style:font-name="NewsGotT1" fo:font-size="12pt" officeooo:rsid="00dfc6f9" officeooo:paragraph-rsid="00dfc6f9" style:font-size-asian="12pt" style:font-size-complex="12pt"/>
    </style:style>
    <style:style style:name="P240" style:family="paragraph" style:parent-style-name="Standard">
      <style:paragraph-properties fo:text-align="justify" style:justify-single-word="false"/>
      <style:text-properties style:font-name="NewsGotT1" fo:font-size="12pt" officeooo:rsid="00e14620" officeooo:paragraph-rsid="00e14620" style:font-size-asian="12pt" style:font-size-complex="12pt"/>
    </style:style>
    <style:style style:name="P241" style:family="paragraph" style:parent-style-name="Standard">
      <style:paragraph-properties fo:text-align="justify" style:justify-single-word="false"/>
      <style:text-properties style:font-name="NewsGotT1" fo:font-size="12pt" officeooo:rsid="00e1f1f5" officeooo:paragraph-rsid="00e1f1f5" style:font-size-asian="12pt" style:font-size-complex="12pt"/>
    </style:style>
    <style:style style:name="P242" style:family="paragraph" style:parent-style-name="Standard">
      <style:paragraph-properties fo:text-align="justify" style:justify-single-word="false"/>
      <style:text-properties style:font-name="NewsGotT1" fo:font-size="12pt" officeooo:rsid="00e2b098" officeooo:paragraph-rsid="00e2b098" style:font-size-asian="12pt" style:font-size-complex="12pt"/>
    </style:style>
    <style:style style:name="P243" style:family="paragraph" style:parent-style-name="Standard">
      <style:paragraph-properties fo:text-align="justify" style:justify-single-word="false"/>
      <style:text-properties style:font-name="NewsGotT1" fo:font-size="12pt" officeooo:rsid="00e3ec34" officeooo:paragraph-rsid="00e3ec34" style:font-size-asian="12pt" style:font-size-complex="12pt"/>
    </style:style>
    <style:style style:name="P244" style:family="paragraph" style:parent-style-name="Standard">
      <style:paragraph-properties fo:text-align="justify" style:justify-single-word="false"/>
      <style:text-properties style:font-name="NewsGotT1" fo:font-size="12pt" officeooo:rsid="00e51417" officeooo:paragraph-rsid="00e51417" style:font-size-asian="12pt" style:font-size-complex="12pt"/>
    </style:style>
    <style:style style:name="P245" style:family="paragraph" style:parent-style-name="Standard">
      <style:paragraph-properties fo:text-align="justify" style:justify-single-word="false"/>
      <style:text-properties style:font-name="NewsGotT1" fo:font-size="12pt" officeooo:rsid="00e830f8" officeooo:paragraph-rsid="00e830f8" style:font-size-asian="12pt" style:font-size-complex="12pt"/>
    </style:style>
    <style:style style:name="P246" style:family="paragraph" style:parent-style-name="Standard">
      <style:paragraph-properties fo:text-align="justify" style:justify-single-word="false"/>
      <style:text-properties style:font-name="NewsGotT1" fo:font-size="12pt" officeooo:rsid="00e830f8" officeooo:paragraph-rsid="00ea0269" style:font-size-asian="12pt" style:font-size-complex="12pt"/>
    </style:style>
    <style:style style:name="P247" style:family="paragraph" style:parent-style-name="Standard">
      <style:paragraph-properties fo:text-align="justify" style:justify-single-word="false"/>
      <style:text-properties style:font-name="NewsGotT1" fo:font-size="12pt" officeooo:rsid="00e830f8" officeooo:paragraph-rsid="00eedcd7" style:font-size-asian="12pt" style:font-size-complex="12pt"/>
    </style:style>
    <style:style style:name="P248" style:family="paragraph" style:parent-style-name="Standard">
      <style:paragraph-properties fo:text-align="justify" style:justify-single-word="false"/>
      <style:text-properties style:font-name="NewsGotT1" fo:font-size="12pt" officeooo:rsid="00e830f8" officeooo:paragraph-rsid="00f6528e" style:font-size-asian="12pt" style:font-size-complex="12pt"/>
    </style:style>
    <style:style style:name="P249" style:family="paragraph" style:parent-style-name="Standard">
      <style:paragraph-properties fo:text-align="justify" style:justify-single-word="false"/>
      <style:text-properties style:font-name="NewsGotT1" fo:font-size="12pt" officeooo:rsid="00ea0269" officeooo:paragraph-rsid="00ea0269" style:font-size-asian="12pt" style:font-size-complex="12pt"/>
    </style:style>
    <style:style style:name="P250" style:family="paragraph" style:parent-style-name="Standard">
      <style:paragraph-properties fo:text-align="justify" style:justify-single-word="false"/>
      <style:text-properties style:font-name="NewsGotT1" fo:font-size="12pt" officeooo:rsid="00ea0269" officeooo:paragraph-rsid="00ee85e3" style:font-size-asian="12pt" style:font-size-complex="12pt"/>
    </style:style>
    <style:style style:name="P251" style:family="paragraph" style:parent-style-name="Standard">
      <style:paragraph-properties fo:text-align="justify" style:justify-single-word="false"/>
      <style:text-properties style:font-name="NewsGotT1" fo:font-size="12pt" officeooo:rsid="00eccb71" officeooo:paragraph-rsid="00eccb71" style:font-size-asian="12pt" style:font-size-complex="12pt"/>
    </style:style>
    <style:style style:name="P252" style:family="paragraph" style:parent-style-name="Standard">
      <style:paragraph-properties fo:text-align="justify" style:justify-single-word="false"/>
      <style:text-properties style:font-name="NewsGotT1" fo:font-size="12pt" officeooo:rsid="00ee85e3" officeooo:paragraph-rsid="00ee85e3" style:font-size-asian="12pt" style:font-size-complex="12pt"/>
    </style:style>
    <style:style style:name="P253" style:family="paragraph" style:parent-style-name="Standard">
      <style:paragraph-properties fo:text-align="justify" style:justify-single-word="false"/>
      <style:text-properties style:font-name="NewsGotT1" fo:font-size="12pt" officeooo:rsid="00eedcd7" officeooo:paragraph-rsid="00eedcd7" style:font-size-asian="12pt" style:font-size-complex="12pt"/>
    </style:style>
    <style:style style:name="P254" style:family="paragraph" style:parent-style-name="Standard">
      <style:paragraph-properties fo:text-align="justify" style:justify-single-word="false"/>
      <style:text-properties style:font-name="NewsGotT1" fo:font-size="12pt" officeooo:rsid="00f0b04e" officeooo:paragraph-rsid="00f1876f" style:font-size-asian="12pt" style:font-size-complex="12pt"/>
    </style:style>
    <style:style style:name="P255" style:family="paragraph" style:parent-style-name="Standard">
      <style:paragraph-properties fo:text-align="justify" style:justify-single-word="false"/>
      <style:text-properties style:font-name="NewsGotT1" fo:font-size="12pt" officeooo:rsid="00f0b04e" officeooo:paragraph-rsid="00f35e57" style:font-size-asian="12pt" style:font-size-complex="12pt"/>
    </style:style>
    <style:style style:name="P256" style:family="paragraph" style:parent-style-name="Standard">
      <style:paragraph-properties fo:text-align="justify" style:justify-single-word="false"/>
      <style:text-properties style:font-name="NewsGotT1" fo:font-size="12pt" officeooo:rsid="00f1876f" officeooo:paragraph-rsid="00f21be9" style:font-size-asian="12pt" style:font-size-complex="12pt"/>
    </style:style>
    <style:style style:name="P257" style:family="paragraph" style:parent-style-name="Standard">
      <style:paragraph-properties fo:text-align="justify" style:justify-single-word="false"/>
      <style:text-properties style:font-name="NewsGotT1" fo:font-size="12pt" officeooo:rsid="00f35e57" officeooo:paragraph-rsid="00f35e57" style:font-size-asian="12pt" style:font-size-complex="12pt"/>
    </style:style>
    <style:style style:name="P258" style:family="paragraph" style:parent-style-name="Standard">
      <style:paragraph-properties fo:text-align="justify" style:justify-single-word="false"/>
      <style:text-properties style:font-name="NewsGotT1" fo:font-size="12pt" officeooo:rsid="00f4390e" officeooo:paragraph-rsid="00f4390e" style:font-size-asian="12pt" style:font-size-complex="12pt"/>
    </style:style>
    <style:style style:name="P259" style:family="paragraph" style:parent-style-name="Standard">
      <style:paragraph-properties fo:text-align="justify" style:justify-single-word="false"/>
      <style:text-properties style:font-name="NewsGotT1" fo:font-size="12pt" officeooo:rsid="00f608c3" officeooo:paragraph-rsid="00f608c3" style:font-size-asian="12pt" style:font-size-complex="12pt"/>
    </style:style>
    <style:style style:name="P260" style:family="paragraph" style:parent-style-name="Standard">
      <style:paragraph-properties fo:text-align="justify" style:justify-single-word="false"/>
      <style:text-properties style:font-name="NewsGotT1" fo:font-size="12pt" officeooo:rsid="00f608c3" officeooo:paragraph-rsid="00f81b53" style:font-size-asian="12pt" style:font-size-complex="12pt"/>
    </style:style>
    <style:style style:name="P261" style:family="paragraph" style:parent-style-name="Standard">
      <style:paragraph-properties fo:text-align="justify" style:justify-single-word="false"/>
      <style:text-properties style:font-name="NewsGotT1" fo:font-size="12pt" officeooo:rsid="00f6528e" officeooo:paragraph-rsid="00f6528e" style:font-size-asian="12pt" style:font-size-complex="12pt"/>
    </style:style>
    <style:style style:name="P262" style:family="paragraph" style:parent-style-name="Standard">
      <style:paragraph-properties fo:text-align="justify" style:justify-single-word="false"/>
      <style:text-properties style:font-name="NewsGotT1" fo:font-size="12pt" officeooo:rsid="00f81b53" officeooo:paragraph-rsid="00f81b53" style:font-size-asian="12pt" style:font-size-complex="12pt"/>
    </style:style>
    <style:style style:name="P263" style:family="paragraph" style:parent-style-name="Standard">
      <style:paragraph-properties fo:text-align="justify" style:justify-single-word="false"/>
      <style:text-properties style:font-name="NewsGotT1" fo:font-size="12pt" officeooo:rsid="00f81b53" officeooo:paragraph-rsid="00fa6812" style:font-size-asian="12pt" style:font-size-complex="12pt"/>
    </style:style>
    <style:style style:name="P264" style:family="paragraph" style:parent-style-name="Standard">
      <style:paragraph-properties fo:text-align="justify" style:justify-single-word="false"/>
      <style:text-properties style:font-name="NewsGotT1" fo:font-size="12pt" officeooo:rsid="00f81b53" officeooo:paragraph-rsid="0100743c" style:font-size-asian="12pt" style:font-size-complex="12pt"/>
    </style:style>
    <style:style style:name="P265" style:family="paragraph" style:parent-style-name="Standard">
      <style:paragraph-properties fo:text-align="justify" style:justify-single-word="false"/>
      <style:text-properties style:font-name="NewsGotT1" fo:font-size="12pt" officeooo:rsid="00f99877" officeooo:paragraph-rsid="00f99877" style:font-size-asian="12pt" style:font-size-complex="12pt"/>
    </style:style>
    <style:style style:name="P266" style:family="paragraph" style:parent-style-name="Standard">
      <style:paragraph-properties fo:text-align="justify" style:justify-single-word="false"/>
      <style:text-properties style:font-name="NewsGotT1" fo:font-size="12pt" officeooo:rsid="00f99877" officeooo:paragraph-rsid="00fa6812" style:font-size-asian="12pt" style:font-size-complex="12pt"/>
    </style:style>
    <style:style style:name="P267" style:family="paragraph" style:parent-style-name="Standard">
      <style:paragraph-properties fo:text-align="justify" style:justify-single-word="false"/>
      <style:text-properties style:font-name="NewsGotT1" fo:font-size="12pt" officeooo:rsid="00fa6812" officeooo:paragraph-rsid="00fa6812" style:font-size-asian="12pt" style:font-size-complex="12pt"/>
    </style:style>
    <style:style style:name="P268" style:family="paragraph" style:parent-style-name="Standard">
      <style:paragraph-properties fo:text-align="justify" style:justify-single-word="false"/>
      <style:text-properties style:font-name="NewsGotT1" fo:font-size="12pt" officeooo:rsid="00fa7cbe" officeooo:paragraph-rsid="00fa7cbe" style:font-size-asian="12pt" style:font-size-complex="12pt"/>
    </style:style>
    <style:style style:name="P269" style:family="paragraph" style:parent-style-name="Standard">
      <style:paragraph-properties fo:text-align="justify" style:justify-single-word="false"/>
      <style:text-properties style:font-name="NewsGotT1" fo:font-size="12pt" officeooo:rsid="00fa7cbe" officeooo:paragraph-rsid="00fbc66b" style:font-size-asian="12pt" style:font-size-complex="12pt"/>
    </style:style>
    <style:style style:name="P270" style:family="paragraph" style:parent-style-name="Standard">
      <style:paragraph-properties fo:text-align="justify" style:justify-single-word="false"/>
      <style:text-properties style:font-name="NewsGotT1" fo:font-size="12pt" officeooo:rsid="00fa7cbe" officeooo:paragraph-rsid="00fadbff" style:font-size-asian="12pt" style:font-size-complex="12pt"/>
    </style:style>
    <style:style style:name="P271" style:family="paragraph" style:parent-style-name="Standard">
      <style:paragraph-properties fo:text-align="justify" style:justify-single-word="false"/>
      <style:text-properties style:font-name="NewsGotT1" fo:font-size="12pt" officeooo:rsid="00fbc66b" officeooo:paragraph-rsid="00fbc66b" style:font-size-asian="12pt" style:font-size-complex="12pt"/>
    </style:style>
    <style:style style:name="P272" style:family="paragraph" style:parent-style-name="Standard">
      <style:paragraph-properties fo:text-align="justify" style:justify-single-word="false"/>
      <style:text-properties style:font-name="NewsGotT1" fo:font-size="12pt" officeooo:rsid="00fc2c8e" officeooo:paragraph-rsid="00fc2c8e" style:font-size-asian="12pt" style:font-size-complex="12pt"/>
    </style:style>
    <style:style style:name="P273" style:family="paragraph" style:parent-style-name="Standard">
      <style:paragraph-properties fo:text-align="justify" style:justify-single-word="false"/>
      <style:text-properties style:font-name="NewsGotT1" fo:font-size="12pt" officeooo:rsid="00fc895a" officeooo:paragraph-rsid="00fc895a" style:font-size-asian="12pt" style:font-size-complex="12pt"/>
    </style:style>
    <style:style style:name="P274" style:family="paragraph" style:parent-style-name="Standard">
      <style:paragraph-properties fo:text-align="justify" style:justify-single-word="false"/>
      <style:text-properties style:font-name="NewsGotT1" fo:font-size="12pt" officeooo:rsid="00fc895a" officeooo:paragraph-rsid="00ff1102" style:font-size-asian="12pt" style:font-size-complex="12pt"/>
    </style:style>
    <style:style style:name="P275" style:family="paragraph" style:parent-style-name="Standard">
      <style:paragraph-properties fo:text-align="justify" style:justify-single-word="false"/>
      <style:text-properties style:font-name="NewsGotT1" fo:font-size="12pt" officeooo:rsid="00fc895a" officeooo:paragraph-rsid="00ff4236" style:font-size-asian="12pt" style:font-size-complex="12pt"/>
    </style:style>
    <style:style style:name="P276" style:family="paragraph" style:parent-style-name="Standard">
      <style:paragraph-properties fo:text-align="justify" style:justify-single-word="false"/>
      <style:text-properties style:font-name="NewsGotT1" fo:font-size="12pt" officeooo:rsid="00fc895a" officeooo:paragraph-rsid="0100743c" style:font-size-asian="12pt" style:font-size-complex="12pt"/>
    </style:style>
    <style:style style:name="P277" style:family="paragraph" style:parent-style-name="Standard">
      <style:paragraph-properties fo:text-align="justify" style:justify-single-word="false"/>
      <style:text-properties style:font-name="NewsGotT1" fo:font-size="12pt" officeooo:rsid="00e74a3f" officeooo:paragraph-rsid="00e7467f" style:font-size-asian="12pt" style:font-size-complex="12pt"/>
    </style:style>
    <style:style style:name="P278" style:family="paragraph" style:parent-style-name="Standard">
      <style:paragraph-properties fo:text-align="justify" style:justify-single-word="false"/>
      <style:text-properties style:font-name="NewsGotT1" fo:font-size="12pt" officeooo:rsid="00fe5d7f" officeooo:paragraph-rsid="00fe5d7f" style:font-size-asian="12pt" style:font-size-complex="12pt"/>
    </style:style>
    <style:style style:name="P279" style:family="paragraph" style:parent-style-name="Standard">
      <style:paragraph-properties fo:text-align="justify" style:justify-single-word="false"/>
      <style:text-properties style:font-name="NewsGotT1" fo:font-size="12pt" officeooo:rsid="00fe67a2" officeooo:paragraph-rsid="00fe67a2" style:font-size-asian="12pt" style:font-size-complex="12pt"/>
    </style:style>
    <style:style style:name="P280" style:family="paragraph" style:parent-style-name="Standard">
      <style:paragraph-properties fo:text-align="justify" style:justify-single-word="false"/>
      <style:text-properties style:font-name="NewsGotT1" fo:font-size="12pt" officeooo:rsid="00ff1102" officeooo:paragraph-rsid="00ff1102" style:font-size-asian="12pt" style:font-size-complex="12pt"/>
    </style:style>
    <style:style style:name="P281" style:family="paragraph" style:parent-style-name="Standard">
      <style:paragraph-properties fo:text-align="justify" style:justify-single-word="false"/>
      <style:text-properties style:font-name="NewsGotT1" fo:font-size="12pt" officeooo:rsid="01003f95" officeooo:paragraph-rsid="01003f95" style:font-size-asian="12pt" style:font-size-complex="12pt"/>
    </style:style>
    <style:style style:name="P282" style:family="paragraph" style:parent-style-name="Standard">
      <style:paragraph-properties fo:text-align="justify" style:justify-single-word="false"/>
      <style:text-properties style:font-name="NewsGotT1" fo:font-size="12pt" officeooo:rsid="0100743c" officeooo:paragraph-rsid="0100743c" style:font-size-asian="12pt" style:font-size-complex="12pt"/>
    </style:style>
    <style:style style:name="P283" style:family="paragraph" style:parent-style-name="Standard">
      <style:paragraph-properties fo:text-align="justify" style:justify-single-word="false"/>
      <style:text-properties style:font-name="NewsGotT1" fo:font-size="12pt" officeooo:rsid="0100743c" officeooo:paragraph-rsid="0100c4e1" style:font-size-asian="12pt" style:font-size-complex="12pt"/>
    </style:style>
    <style:style style:name="P284" style:family="paragraph" style:parent-style-name="Standard">
      <style:paragraph-properties fo:text-align="justify" style:justify-single-word="false"/>
      <style:text-properties style:font-name="NewsGotT1" fo:font-size="12pt" officeooo:rsid="0100a3ac" officeooo:paragraph-rsid="0100a3ac" style:font-size-asian="12pt" style:font-size-complex="12pt"/>
    </style:style>
    <style:style style:name="P285" style:family="paragraph" style:parent-style-name="Standard">
      <style:paragraph-properties fo:text-align="justify" style:justify-single-word="false"/>
      <style:text-properties style:font-name="NewsGotT1" fo:font-size="12pt" officeooo:rsid="0100a3ac" officeooo:paragraph-rsid="0100c4e1" style:font-size-asian="12pt" style:font-size-complex="12pt"/>
    </style:style>
    <style:style style:name="P286" style:family="paragraph" style:parent-style-name="Standard">
      <style:paragraph-properties fo:text-align="justify" style:justify-single-word="false"/>
      <style:text-properties style:font-name="NewsGotT1" fo:font-size="12pt" officeooo:rsid="0102b0bd" officeooo:paragraph-rsid="0102b0bd" style:font-size-asian="12pt" style:font-size-complex="12pt"/>
    </style:style>
    <style:style style:name="P287" style:family="paragraph" style:parent-style-name="Standard">
      <style:paragraph-properties fo:text-align="justify" style:justify-single-word="false"/>
      <style:text-properties style:font-name="NewsGotT1" fo:font-size="12pt" officeooo:rsid="0105d23d" officeooo:paragraph-rsid="0105d23d" style:font-size-asian="12pt" style:font-size-complex="12pt"/>
    </style:style>
    <style:style style:name="P288" style:family="paragraph" style:parent-style-name="Standard">
      <style:paragraph-properties fo:text-align="justify" style:justify-single-word="false"/>
      <style:text-properties style:font-name="NewsGotT1" fo:font-size="12pt" officeooo:rsid="0105d23d" officeooo:paragraph-rsid="01074de3" style:font-size-asian="12pt" style:font-size-complex="12pt"/>
    </style:style>
    <style:style style:name="P289" style:family="paragraph" style:parent-style-name="Standard">
      <style:paragraph-properties fo:text-align="justify" style:justify-single-word="false"/>
      <style:text-properties style:font-name="NewsGotT1" fo:font-size="12pt" officeooo:rsid="0105d23d" officeooo:paragraph-rsid="010849b0" style:font-size-asian="12pt" style:font-size-complex="12pt"/>
    </style:style>
    <style:style style:name="P290" style:family="paragraph" style:parent-style-name="Standard">
      <style:paragraph-properties fo:text-align="justify" style:justify-single-word="false"/>
      <style:text-properties style:font-name="NewsGotT1" fo:font-size="12pt" officeooo:rsid="0107fd20" officeooo:paragraph-rsid="0107fd20" style:font-size-asian="12pt" style:font-size-complex="12pt"/>
    </style:style>
    <style:style style:name="P291" style:family="paragraph" style:parent-style-name="Standard">
      <style:paragraph-properties fo:text-align="justify" style:justify-single-word="false"/>
      <style:text-properties style:font-name="NewsGotT1" fo:font-size="12pt" officeooo:rsid="010849b0" officeooo:paragraph-rsid="010849b0" style:font-size-asian="12pt" style:font-size-complex="12pt"/>
    </style:style>
    <style:style style:name="P292" style:family="paragraph" style:parent-style-name="Standard">
      <style:paragraph-properties fo:text-align="justify" style:justify-single-word="false"/>
      <style:text-properties style:font-name="NewsGotT1" fo:font-size="12pt" officeooo:rsid="0100c4e1" officeooo:paragraph-rsid="0100c4e1" style:font-size-asian="12pt" style:font-size-complex="12pt"/>
    </style:style>
    <style:style style:name="P293" style:family="paragraph" style:parent-style-name="Standard">
      <style:paragraph-properties fo:text-align="justify" style:justify-single-word="false"/>
      <style:text-properties style:font-name="NewsGotT1" fo:font-size="12pt" fo:font-weight="bold" officeooo:rsid="0008b8a8" officeooo:paragraph-rsid="0008b8a8" style:font-size-asian="12pt" style:font-weight-asian="bold" style:font-size-complex="12pt" style:font-weight-complex="bold"/>
    </style:style>
    <style:style style:name="P294" style:family="paragraph" style:parent-style-name="Standard">
      <style:paragraph-properties fo:text-align="justify" style:justify-single-word="false"/>
      <style:text-properties style:font-name="NewsGotT1" fo:font-size="12pt" fo:font-weight="bold" officeooo:rsid="0008b8a8" officeooo:paragraph-rsid="00120fbb" style:font-size-asian="12pt" style:font-weight-asian="bold" style:font-size-complex="12pt" style:font-weight-complex="bold"/>
    </style:style>
    <style:style style:name="P295" style:family="paragraph" style:parent-style-name="Standard">
      <style:paragraph-properties fo:text-align="justify" style:justify-single-word="false"/>
      <style:text-properties style:font-name="NewsGotT1" fo:font-size="12pt" fo:font-weight="bold" officeooo:rsid="0008b8a8" officeooo:paragraph-rsid="00194eee" style:font-size-asian="12pt" style:font-weight-asian="bold" style:font-size-complex="12pt" style:font-weight-complex="bold"/>
    </style:style>
    <style:style style:name="P296" style:family="paragraph" style:parent-style-name="Standard">
      <style:paragraph-properties fo:text-align="justify" style:justify-single-word="false"/>
      <style:text-properties style:font-name="NewsGotT1" fo:font-size="12pt" fo:font-weight="bold" officeooo:rsid="0008b8a8" officeooo:paragraph-rsid="003ea055" style:font-size-asian="12pt" style:font-weight-asian="bold" style:font-size-complex="12pt" style:font-weight-complex="bold"/>
    </style:style>
    <style:style style:name="P297" style:family="paragraph" style:parent-style-name="Standard">
      <style:paragraph-properties fo:text-align="justify" style:justify-single-word="false"/>
      <style:text-properties style:font-name="NewsGotT1" fo:font-size="12pt" fo:font-weight="bold" officeooo:rsid="0008b8a8" officeooo:paragraph-rsid="005c0d39" style:font-size-asian="12pt" style:font-weight-asian="bold" style:font-size-complex="12pt" style:font-weight-complex="bold"/>
    </style:style>
    <style:style style:name="P298" style:family="paragraph" style:parent-style-name="Standard">
      <style:paragraph-properties fo:text-align="justify" style:justify-single-word="false"/>
      <style:text-properties style:font-name="NewsGotT1" fo:font-size="12pt" fo:font-weight="bold" officeooo:rsid="0008b8a8" officeooo:paragraph-rsid="00b51559" style:font-size-asian="12pt" style:font-weight-asian="bold" style:font-size-complex="12pt" style:font-weight-complex="bold"/>
    </style:style>
    <style:style style:name="P299" style:family="paragraph" style:parent-style-name="Standard">
      <style:paragraph-properties fo:text-align="justify" style:justify-single-word="false"/>
      <style:text-properties style:font-name="NewsGotT1" fo:font-size="12pt" fo:font-weight="bold" officeooo:rsid="0008b8a8" officeooo:paragraph-rsid="00fe5d7f" style:font-size-asian="12pt" style:font-weight-asian="bold" style:font-size-complex="12pt" style:font-weight-complex="bold"/>
    </style:style>
    <style:style style:name="P300" style:family="paragraph" style:parent-style-name="Standard">
      <style:paragraph-properties fo:text-align="justify" style:justify-single-word="false"/>
      <style:text-properties style:font-name="NewsGotT1" fo:font-size="12pt" fo:font-weight="bold" officeooo:rsid="00152113" officeooo:paragraph-rsid="00194eee" style:font-size-asian="12pt" style:font-weight-asian="bold" style:font-size-complex="12pt" style:font-weight-complex="bold"/>
    </style:style>
    <style:style style:name="P301" style:family="paragraph" style:parent-style-name="Standard">
      <style:paragraph-properties fo:text-align="justify" style:justify-single-word="false"/>
      <style:text-properties style:font-name="NewsGotT1" fo:font-size="12pt" fo:font-style="normal" officeooo:rsid="001b232b" officeooo:paragraph-rsid="001c487f" style:font-size-asian="12pt" style:font-style-asian="normal" style:font-size-complex="12pt" style:font-style-complex="normal"/>
    </style:style>
    <style:style style:name="P302" style:family="paragraph" style:parent-style-name="Standard">
      <style:paragraph-properties fo:text-align="justify" style:justify-single-word="false"/>
      <style:text-properties style:font-name="NewsGotT1" fo:font-size="12pt" fo:font-style="normal" officeooo:rsid="001c487f" officeooo:paragraph-rsid="001c487f" style:font-size-asian="12pt" style:font-style-asian="normal" style:font-size-complex="12pt" style:font-style-complex="normal"/>
    </style:style>
    <style:style style:name="P303" style:family="paragraph" style:parent-style-name="Standard">
      <style:paragraph-properties fo:text-align="justify" style:justify-single-word="false"/>
      <style:text-properties style:font-name="NewsGotT1" fo:font-size="12pt" fo:font-style="normal" officeooo:rsid="001e206e" officeooo:paragraph-rsid="001e206e" style:font-size-asian="12pt" style:font-style-asian="normal" style:font-size-complex="12pt" style:font-style-complex="normal"/>
    </style:style>
    <style:style style:name="P304" style:family="paragraph" style:parent-style-name="Standard">
      <style:paragraph-properties fo:text-align="justify" style:justify-single-word="false"/>
      <style:text-properties style:font-name="NewsGotT1" fo:font-size="12pt" officeooo:rsid="00c7424b" officeooo:paragraph-rsid="00c7424b" fo:background-color="transparent" style:font-size-asian="12pt" style:font-size-complex="12pt"/>
    </style:style>
    <style:style style:name="P305" style:family="paragraph" style:parent-style-name="Standard">
      <style:paragraph-properties fo:text-align="justify" style:justify-single-word="false"/>
      <style:text-properties style:font-name="NewsGotT1" fo:font-size="12pt" style:text-underline-style="solid" style:text-underline-width="auto" style:text-underline-color="font-color" officeooo:rsid="00ee85e3" officeooo:paragraph-rsid="00ee85e3" style:font-size-asian="12pt" style:font-size-complex="12pt"/>
    </style:style>
    <style:style style:name="P306" style:family="paragraph" style:parent-style-name="Standard">
      <style:paragraph-properties fo:text-align="justify" style:justify-single-word="false"/>
      <style:text-properties style:font-name="NewsGotT1" fo:font-size="12pt" fo:font-weight="normal" officeooo:rsid="00fe5d7f" officeooo:paragraph-rsid="00fe5d7f" style:font-size-asian="12pt" style:font-weight-asian="normal" style:font-size-complex="12pt" style:font-weight-complex="normal"/>
    </style:style>
    <style:style style:name="P307" style:family="paragraph" style:parent-style-name="Standard">
      <style:paragraph-properties fo:text-align="justify" style:justify-single-word="false"/>
      <style:text-properties fo:color="#ff0000" style:font-name="NewsGotT1" fo:font-size="12pt" fo:font-weight="bold" officeooo:rsid="0008b8a8" officeooo:paragraph-rsid="0013b09b" style:font-size-asian="12pt" style:font-weight-asian="bold" style:font-size-complex="12pt" style:font-weight-complex="bold"/>
    </style:style>
    <style:style style:name="P308" style:family="paragraph" style:parent-style-name="Standard">
      <style:paragraph-properties fo:text-align="justify" style:justify-single-word="false"/>
      <style:text-properties fo:color="#ff0000" style:font-name="NewsGotT1" fo:font-size="12pt" officeooo:rsid="0013b09b" officeooo:paragraph-rsid="0013b09b" style:font-size-asian="12pt" style:font-size-complex="12pt"/>
    </style:style>
    <style:style style:name="P309" style:family="paragraph" style:parent-style-name="Standard">
      <style:paragraph-properties fo:text-align="justify" style:justify-single-word="false"/>
      <style:text-properties fo:color="#000000" style:font-name="NewsGotT1" fo:font-size="12pt" officeooo:rsid="00569d5f" officeooo:paragraph-rsid="0058558f" style:font-size-asian="12pt" style:font-size-complex="12pt"/>
    </style:style>
    <style:style style:name="P310" style:family="paragraph" style:parent-style-name="Standard">
      <style:paragraph-properties fo:text-align="justify" style:justify-single-word="false"/>
      <style:text-properties fo:color="#000000" style:font-name="NewsGotT1" fo:font-size="12pt" officeooo:rsid="00883ca4" officeooo:paragraph-rsid="008b8ab8" style:font-size-asian="12pt" style:font-size-complex="12pt"/>
    </style:style>
    <style:style style:name="P311" style:family="paragraph" style:parent-style-name="Standard">
      <style:paragraph-properties fo:text-align="justify" style:justify-single-word="false"/>
      <style:text-properties fo:color="#000000" style:font-name="NewsGotT1" fo:font-size="12pt" officeooo:rsid="008a0b80" officeooo:paragraph-rsid="008b8ab8" style:font-size-asian="12pt" style:font-size-complex="12pt"/>
    </style:style>
    <style:style style:name="P312" style:family="paragraph" style:parent-style-name="Standard">
      <style:paragraph-properties fo:text-align="justify" style:justify-single-word="false"/>
      <style:text-properties fo:color="#000000" style:font-name="NewsGotT1" fo:font-size="12pt" officeooo:rsid="0008b8a8" officeooo:paragraph-rsid="008b8ab8" style:font-size-asian="12pt" style:font-size-complex="12pt"/>
    </style:style>
    <style:style style:name="P313" style:family="paragraph" style:parent-style-name="Standard">
      <style:paragraph-properties fo:text-align="justify" style:justify-single-word="false"/>
      <style:text-properties fo:color="#000000" style:font-name="NewsGotT1" fo:font-size="12pt" fo:font-weight="normal" officeooo:rsid="00fe5d7f" officeooo:paragraph-rsid="00fe5d7f" fo:background-color="transparent" style:font-size-asian="12pt" style:font-weight-asian="normal" style:font-size-complex="12pt" style:font-weight-complex="normal"/>
    </style:style>
    <style:style style:name="P314" style:family="paragraph" style:parent-style-name="Standard">
      <style:paragraph-properties fo:text-align="justify" style:justify-single-word="false"/>
      <style:text-properties fo:color="#000000" style:font-name="NewsGotT1" fo:font-size="12pt" fo:font-weight="normal" officeooo:rsid="00fe5d7f" officeooo:paragraph-rsid="00fe67a2" fo:background-color="transparent" style:font-size-asian="12pt" style:font-weight-asian="normal" style:font-size-complex="12pt" style:font-weight-complex="normal"/>
    </style:style>
    <style:style style:name="P315" style:family="paragraph" style:parent-style-name="Standard">
      <style:paragraph-properties fo:text-align="justify" style:justify-single-word="false" fo:break-before="page"/>
      <style:text-properties style:font-name="NewsGotT1" fo:font-size="12pt" fo:font-weight="bold" officeooo:rsid="0008b8a8" officeooo:paragraph-rsid="0008b8a8" style:font-size-asian="12pt" style:font-weight-asian="bold" style:font-size-complex="12pt" style:font-weight-complex="bold"/>
    </style:style>
    <style:style style:name="P316" style:family="paragraph" style:parent-style-name="Standard">
      <style:paragraph-properties fo:text-align="justify" style:justify-single-word="false" fo:break-before="page"/>
      <style:text-properties style:font-name="NewsGotT1" fo:font-size="12pt" fo:font-weight="bold" officeooo:rsid="0008b8a8" officeooo:paragraph-rsid="00194eee" style:font-size-asian="12pt" style:font-weight-asian="bold" style:font-size-complex="12pt" style:font-weight-complex="bold"/>
    </style:style>
    <style:style style:name="P317" style:family="paragraph" style:parent-style-name="Standard">
      <style:paragraph-properties fo:text-align="justify" style:justify-single-word="false" fo:break-before="page"/>
      <style:text-properties style:font-name="NewsGotT1" fo:font-size="12pt" fo:font-weight="bold" officeooo:rsid="0008b8a8" officeooo:paragraph-rsid="003ea055" style:font-size-asian="12pt" style:font-weight-asian="bold" style:font-size-complex="12pt" style:font-weight-complex="bold"/>
    </style:style>
    <style:style style:name="P318" style:family="paragraph" style:parent-style-name="Standard">
      <style:paragraph-properties fo:text-align="justify" style:justify-single-word="false" fo:break-before="page"/>
      <style:text-properties style:font-name="NewsGotT1" fo:font-size="12pt" fo:font-weight="bold" officeooo:rsid="0008b8a8" officeooo:paragraph-rsid="00b51559" style:font-size-asian="12pt" style:font-weight-asian="bold" style:font-size-complex="12pt" style:font-weight-complex="bold"/>
    </style:style>
    <style:style style:name="P319" style:family="paragraph" style:parent-style-name="Standard">
      <style:paragraph-properties fo:text-align="justify" style:justify-single-word="false" fo:break-before="page"/>
      <style:text-properties style:font-name="NewsGotT1" fo:font-size="12pt" officeooo:rsid="00b51559" officeooo:paragraph-rsid="00b51559" style:font-size-asian="12pt" style:font-size-complex="12pt"/>
    </style:style>
    <style:style style:name="P320" style:family="paragraph" style:parent-style-name="Standard">
      <style:paragraph-properties fo:margin-left="0cm" fo:margin-right="0cm" fo:margin-top="0cm" fo:margin-bottom="0.212cm" loext:contextual-spacing="false" fo:text-align="justify" style:justify-single-word="false" fo:orphans="3" fo:widows="3" fo:text-indent="0cm" style:auto-text-indent="false" style:shadow="none">
        <style:tab-stops/>
      </style:paragraph-properties>
      <style:text-properties style:font-name="NewsGotT1" fo:font-size="12pt" officeooo:rsid="00fe5d7f" officeooo:paragraph-rsid="00fe5d7f" style:font-size-asian="12pt" style:font-size-complex="12pt"/>
    </style:style>
    <style:style style:name="P321" style:family="paragraph" style:parent-style-name="Standard" style:list-style-name="L1">
      <style:paragraph-properties fo:text-align="justify" style:justify-single-word="false"/>
      <style:text-properties style:font-name="NewsGotT1" fo:font-size="12pt" officeooo:rsid="0008b8a8" officeooo:paragraph-rsid="0008b8a8" style:font-size-asian="12pt" style:font-size-complex="12pt"/>
    </style:style>
    <style:style style:name="P322" style:family="paragraph" style:parent-style-name="Standard" style:list-style-name="L1">
      <style:paragraph-properties fo:text-align="justify" style:justify-single-word="false"/>
      <style:text-properties style:font-name="NewsGotT1" fo:font-size="12pt" officeooo:rsid="0008b8a8" officeooo:paragraph-rsid="000c7a32" style:font-size-asian="12pt" style:font-size-complex="12pt"/>
    </style:style>
    <style:style style:name="P323" style:family="paragraph" style:parent-style-name="Standard" style:list-style-name="L5">
      <style:paragraph-properties fo:text-align="justify" style:justify-single-word="false"/>
      <style:text-properties style:font-name="NewsGotT1" fo:font-size="12pt" officeooo:rsid="0008b8a8" officeooo:paragraph-rsid="004b4023" style:font-size-asian="12pt" style:font-size-complex="12pt"/>
    </style:style>
    <style:style style:name="P324" style:family="paragraph" style:parent-style-name="Standard" style:list-style-name="L1">
      <style:paragraph-properties fo:text-align="justify" style:justify-single-word="false"/>
      <style:text-properties style:font-name="NewsGotT1" fo:font-size="12pt" officeooo:rsid="000d3699" officeooo:paragraph-rsid="000d3699" style:font-size-asian="12pt" style:font-size-complex="12pt"/>
    </style:style>
    <style:style style:name="P325" style:family="paragraph" style:parent-style-name="Standard" style:list-style-name="L1">
      <style:paragraph-properties fo:text-align="justify" style:justify-single-word="false"/>
      <style:text-properties style:font-name="NewsGotT1" fo:font-size="12pt" officeooo:rsid="000d3699" officeooo:paragraph-rsid="000da5a1" style:font-size-asian="12pt" style:font-size-complex="12pt"/>
    </style:style>
    <style:style style:name="P326" style:family="paragraph" style:parent-style-name="Standard" style:list-style-name="L1">
      <style:paragraph-properties fo:text-align="justify" style:justify-single-word="false"/>
      <style:text-properties style:font-name="NewsGotT1" fo:font-size="12pt" officeooo:rsid="000da5a1" officeooo:paragraph-rsid="000da5a1" style:font-size-asian="12pt" style:font-size-complex="12pt"/>
    </style:style>
    <style:style style:name="P327" style:family="paragraph" style:parent-style-name="Standard" style:list-style-name="L1">
      <style:paragraph-properties fo:text-align="justify" style:justify-single-word="false"/>
      <style:text-properties style:font-name="NewsGotT1" fo:font-size="12pt" officeooo:rsid="006c9768" officeooo:paragraph-rsid="006c9768" style:font-size-asian="12pt" style:font-size-complex="12pt"/>
    </style:style>
    <style:style style:name="P328" style:family="paragraph" style:parent-style-name="Standard" style:list-style-name="L2">
      <style:paragraph-properties fo:text-align="justify" style:justify-single-word="false"/>
      <style:text-properties style:font-name="NewsGotT1" fo:font-size="12pt" officeooo:rsid="00109080" officeooo:paragraph-rsid="00109080" style:font-size-asian="12pt" style:font-size-complex="12pt"/>
    </style:style>
    <style:style style:name="P329" style:family="paragraph" style:parent-style-name="Standard" style:list-style-name="L2">
      <style:paragraph-properties fo:text-align="justify" style:justify-single-word="false"/>
      <style:text-properties style:font-name="NewsGotT1" fo:font-size="12pt" officeooo:rsid="00105614" officeooo:paragraph-rsid="00105614" style:font-size-asian="12pt" style:font-size-complex="12pt"/>
    </style:style>
    <style:style style:name="P330" style:family="paragraph" style:parent-style-name="Standard" style:list-style-name="L2">
      <style:paragraph-properties fo:text-align="justify" style:justify-single-word="false"/>
      <style:text-properties style:font-name="NewsGotT1" fo:font-size="12pt" officeooo:rsid="0013b09b" officeooo:paragraph-rsid="0013b09b" style:font-size-asian="12pt" style:font-size-complex="12pt"/>
    </style:style>
    <style:style style:name="P331" style:family="paragraph" style:parent-style-name="Standard" style:list-style-name="L3">
      <style:paragraph-properties fo:text-align="justify" style:justify-single-word="false"/>
      <style:text-properties style:font-name="NewsGotT1" fo:font-size="12pt" officeooo:rsid="0013b09b" officeooo:paragraph-rsid="00194eee" style:font-size-asian="12pt" style:font-size-complex="12pt"/>
    </style:style>
    <style:style style:name="P332" style:family="paragraph" style:parent-style-name="Standard" style:list-style-name="L2">
      <style:paragraph-properties fo:text-align="justify" style:justify-single-word="false"/>
      <style:text-properties style:font-name="NewsGotT1" fo:font-size="12pt" officeooo:rsid="00120fbb" officeooo:paragraph-rsid="00120fbb" style:font-size-asian="12pt" style:font-size-complex="12pt"/>
    </style:style>
    <style:style style:name="P333" style:family="paragraph" style:parent-style-name="Standard" style:list-style-name="L3">
      <style:paragraph-properties fo:text-align="justify" style:justify-single-word="false"/>
      <style:text-properties style:font-name="NewsGotT1" fo:font-size="12pt" officeooo:rsid="001433cf" officeooo:paragraph-rsid="00194eee" style:font-size-asian="12pt" style:font-size-complex="12pt"/>
    </style:style>
    <style:style style:name="P334" style:family="paragraph" style:parent-style-name="Standard" style:list-style-name="L4">
      <style:paragraph-properties fo:text-align="justify" style:justify-single-word="false"/>
      <style:text-properties style:font-name="NewsGotT1" fo:font-size="12pt" officeooo:rsid="00455bea" officeooo:paragraph-rsid="00455bea" style:font-size-asian="12pt" style:font-size-complex="12pt"/>
    </style:style>
    <style:style style:name="P335" style:family="paragraph" style:parent-style-name="Standard" style:list-style-name="L4">
      <style:paragraph-properties fo:text-align="justify" style:justify-single-word="false"/>
      <style:text-properties style:font-name="NewsGotT1" fo:font-size="12pt" officeooo:rsid="0047fad4" officeooo:paragraph-rsid="0047fad4" style:font-size-asian="12pt" style:font-size-complex="12pt"/>
    </style:style>
    <style:style style:name="P336" style:family="paragraph" style:parent-style-name="Standard" style:list-style-name="L4">
      <style:paragraph-properties fo:text-align="justify" style:justify-single-word="false"/>
      <style:text-properties style:font-name="NewsGotT1" fo:font-size="12pt" officeooo:rsid="00431ef8" officeooo:paragraph-rsid="00431ef8" style:font-size-asian="12pt" style:font-size-complex="12pt"/>
    </style:style>
    <style:style style:name="P337" style:family="paragraph" style:parent-style-name="Standard" style:list-style-name="L6">
      <style:paragraph-properties fo:text-align="justify" style:justify-single-word="false"/>
      <style:text-properties style:font-name="NewsGotT1" fo:font-size="12pt" officeooo:rsid="004c762f" officeooo:paragraph-rsid="004c762f" style:font-size-asian="12pt" style:font-size-complex="12pt"/>
    </style:style>
    <style:style style:name="P338" style:family="paragraph" style:parent-style-name="Standard" style:list-style-name="L7">
      <style:paragraph-properties fo:text-align="justify" style:justify-single-word="false"/>
      <style:text-properties style:font-name="NewsGotT1" fo:font-size="12pt" officeooo:rsid="004e305b" officeooo:paragraph-rsid="004edf77" style:font-size-asian="12pt" style:font-size-complex="12pt"/>
    </style:style>
    <style:style style:name="P339" style:family="paragraph" style:parent-style-name="Standard" style:list-style-name="L7">
      <style:paragraph-properties fo:text-align="justify" style:justify-single-word="false"/>
      <style:text-properties style:font-name="NewsGotT1" fo:font-size="12pt" officeooo:rsid="004edf77" officeooo:paragraph-rsid="004edf77" style:font-size-asian="12pt" style:font-size-complex="12pt"/>
    </style:style>
    <style:style style:name="P340" style:family="paragraph" style:parent-style-name="Standard" style:list-style-name="L10">
      <style:paragraph-properties fo:text-align="justify" style:justify-single-word="false"/>
      <style:text-properties style:font-name="NewsGotT1" fo:font-size="12pt" officeooo:rsid="0059cd6c" officeooo:paragraph-rsid="005a5fb6" style:font-size-asian="12pt" style:font-size-complex="12pt"/>
    </style:style>
    <style:style style:name="P341" style:family="paragraph" style:parent-style-name="Standard" style:list-style-name="L10">
      <style:paragraph-properties fo:text-align="justify" style:justify-single-word="false"/>
      <style:text-properties style:font-name="NewsGotT1" fo:font-size="12pt" officeooo:rsid="005a5fb6" officeooo:paragraph-rsid="005a5fb6" style:font-size-asian="12pt" style:font-size-complex="12pt"/>
    </style:style>
    <style:style style:name="P342" style:family="paragraph" style:parent-style-name="Standard" style:list-style-name="L10">
      <style:paragraph-properties fo:text-align="justify" style:justify-single-word="false"/>
      <style:text-properties style:font-name="NewsGotT1" fo:font-size="12pt" officeooo:rsid="005a5fb6" officeooo:paragraph-rsid="005ed330" style:font-size-asian="12pt" style:font-size-complex="12pt"/>
    </style:style>
    <style:style style:name="P343" style:family="paragraph" style:parent-style-name="Standard" style:list-style-name="L10">
      <style:paragraph-properties fo:text-align="justify" style:justify-single-word="false"/>
      <style:text-properties style:font-name="NewsGotT1" fo:font-size="12pt" officeooo:rsid="005ed330" officeooo:paragraph-rsid="005ed330" style:font-size-asian="12pt" style:font-size-complex="12pt"/>
    </style:style>
    <style:style style:name="P344" style:family="paragraph" style:parent-style-name="Standard" style:list-style-name="L12">
      <style:paragraph-properties fo:text-align="justify" style:justify-single-word="false"/>
      <style:text-properties style:font-name="NewsGotT1" fo:font-size="12pt" officeooo:rsid="0060cb24" officeooo:paragraph-rsid="0060cb24" style:font-size-asian="12pt" style:font-size-complex="12pt"/>
    </style:style>
    <style:style style:name="P345" style:family="paragraph" style:parent-style-name="Standard" style:list-style-name="L12">
      <style:paragraph-properties fo:text-align="justify" style:justify-single-word="false"/>
      <style:text-properties style:font-name="NewsGotT1" fo:font-size="12pt" officeooo:rsid="0061be13" officeooo:paragraph-rsid="0061be13" style:font-size-asian="12pt" style:font-size-complex="12pt"/>
    </style:style>
    <style:style style:name="P346" style:family="paragraph" style:parent-style-name="Standard" style:list-style-name="L13">
      <style:paragraph-properties fo:text-align="justify" style:justify-single-word="false"/>
      <style:text-properties style:font-name="NewsGotT1" fo:font-size="12pt" officeooo:rsid="006e5fdf" officeooo:paragraph-rsid="006e5fdf" style:font-size-asian="12pt" style:font-size-complex="12pt"/>
    </style:style>
    <style:style style:name="P347" style:family="paragraph" style:parent-style-name="Standard" style:list-style-name="L13">
      <style:paragraph-properties fo:text-align="justify" style:justify-single-word="false"/>
      <style:text-properties style:font-name="NewsGotT1" fo:font-size="12pt" officeooo:rsid="006e5fdf" officeooo:paragraph-rsid="006c9768" style:font-size-asian="12pt" style:font-size-complex="12pt"/>
    </style:style>
    <style:style style:name="P348" style:family="paragraph" style:parent-style-name="Standard" style:list-style-name="L13">
      <style:paragraph-properties fo:text-align="justify" style:justify-single-word="false"/>
      <style:text-properties style:font-name="NewsGotT1" fo:font-size="12pt" officeooo:rsid="00724c13" officeooo:paragraph-rsid="00724c13" style:font-size-asian="12pt" style:font-size-complex="12pt"/>
    </style:style>
    <style:style style:name="P349" style:family="paragraph" style:parent-style-name="Standard" style:list-style-name="L13">
      <style:paragraph-properties fo:text-align="justify" style:justify-single-word="false"/>
      <style:text-properties style:font-name="NewsGotT1" fo:font-size="12pt" officeooo:rsid="006b481c" officeooo:paragraph-rsid="006c9768" style:font-size-asian="12pt" style:font-size-complex="12pt"/>
    </style:style>
    <style:style style:name="P350" style:family="paragraph" style:parent-style-name="Standard" style:list-style-name="L13">
      <style:paragraph-properties fo:text-align="justify" style:justify-single-word="false"/>
      <style:text-properties style:font-name="NewsGotT1" fo:font-size="12pt" officeooo:rsid="006b481c" officeooo:paragraph-rsid="00724c13" style:font-size-asian="12pt" style:font-size-complex="12pt"/>
    </style:style>
    <style:style style:name="P351" style:family="paragraph" style:parent-style-name="Standard" style:list-style-name="L13">
      <style:paragraph-properties fo:text-align="justify" style:justify-single-word="false"/>
      <style:text-properties style:font-name="NewsGotT1" fo:font-size="12pt" officeooo:rsid="00697a94" officeooo:paragraph-rsid="006fcd49" style:font-size-asian="12pt" style:font-size-complex="12pt"/>
    </style:style>
    <style:style style:name="P352" style:family="paragraph" style:parent-style-name="Standard" style:list-style-name="L13">
      <style:paragraph-properties fo:text-align="justify" style:justify-single-word="false"/>
      <style:text-properties style:font-name="NewsGotT1" fo:font-size="12pt" officeooo:rsid="006fcd49" officeooo:paragraph-rsid="006fcd49" style:font-size-asian="12pt" style:font-size-complex="12pt"/>
    </style:style>
    <style:style style:name="P353" style:family="paragraph" style:parent-style-name="Standard" style:list-style-name="L13">
      <style:paragraph-properties fo:text-align="justify" style:justify-single-word="false"/>
      <style:text-properties style:font-name="NewsGotT1" fo:font-size="12pt" officeooo:rsid="007170bc" officeooo:paragraph-rsid="007256a1" style:font-size-asian="12pt" style:font-size-complex="12pt"/>
    </style:style>
    <style:style style:name="P354" style:family="paragraph" style:parent-style-name="Standard" style:list-style-name="L13">
      <style:paragraph-properties fo:text-align="justify" style:justify-single-word="false"/>
      <style:text-properties style:font-name="NewsGotT1" fo:font-size="12pt" officeooo:rsid="007170bc" officeooo:paragraph-rsid="007170bc" style:font-size-asian="12pt" style:font-size-complex="12pt"/>
    </style:style>
    <style:style style:name="P355" style:family="paragraph" style:parent-style-name="Standard" style:list-style-name="L15">
      <style:paragraph-properties fo:text-align="justify" style:justify-single-word="false"/>
      <style:text-properties style:font-name="NewsGotT1" fo:font-size="12pt" officeooo:rsid="007c4cd1" officeooo:paragraph-rsid="007df94d" style:font-size-asian="12pt" style:font-size-complex="12pt"/>
    </style:style>
    <style:style style:name="P356" style:family="paragraph" style:parent-style-name="Standard" style:list-style-name="L15">
      <style:paragraph-properties fo:text-align="justify" style:justify-single-word="false"/>
      <style:text-properties style:font-name="NewsGotT1" fo:font-size="12pt" officeooo:rsid="007c4cd1" officeooo:paragraph-rsid="007ee850" style:font-size-asian="12pt" style:font-size-complex="12pt"/>
    </style:style>
    <style:style style:name="P357" style:family="paragraph" style:parent-style-name="Standard" style:list-style-name="L15">
      <style:paragraph-properties fo:text-align="justify" style:justify-single-word="false"/>
      <style:text-properties style:font-name="NewsGotT1" fo:font-size="12pt" officeooo:rsid="007ee850" officeooo:paragraph-rsid="007ee850" style:font-size-asian="12pt" style:font-size-complex="12pt"/>
    </style:style>
    <style:style style:name="P358" style:family="paragraph" style:parent-style-name="Standard" style:list-style-name="L16">
      <style:paragraph-properties fo:text-align="justify" style:justify-single-word="false"/>
      <style:text-properties style:font-name="NewsGotT1" fo:font-size="12pt" officeooo:rsid="00876b84" officeooo:paragraph-rsid="00876b84" style:font-size-asian="12pt" style:font-size-complex="12pt"/>
    </style:style>
    <style:style style:name="P359" style:family="paragraph" style:parent-style-name="Standard" style:list-style-name="L17">
      <style:paragraph-properties fo:text-align="justify" style:justify-single-word="false"/>
      <style:text-properties style:font-name="NewsGotT1" fo:font-size="12pt" officeooo:rsid="00babeaa" officeooo:paragraph-rsid="00babeaa" style:font-size-asian="12pt" style:font-size-complex="12pt"/>
    </style:style>
    <style:style style:name="P360" style:family="paragraph" style:parent-style-name="Standard" style:list-style-name="L17">
      <style:paragraph-properties fo:text-align="justify" style:justify-single-word="false"/>
      <style:text-properties style:font-name="NewsGotT1" fo:font-size="12pt" officeooo:rsid="00b8fabb" officeooo:paragraph-rsid="00b8fabb" style:font-size-asian="12pt" style:font-size-complex="12pt"/>
    </style:style>
    <style:style style:name="P361" style:family="paragraph" style:parent-style-name="Standard" style:list-style-name="L17">
      <style:paragraph-properties fo:text-align="justify" style:justify-single-word="false"/>
      <style:text-properties style:font-name="NewsGotT1" fo:font-size="12pt" officeooo:rsid="00bc201c" officeooo:paragraph-rsid="00bc201c" style:font-size-asian="12pt" style:font-size-complex="12pt"/>
    </style:style>
    <style:style style:name="P362" style:family="paragraph" style:parent-style-name="Standard" style:list-style-name="L18">
      <style:paragraph-properties fo:text-align="justify" style:justify-single-word="false"/>
      <style:text-properties style:font-name="NewsGotT1" fo:font-size="12pt" officeooo:rsid="00ca244f" officeooo:paragraph-rsid="00ca244f" style:font-size-asian="12pt" style:font-size-complex="12pt"/>
    </style:style>
    <style:style style:name="P363" style:family="paragraph" style:parent-style-name="Standard" style:list-style-name="L18">
      <style:paragraph-properties fo:text-align="justify" style:justify-single-word="false"/>
      <style:text-properties style:font-name="NewsGotT1" fo:font-size="12pt" officeooo:rsid="00c587ad" officeooo:paragraph-rsid="00c7424b" style:font-size-asian="12pt" style:font-size-complex="12pt"/>
    </style:style>
    <style:style style:name="P364" style:family="paragraph" style:parent-style-name="Standard" style:list-style-name="L18">
      <style:paragraph-properties fo:text-align="justify" style:justify-single-word="false"/>
      <style:text-properties style:font-name="NewsGotT1" fo:font-size="12pt" officeooo:rsid="00c587ad" officeooo:paragraph-rsid="00c6c0b5" style:font-size-asian="12pt" style:font-size-complex="12pt"/>
    </style:style>
    <style:style style:name="P365" style:family="paragraph" style:parent-style-name="Standard" style:list-style-name="L18">
      <style:paragraph-properties fo:text-align="justify" style:justify-single-word="false"/>
      <style:text-properties style:font-name="NewsGotT1" fo:font-size="12pt" officeooo:rsid="00c8a8d6" officeooo:paragraph-rsid="00c8a8d6" style:font-size-asian="12pt" style:font-size-complex="12pt"/>
    </style:style>
    <style:style style:name="P366" style:family="paragraph" style:parent-style-name="Standard" style:list-style-name="L19">
      <style:paragraph-properties fo:text-align="justify" style:justify-single-word="false"/>
      <style:text-properties style:font-name="NewsGotT1" fo:font-size="12pt" officeooo:rsid="00d9c32b" officeooo:paragraph-rsid="00db6f9b" style:font-size-asian="12pt" style:font-size-complex="12pt"/>
    </style:style>
    <style:style style:name="P367" style:family="paragraph" style:parent-style-name="Standard" style:list-style-name="L19">
      <style:paragraph-properties fo:text-align="justify" style:justify-single-word="false"/>
      <style:text-properties style:font-name="NewsGotT1" fo:font-size="12pt" officeooo:rsid="00d9c32b" officeooo:paragraph-rsid="00d9c32b" style:font-size-asian="12pt" style:font-size-complex="12pt"/>
    </style:style>
    <style:style style:name="P368" style:family="paragraph" style:parent-style-name="Standard" style:list-style-name="L19">
      <style:paragraph-properties fo:text-align="justify" style:justify-single-word="false"/>
      <style:text-properties style:font-name="NewsGotT1" fo:font-size="12pt" officeooo:rsid="00db6f9b" officeooo:paragraph-rsid="00db6f9b" style:font-size-asian="12pt" style:font-size-complex="12pt"/>
    </style:style>
    <style:style style:name="P369" style:family="paragraph" style:parent-style-name="Standard" style:list-style-name="L19">
      <style:paragraph-properties fo:text-align="justify" style:justify-single-word="false"/>
      <style:text-properties style:font-name="NewsGotT1" fo:font-size="12pt" officeooo:rsid="00dd74ac" officeooo:paragraph-rsid="00dd74ac" style:font-size-asian="12pt" style:font-size-complex="12pt"/>
    </style:style>
    <style:style style:name="P370" style:family="paragraph" style:parent-style-name="Standard" style:list-style-name="L20">
      <style:paragraph-properties fo:text-align="justify" style:justify-single-word="false"/>
      <style:text-properties style:font-name="NewsGotT1" fo:font-size="12pt" officeooo:rsid="00e1f1f5" officeooo:paragraph-rsid="00e1f1f5" style:font-size-asian="12pt" style:font-size-complex="12pt"/>
    </style:style>
    <style:style style:name="P371" style:family="paragraph" style:parent-style-name="Standard" style:list-style-name="L20">
      <style:paragraph-properties fo:text-align="justify" style:justify-single-word="false"/>
      <style:text-properties style:font-name="NewsGotT1" fo:font-size="12pt" officeooo:rsid="00dfc6f9" officeooo:paragraph-rsid="00dfc6f9" style:font-size-asian="12pt" style:font-size-complex="12pt"/>
    </style:style>
    <style:style style:name="P372" style:family="paragraph" style:parent-style-name="Standard" style:list-style-name="L20">
      <style:paragraph-properties fo:text-align="justify" style:justify-single-word="false"/>
      <style:text-properties style:font-name="NewsGotT1" fo:font-size="12pt" officeooo:rsid="00dfc6f9" officeooo:paragraph-rsid="00e1f1f5" style:font-size-asian="12pt" style:font-size-complex="12pt"/>
    </style:style>
    <style:style style:name="P373" style:family="paragraph" style:parent-style-name="Standard" style:list-style-name="L20">
      <style:paragraph-properties fo:text-align="justify" style:justify-single-word="false"/>
      <style:text-properties style:font-name="NewsGotT1" fo:font-size="12pt" officeooo:rsid="00fe5d7f" officeooo:paragraph-rsid="00fe5d7f" style:font-size-asian="12pt" style:font-size-complex="12pt"/>
    </style:style>
    <style:style style:name="P374" style:family="paragraph" style:parent-style-name="Standard" style:list-style-name="L21">
      <style:paragraph-properties fo:text-align="justify" style:justify-single-word="false"/>
      <style:text-properties style:font-name="NewsGotT1" fo:font-size="12pt" officeooo:rsid="00fbc66b" officeooo:paragraph-rsid="00fbc66b" style:font-size-asian="12pt" style:font-size-complex="12pt"/>
    </style:style>
    <style:style style:name="P375" style:family="paragraph" style:parent-style-name="Standard" style:list-style-name="L21">
      <style:paragraph-properties fo:text-align="justify" style:justify-single-word="false"/>
      <style:text-properties style:font-name="NewsGotT1" fo:font-size="12pt" officeooo:rsid="00fc2c8e" officeooo:paragraph-rsid="00fc2c8e" style:font-size-asian="12pt" style:font-size-complex="12pt"/>
    </style:style>
    <style:style style:name="P376" style:family="paragraph" style:parent-style-name="Standard" style:list-style-name="L21">
      <style:paragraph-properties fo:text-align="justify" style:justify-single-word="false"/>
      <style:text-properties style:font-name="NewsGotT1" fo:font-size="12pt" officeooo:rsid="00fa7cbe" officeooo:paragraph-rsid="00fbc66b" style:font-size-asian="12pt" style:font-size-complex="12pt"/>
    </style:style>
    <style:style style:name="P377" style:family="paragraph" style:parent-style-name="Standard" style:list-style-name="L3">
      <style:paragraph-properties fo:text-align="justify" style:justify-single-word="false"/>
      <style:text-properties fo:color="#ff0000" style:font-name="NewsGotT1" fo:font-size="12pt" officeooo:rsid="001433cf" officeooo:paragraph-rsid="00194eee" style:font-size-asian="12pt" style:font-size-complex="12pt"/>
    </style:style>
    <style:style style:name="P378" style:family="paragraph" style:parent-style-name="Standard" style:list-style-name="L14">
      <style:paragraph-properties fo:text-align="justify" style:justify-single-word="false"/>
      <style:text-properties fo:color="#ff0000" style:font-name="NewsGotT1" fo:font-size="12pt" officeooo:rsid="007170bc" officeooo:paragraph-rsid="007a7db5" style:font-size-asian="12pt" style:font-size-complex="12pt"/>
    </style:style>
    <style:style style:name="P379" style:family="paragraph" style:parent-style-name="Standard" style:list-style-name="L14">
      <style:paragraph-properties fo:text-align="justify" style:justify-single-word="false"/>
      <style:text-properties fo:color="#ff0000" style:font-name="NewsGotT1" fo:font-size="12pt" officeooo:rsid="007c4cd1" officeooo:paragraph-rsid="007c4cd1" style:font-size-asian="12pt" style:font-size-complex="12pt"/>
    </style:style>
    <style:style style:name="P380" style:family="paragraph" style:parent-style-name="Standard" style:list-style-name="L15">
      <style:paragraph-properties fo:text-align="justify" style:justify-single-word="false"/>
      <style:text-properties fo:color="#ff0000" style:font-name="NewsGotT1" fo:font-size="12pt" officeooo:rsid="007ee850" officeooo:paragraph-rsid="007ee850" style:font-size-asian="12pt" style:font-size-complex="12pt"/>
    </style:style>
    <style:style style:name="P381" style:family="paragraph" style:parent-style-name="Standard" style:list-style-name="L16">
      <style:paragraph-properties fo:text-align="justify" style:justify-single-word="false"/>
      <style:text-properties fo:color="#ff0000" style:font-name="NewsGotT1" fo:font-size="12pt" officeooo:rsid="00876b84" officeooo:paragraph-rsid="00876b84" style:font-size-asian="12pt" style:font-size-complex="12pt"/>
    </style:style>
    <style:style style:name="P382" style:family="paragraph" style:parent-style-name="Standard" style:list-style-name="L20">
      <style:paragraph-properties fo:text-align="justify" style:justify-single-word="false"/>
      <style:text-properties fo:color="#ff0000" style:font-name="NewsGotT1" fo:font-size="12pt" officeooo:rsid="00dfc6f9" officeooo:paragraph-rsid="00e1f1f5" style:font-size-asian="12pt" style:font-size-complex="12pt"/>
    </style:style>
    <style:style style:name="P383" style:family="paragraph" style:parent-style-name="Standard" style:list-style-name="L3">
      <style:paragraph-properties fo:text-align="justify" style:justify-single-word="false"/>
      <style:text-properties fo:color="#000000" style:font-name="NewsGotT1" fo:font-size="12pt" officeooo:rsid="0014ffae" officeooo:paragraph-rsid="00194eee" style:font-size-asian="12pt" style:font-size-complex="12pt"/>
    </style:style>
    <style:style style:name="P384" style:family="paragraph" style:parent-style-name="Standard" style:list-style-name="L8">
      <style:paragraph-properties fo:text-align="justify" style:justify-single-word="false"/>
      <style:text-properties fo:color="#000000" style:font-name="NewsGotT1" fo:font-size="12pt" officeooo:rsid="004ee41e" officeooo:paragraph-rsid="0050e141" style:font-size-asian="12pt" style:font-size-complex="12pt"/>
    </style:style>
    <style:style style:name="P385" style:family="paragraph" style:parent-style-name="Standard" style:list-style-name="L8">
      <style:paragraph-properties fo:text-align="justify" style:justify-single-word="false"/>
      <style:text-properties fo:color="#000000" style:font-name="NewsGotT1" fo:font-size="12pt" officeooo:rsid="004ee41e" officeooo:paragraph-rsid="00514d8d" style:font-size-asian="12pt" style:font-size-complex="12pt"/>
    </style:style>
    <style:style style:name="P386" style:family="paragraph" style:parent-style-name="Standard" style:list-style-name="L8">
      <style:paragraph-properties fo:text-align="justify" style:justify-single-word="false"/>
      <style:text-properties fo:color="#000000" style:font-name="NewsGotT1" fo:font-size="12pt" officeooo:rsid="0050e141" officeooo:paragraph-rsid="0050e141" style:font-size-asian="12pt" style:font-size-complex="12pt"/>
    </style:style>
    <style:style style:name="P387" style:family="paragraph" style:parent-style-name="Standard" style:list-style-name="L8">
      <style:paragraph-properties fo:text-align="justify" style:justify-single-word="false"/>
      <style:text-properties fo:color="#000000" style:font-name="NewsGotT1" fo:font-size="12pt" officeooo:rsid="00514d8d" officeooo:paragraph-rsid="00514d8d" style:font-size-asian="12pt" style:font-size-complex="12pt"/>
    </style:style>
    <style:style style:name="P388" style:family="paragraph" style:parent-style-name="Standard" style:list-style-name="L9">
      <style:paragraph-properties fo:text-align="justify" style:justify-single-word="false"/>
      <style:text-properties fo:color="#000000" style:font-name="NewsGotT1" fo:font-size="12pt" officeooo:rsid="0058558f" officeooo:paragraph-rsid="0058558f" style:font-size-asian="12pt" style:font-size-complex="12pt"/>
    </style:style>
    <style:style style:name="P389" style:family="paragraph" style:parent-style-name="Standard" style:list-style-name="L9">
      <style:paragraph-properties fo:text-align="justify" style:justify-single-word="false"/>
      <style:text-properties fo:color="#000000" style:font-name="NewsGotT1" fo:font-size="12pt" officeooo:rsid="00552c23" officeooo:paragraph-rsid="00552c23" style:font-size-asian="12pt" style:font-size-complex="12pt"/>
    </style:style>
    <style:style style:name="P390" style:family="paragraph" style:parent-style-name="Standard" style:list-style-name="L9">
      <style:paragraph-properties fo:text-align="justify" style:justify-single-word="false"/>
      <style:text-properties fo:color="#000000" style:font-name="NewsGotT1" fo:font-size="12pt" officeooo:rsid="00552c23" officeooo:paragraph-rsid="0058558f" style:font-size-asian="12pt" style:font-size-complex="12pt"/>
    </style:style>
    <style:style style:name="P391" style:family="paragraph" style:parent-style-name="Standard" style:list-style-name="L9">
      <style:paragraph-properties fo:text-align="justify" style:justify-single-word="false"/>
      <style:text-properties fo:color="#000000" style:font-name="NewsGotT1" fo:font-size="12pt" officeooo:rsid="0052dd57" officeooo:paragraph-rsid="0058558f" style:font-size-asian="12pt" style:font-size-complex="12pt"/>
    </style:style>
    <style:style style:name="P392" style:family="paragraph" style:parent-style-name="Standard" style:list-style-name="L14">
      <style:paragraph-properties fo:text-align="justify" style:justify-single-word="false"/>
      <style:text-properties fo:color="#000000" style:font-name="NewsGotT1" fo:font-size="12pt" officeooo:rsid="007170bc" officeooo:paragraph-rsid="007a7db5" style:font-size-asian="12pt" style:font-size-complex="12pt"/>
    </style:style>
    <style:style style:name="P393" style:family="paragraph" style:parent-style-name="Standard" style:list-style-name="L5">
      <style:paragraph-properties fo:text-align="justify" style:justify-single-word="false"/>
      <style:text-properties officeooo:paragraph-rsid="004a6249"/>
    </style:style>
    <style:style style:name="P394" style:family="paragraph" style:parent-style-name="Standard" style:list-style-name="L11">
      <style:paragraph-properties fo:text-align="justify" style:justify-single-word="false"/>
      <style:text-properties officeooo:paragraph-rsid="005ed330"/>
    </style:style>
    <style:style style:name="P395" style:family="paragraph" style:parent-style-name="Standard" style:list-style-name="L5">
      <style:paragraph-properties fo:text-align="justify" style:justify-single-word="false"/>
      <style:text-properties officeooo:rsid="004a6249" officeooo:paragraph-rsid="004b4023"/>
    </style:style>
    <style:style style:name="T1" style:family="text">
      <style:text-properties officeooo:rsid="000a23b0"/>
    </style:style>
    <style:style style:name="T2" style:family="text">
      <style:text-properties officeooo:rsid="000b4252"/>
    </style:style>
    <style:style style:name="T3" style:family="text">
      <style:text-properties officeooo:rsid="000c7a32"/>
    </style:style>
    <style:style style:name="T4" style:family="text">
      <style:text-properties officeooo:rsid="000d3699"/>
    </style:style>
    <style:style style:name="T5" style:family="text">
      <style:text-properties officeooo:rsid="000e7a8a"/>
    </style:style>
    <style:style style:name="T6" style:family="text">
      <style:text-properties officeooo:rsid="00105614"/>
    </style:style>
    <style:style style:name="T7" style:family="text">
      <style:text-properties officeooo:rsid="00109080"/>
    </style:style>
    <style:style style:name="T8" style:family="text">
      <style:text-properties officeooo:rsid="00120fbb"/>
    </style:style>
    <style:style style:name="T9" style:family="text">
      <style:text-properties officeooo:rsid="0013f091"/>
    </style:style>
    <style:style style:name="T10" style:family="text">
      <style:text-properties officeooo:rsid="001433cf"/>
    </style:style>
    <style:style style:name="T11" style:family="text">
      <style:text-properties officeooo:rsid="0014ffae"/>
    </style:style>
    <style:style style:name="T12" style:family="text">
      <style:text-properties officeooo:rsid="00152113"/>
    </style:style>
    <style:style style:name="T13" style:family="text">
      <style:text-properties officeooo:rsid="00194eee"/>
    </style:style>
    <style:style style:name="T14" style:family="text">
      <style:text-properties fo:color="#ff0000" fo:font-weight="bold" style:font-weight-asian="bold" style:font-weight-complex="bold"/>
    </style:style>
    <style:style style:name="T15" style:family="text">
      <style:text-properties fo:color="#ff0000" officeooo:rsid="004e305b"/>
    </style:style>
    <style:style style:name="T16" style:family="text">
      <style:text-properties officeooo:rsid="001c487f"/>
    </style:style>
    <style:style style:name="T17" style:family="text">
      <style:text-properties officeooo:rsid="001e206e"/>
    </style:style>
    <style:style style:name="T18" style:family="text">
      <style:text-properties fo:font-style="normal" style:font-style-asian="normal" style:font-style-complex="normal"/>
    </style:style>
    <style:style style:name="T19" style:family="text">
      <style:text-properties fo:font-style="normal" officeooo:rsid="001ed50c" style:font-style-asian="normal" style:font-style-complex="normal"/>
    </style:style>
    <style:style style:name="T20" style:family="text">
      <style:text-properties officeooo:rsid="001ed50c"/>
    </style:style>
    <style:style style:name="T21" style:family="text">
      <style:text-properties officeooo:rsid="001f8802"/>
    </style:style>
    <style:style style:name="T22" style:family="text">
      <style:text-properties officeooo:rsid="00218cbf"/>
    </style:style>
    <style:style style:name="T23" style:family="text">
      <style:text-properties officeooo:rsid="002581ad"/>
    </style:style>
    <style:style style:name="T24" style:family="text">
      <style:text-properties officeooo:rsid="0025cbd3"/>
    </style:style>
    <style:style style:name="T25" style:family="text">
      <style:text-properties officeooo:rsid="0026ed50"/>
    </style:style>
    <style:style style:name="T26" style:family="text">
      <style:text-properties officeooo:rsid="002be4b7"/>
    </style:style>
    <style:style style:name="T27" style:family="text">
      <style:text-properties officeooo:rsid="002dbd1a"/>
    </style:style>
    <style:style style:name="T28" style:family="text">
      <style:text-properties officeooo:rsid="00321e1b"/>
    </style:style>
    <style:style style:name="T29" style:family="text">
      <style:text-properties officeooo:rsid="0035208f"/>
    </style:style>
    <style:style style:name="T30" style:family="text">
      <style:text-properties officeooo:rsid="003697e2"/>
    </style:style>
    <style:style style:name="T31" style:family="text">
      <style:text-properties officeooo:rsid="00388f41"/>
    </style:style>
    <style:style style:name="T32" style:family="text">
      <style:text-properties officeooo:rsid="003d0226"/>
    </style:style>
    <style:style style:name="T33" style:family="text">
      <style:text-properties officeooo:rsid="003ea055"/>
    </style:style>
    <style:style style:name="T34" style:family="text">
      <style:text-properties officeooo:rsid="003f8dac"/>
    </style:style>
    <style:style style:name="T35" style:family="text">
      <style:text-properties officeooo:rsid="004035d3"/>
    </style:style>
    <style:style style:name="T36" style:family="text">
      <style:text-properties officeooo:rsid="00416d74"/>
    </style:style>
    <style:style style:name="T37" style:family="text">
      <style:text-properties officeooo:rsid="00455bea"/>
    </style:style>
    <style:style style:name="T38" style:family="text">
      <style:text-properties officeooo:rsid="0048a52e"/>
    </style:style>
    <style:style style:name="T39" style:family="text">
      <style:text-properties officeooo:rsid="0049640b"/>
    </style:style>
    <style:style style:name="T40" style:family="text">
      <style:text-properties officeooo:rsid="004a6249"/>
    </style:style>
    <style:style style:name="T41" style:family="text">
      <style:text-properties style:font-name="NewsGotT1" fo:font-size="12pt" style:font-size-asian="12pt" style:font-size-complex="12pt"/>
    </style:style>
    <style:style style:name="T42" style:family="text">
      <style:text-properties style:font-name="NewsGotT1" fo:font-size="12pt" officeooo:rsid="004a6249" style:font-size-asian="12pt" style:font-size-complex="12pt"/>
    </style:style>
    <style:style style:name="T43" style:family="text">
      <style:text-properties style:font-name="NewsGotT1" fo:font-size="12pt" officeooo:rsid="004b4023" style:font-size-asian="12pt" style:font-size-complex="12pt"/>
    </style:style>
    <style:style style:name="T44" style:family="text">
      <style:text-properties style:font-name="NewsGotT1" fo:font-size="12pt" officeooo:rsid="0048a52e" style:font-size-asian="12pt" style:font-size-complex="12pt"/>
    </style:style>
    <style:style style:name="T45" style:family="text">
      <style:text-properties style:font-name="NewsGotT1" fo:font-size="12pt" officeooo:rsid="005ed330" style:font-size-asian="12pt" style:font-size-complex="12pt"/>
    </style:style>
    <style:style style:name="T46" style:family="text">
      <style:text-properties style:font-name="NewsGotT1" fo:font-size="12pt" officeooo:rsid="005c0d39" style:font-size-asian="12pt" style:font-size-complex="12pt"/>
    </style:style>
    <style:style style:name="T47" style:family="text">
      <style:text-properties style:font-name="NewsGotT1" fo:font-size="12pt" officeooo:rsid="00864108" style:font-size-asian="12pt" style:font-size-complex="12pt"/>
    </style:style>
    <style:style style:name="T48" style:family="text">
      <style:text-properties officeooo:rsid="004b4023"/>
    </style:style>
    <style:style style:name="T49" style:family="text">
      <style:text-properties style:text-line-through-style="solid" style:text-line-through-type="single"/>
    </style:style>
    <style:style style:name="T50" style:family="text">
      <style:text-properties officeooo:rsid="004edf77"/>
    </style:style>
    <style:style style:name="T51" style:family="text">
      <style:text-properties officeooo:rsid="004ee41e"/>
    </style:style>
    <style:style style:name="T52" style:family="text">
      <style:text-properties officeooo:rsid="0050e141"/>
    </style:style>
    <style:style style:name="T53" style:family="text">
      <style:text-properties officeooo:rsid="00514d8d"/>
    </style:style>
    <style:style style:name="T54" style:family="text">
      <style:text-properties officeooo:rsid="00529ca5"/>
    </style:style>
    <style:style style:name="T55" style:family="text">
      <style:text-properties officeooo:rsid="00569d5f"/>
    </style:style>
    <style:style style:name="T56" style:family="text">
      <style:text-properties officeooo:rsid="0058558f"/>
    </style:style>
    <style:style style:name="T57" style:family="text">
      <style:text-properties fo:color="#000000" officeooo:rsid="00569d5f"/>
    </style:style>
    <style:style style:name="T58" style:family="text">
      <style:text-properties fo:color="#000000" officeooo:rsid="0058558f"/>
    </style:style>
    <style:style style:name="T59" style:family="text">
      <style:text-properties fo:color="#000000" officeooo:rsid="0059bf61"/>
    </style:style>
    <style:style style:name="T60" style:family="text">
      <style:text-properties fo:color="#000000" fo:background-color="transparent" loext:char-shading-value="0"/>
    </style:style>
    <style:style style:name="T61" style:family="text">
      <style:text-properties fo:color="#000000" officeooo:rsid="00fe67a2" fo:background-color="transparent" loext:char-shading-value="0"/>
    </style:style>
    <style:style style:name="T62" style:family="text">
      <style:text-properties officeooo:rsid="0059bf61"/>
    </style:style>
    <style:style style:name="T63" style:family="text">
      <style:text-properties officeooo:rsid="0059cd6c"/>
    </style:style>
    <style:style style:name="T64" style:family="text">
      <style:text-properties officeooo:rsid="005a5fb6"/>
    </style:style>
    <style:style style:name="T65" style:family="text">
      <style:text-properties officeooo:rsid="005c0d39"/>
    </style:style>
    <style:style style:name="T66" style:family="text">
      <style:text-properties officeooo:rsid="005daf60"/>
    </style:style>
    <style:style style:name="T67" style:family="text">
      <style:text-properties officeooo:rsid="0060cb24"/>
    </style:style>
    <style:style style:name="T68" style:family="text">
      <style:text-properties officeooo:rsid="0061be13"/>
    </style:style>
    <style:style style:name="T69" style:family="text">
      <style:text-properties officeooo:rsid="0065545d"/>
    </style:style>
    <style:style style:name="T70" style:family="text">
      <style:text-properties officeooo:rsid="006599cc"/>
    </style:style>
    <style:style style:name="T71" style:family="text">
      <style:text-properties officeooo:rsid="0068e5d3"/>
    </style:style>
    <style:style style:name="T72" style:family="text">
      <style:text-properties officeooo:rsid="00697a94"/>
    </style:style>
    <style:style style:name="T73" style:family="text">
      <style:text-properties officeooo:rsid="006b481c"/>
    </style:style>
    <style:style style:name="T74" style:family="text">
      <style:text-properties officeooo:rsid="006c9768"/>
    </style:style>
    <style:style style:name="T75" style:family="text">
      <style:text-properties fo:font-style="italic" style:font-style-asian="italic" style:font-style-complex="italic"/>
    </style:style>
    <style:style style:name="T76" style:family="text">
      <style:text-properties fo:font-style="italic" officeooo:rsid="00c7424b" style:font-style-asian="italic" style:font-style-complex="italic"/>
    </style:style>
    <style:style style:name="T77" style:family="text">
      <style:text-properties fo:font-style="italic" officeooo:rsid="00c8a8d6" style:font-style-asian="italic" style:font-style-complex="italic"/>
    </style:style>
    <style:style style:name="T78" style:family="text">
      <style:text-properties officeooo:rsid="006e5fdf"/>
    </style:style>
    <style:style style:name="T79" style:family="text">
      <style:text-properties officeooo:rsid="006fcd49"/>
    </style:style>
    <style:style style:name="T80" style:family="text">
      <style:text-properties officeooo:rsid="00724c13"/>
    </style:style>
    <style:style style:name="T81" style:family="text">
      <style:text-properties officeooo:rsid="007256a1"/>
    </style:style>
    <style:style style:name="T82" style:family="text">
      <style:text-properties officeooo:rsid="00769df2"/>
    </style:style>
    <style:style style:name="T83" style:family="text">
      <style:text-properties officeooo:rsid="0077e289"/>
    </style:style>
    <style:style style:name="T84" style:family="text">
      <style:text-properties officeooo:rsid="007a7db5"/>
    </style:style>
    <style:style style:name="T85" style:family="text">
      <style:text-properties officeooo:rsid="007c4cd1"/>
    </style:style>
    <style:style style:name="T86" style:family="text">
      <style:text-properties officeooo:rsid="007c6b9c"/>
    </style:style>
    <style:style style:name="T87" style:family="text">
      <style:text-properties officeooo:rsid="007ee850"/>
    </style:style>
    <style:style style:name="T88" style:family="text">
      <style:text-properties officeooo:rsid="00843915"/>
    </style:style>
    <style:style style:name="T89" style:family="text">
      <style:text-properties officeooo:rsid="00864108"/>
    </style:style>
    <style:style style:name="T90" style:family="text">
      <style:text-properties officeooo:rsid="008a0b80"/>
    </style:style>
    <style:style style:name="T91" style:family="text">
      <style:text-properties officeooo:rsid="008b8ab8"/>
    </style:style>
    <style:style style:name="T92" style:family="text">
      <style:text-properties officeooo:rsid="00928bde"/>
    </style:style>
    <style:style style:name="T93" style:family="text">
      <style:text-properties officeooo:rsid="0094519a"/>
    </style:style>
    <style:style style:name="T94" style:family="text">
      <style:text-properties officeooo:rsid="0095b048"/>
    </style:style>
    <style:style style:name="T95" style:family="text">
      <style:text-properties officeooo:rsid="00968493"/>
    </style:style>
    <style:style style:name="T96" style:family="text">
      <style:text-properties officeooo:rsid="0099a1c8"/>
    </style:style>
    <style:style style:name="T97" style:family="text">
      <style:text-properties officeooo:rsid="009a1d7b"/>
    </style:style>
    <style:style style:name="T98" style:family="text">
      <style:text-properties fo:font-weight="bold" officeooo:rsid="0008b8a8" style:font-weight-asian="bold" style:font-weight-complex="bold"/>
    </style:style>
    <style:style style:name="T99" style:family="text">
      <style:text-properties officeooo:rsid="009b5da8"/>
    </style:style>
    <style:style style:name="T100" style:family="text">
      <style:text-properties officeooo:rsid="009b9ef8"/>
    </style:style>
    <style:style style:name="T101" style:family="text">
      <style:text-properties officeooo:rsid="009fa5eb"/>
    </style:style>
    <style:style style:name="T102" style:family="text">
      <style:text-properties officeooo:rsid="00a0072d"/>
    </style:style>
    <style:style style:name="T103" style:family="text">
      <style:text-properties officeooo:rsid="00a2e31e"/>
    </style:style>
    <style:style style:name="T104" style:family="text">
      <style:text-properties officeooo:rsid="00ac6122"/>
    </style:style>
    <style:style style:name="T105" style:family="text">
      <style:text-properties officeooo:rsid="00a6ff0e"/>
    </style:style>
    <style:style style:name="T106" style:family="text">
      <style:text-properties officeooo:rsid="00ad879e"/>
    </style:style>
    <style:style style:name="T107" style:family="text">
      <style:text-properties officeooo:rsid="00b099bc"/>
    </style:style>
    <style:style style:name="T108" style:family="text">
      <style:text-properties officeooo:rsid="00b0ce68"/>
    </style:style>
    <style:style style:name="T109" style:family="text">
      <style:text-properties officeooo:rsid="00b37ed3"/>
    </style:style>
    <style:style style:name="T110" style:family="text">
      <style:text-properties officeooo:rsid="00b5cd01"/>
    </style:style>
    <style:style style:name="T111" style:family="text">
      <style:text-properties officeooo:rsid="00babeaa"/>
    </style:style>
    <style:style style:name="T112" style:family="text">
      <style:text-properties officeooo:rsid="00bc201c"/>
    </style:style>
    <style:style style:name="T113" style:family="text">
      <style:text-properties officeooo:rsid="00bd6267"/>
    </style:style>
    <style:style style:name="T114" style:family="text">
      <style:text-properties officeooo:rsid="00be4f16"/>
    </style:style>
    <style:style style:name="T115" style:family="text">
      <style:text-properties officeooo:rsid="00be930f"/>
    </style:style>
    <style:style style:name="T116" style:family="text">
      <style:text-properties officeooo:rsid="00bef087"/>
    </style:style>
    <style:style style:name="T117" style:family="text">
      <style:text-properties officeooo:rsid="00c0d47f"/>
    </style:style>
    <style:style style:name="T118" style:family="text">
      <style:text-properties officeooo:rsid="00c2546a"/>
    </style:style>
    <style:style style:name="T119" style:family="text">
      <style:text-properties officeooo:rsid="00c587ad"/>
    </style:style>
    <style:style style:name="T120" style:family="text">
      <style:text-properties officeooo:rsid="00c7424b"/>
    </style:style>
    <style:style style:name="T121" style:family="text">
      <style:text-properties officeooo:rsid="00c8a8d6"/>
    </style:style>
    <style:style style:name="T122" style:family="text">
      <style:text-properties officeooo:rsid="00cc012a"/>
    </style:style>
    <style:style style:name="T123" style:family="text">
      <style:text-properties fo:background-color="transparent" loext:char-shading-value="0"/>
    </style:style>
    <style:style style:name="T124" style:family="text">
      <style:text-properties officeooo:rsid="00cc012a" fo:background-color="transparent" loext:char-shading-value="0"/>
    </style:style>
    <style:style style:name="T125" style:family="text">
      <style:text-properties officeooo:rsid="00cddc65"/>
    </style:style>
    <style:style style:name="T126" style:family="text">
      <style:text-properties officeooo:rsid="00d565ec"/>
    </style:style>
    <style:style style:name="T127" style:family="text">
      <style:text-properties officeooo:rsid="00db6f9b"/>
    </style:style>
    <style:style style:name="T128" style:family="text">
      <style:text-properties officeooo:rsid="00dcdd7c"/>
    </style:style>
    <style:style style:name="T129" style:family="text">
      <style:text-properties officeooo:rsid="00dd74ac"/>
    </style:style>
    <style:style style:name="T130" style:family="text">
      <style:text-properties officeooo:rsid="00de2387"/>
    </style:style>
    <style:style style:name="T131" style:family="text">
      <style:text-properties officeooo:rsid="00dfc6f9"/>
    </style:style>
    <style:style style:name="T132" style:family="text">
      <style:text-properties officeooo:rsid="00e1f1f5"/>
    </style:style>
    <style:style style:name="T133" style:family="text">
      <style:text-properties officeooo:rsid="00e2b098"/>
    </style:style>
    <style:style style:name="T134" style:family="text">
      <style:text-properties officeooo:rsid="00e7e2ae"/>
    </style:style>
    <style:style style:name="T135" style:family="text">
      <style:text-properties officeooo:rsid="00e830f8"/>
    </style:style>
    <style:style style:name="T136" style:family="text">
      <style:text-properties officeooo:rsid="00ea0269"/>
    </style:style>
    <style:style style:name="T137" style:family="text">
      <style:text-properties officeooo:rsid="00eccb71"/>
    </style:style>
    <style:style style:name="T138" style:family="text">
      <style:text-properties style:text-underline-style="none"/>
    </style:style>
    <style:style style:name="T139" style:family="text">
      <style:text-properties style:text-underline-style="none" officeooo:rsid="00ee85e3"/>
    </style:style>
    <style:style style:name="T140" style:family="text">
      <style:text-properties officeooo:rsid="00f0b04e"/>
    </style:style>
    <style:style style:name="T141" style:family="text">
      <style:text-properties officeooo:rsid="00f1876f"/>
    </style:style>
    <style:style style:name="T142" style:family="text">
      <style:text-properties officeooo:rsid="00f21be9"/>
    </style:style>
    <style:style style:name="T143" style:family="text">
      <style:text-properties officeooo:rsid="00f4390e"/>
    </style:style>
    <style:style style:name="T144" style:family="text">
      <style:text-properties officeooo:rsid="00f608c3"/>
    </style:style>
    <style:style style:name="T145" style:family="text">
      <style:text-properties officeooo:rsid="00f6528e"/>
    </style:style>
    <style:style style:name="T146" style:family="text">
      <style:text-properties officeooo:rsid="00f81b53"/>
    </style:style>
    <style:style style:name="T147" style:family="text">
      <style:text-properties officeooo:rsid="00f99877"/>
    </style:style>
    <style:style style:name="T148" style:family="text">
      <style:text-properties officeooo:rsid="00fa7cbe"/>
    </style:style>
    <style:style style:name="T149" style:family="text">
      <style:text-properties officeooo:rsid="00fa8407"/>
    </style:style>
    <style:style style:name="T150" style:family="text">
      <style:text-properties officeooo:rsid="00fc2c8e"/>
    </style:style>
    <style:style style:name="T151" style:family="text">
      <style:text-properties officeooo:rsid="00fc895a"/>
    </style:style>
    <style:style style:name="T152" style:family="text">
      <style:text-properties officeooo:rsid="00fe67a2"/>
    </style:style>
    <style:style style:name="T153" style:family="text">
      <style:text-properties officeooo:rsid="00ff1102"/>
    </style:style>
    <style:style style:name="T154" style:family="text">
      <style:text-properties officeooo:rsid="00fadbff"/>
    </style:style>
    <style:style style:name="T155" style:family="text">
      <style:text-properties officeooo:rsid="0100743c"/>
    </style:style>
    <style:style style:name="T156" style:family="text">
      <style:text-properties officeooo:rsid="0100c4e1"/>
    </style:style>
    <style:style style:name="T157" style:family="text">
      <style:text-properties officeooo:rsid="01069baa"/>
    </style:style>
    <style:style style:name="T158" style:family="text">
      <style:text-properties officeooo:rsid="01074de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3">CÓDIGO MEDIDA</text:p>
      <text:p text:style-name="P1">1.- Adaptación y seguimiento de los documentos de planificación del Parque Natural.</text:p>
      <text:p text:style-name="P1"/>
      <text:p text:style-name="P293">DESCRIPCIÓN</text:p>
      <text:p text:style-name="P31"><text:span text:style-name="T2">Los procesos </text:span>de revisión del Plan de Ordenación de los Recursos Naturales (PORN), Plan Rector de Uso y Gestión (PRUG) y Plan de Desarrollo Sostenible (PDS) del Parque Natural requerirá<text:span text:style-name="T2">n</text:span> <text:span text:style-name="T1">armonizar la conservación y el desarrollo social y económico de las poblaciones rurales, atendiendo la pretensión de optimizar la provisión de servicios ecosistémicos. Las zonas rurales de montaña, y particularmente el ámbito de influencia socieconómica del Parque Natural Sierra Norte de Sevilla, requieren atender las dinámicas de pérdida de población local y competitividad de sectores productivos que, además, constituyen pilares sobre los que se fundamenta la propia conservación. </text:span></text:p>
      <text:p text:style-name="P52">Esta medida requerirá un cambio de orientación en aquellas cuestiones que puedan ser objeto de mejora y orienten la planificación hacia la mejora del nivel y calidad de vida de la población local, protagonista indiscutible del territorio. </text:p>
      <text:p text:style-name="P35">Bajo criterios de sostenibilidad, se podrá requerir, entre otras cuestiones:</text:p>
      <text:list xml:id="list6177497499847711866" text:style-name="L1">
        <text:list-item>
          <text:p text:style-name="P321"><text:span text:style-name="T74">Establecimiento de normas </text:span>claras, inequívocas <text:span text:style-name="T3">y accesibles.</text:span></text:p>
        </text:list-item>
        <text:list-item>
          <text:p text:style-name="P322"><text:span text:style-name="T74">Preservación de las </text:span>actividades <text:span text:style-name="T4">productivas bajo criterios de sostenibilidad social, económica y ambiental.</text:span></text:p>
        </text:list-item>
        <text:list-item>
          <text:p text:style-name="P324"><text:span text:style-name="T74">A</text:span>tención al emprendimiento y a las necesidades de actividades complementarias a la producción primaria.</text:p>
        </text:list-item>
        <text:list-item>
          <text:p text:style-name="P324"><text:span text:style-name="T74">M</text:span>antenimiento de la actividad agrícola como elemento diversificador de la economía local y del empleo.</text:p>
        </text:list-item>
        <text:list-item>
          <text:p text:style-name="P324"><text:span text:style-name="T74">S</text:span>eguimiento y control de <text:span text:style-name="T5">los desequilibrios que afecten a las actividades sociales y económicas.</text:span> </text:p>
        </text:list-item>
        <text:list-item>
          <text:p text:style-name="P325"><text:span text:style-name="T74">A</text:span>decuación de las restricciones que pudieran dificultar un adecuado desarrollo de las actividades.</text:p>
        </text:list-item>
        <text:list-item>
          <text:p text:style-name="P326"><text:span text:style-name="T74">S</text:span>eguimiento de las diferentes dinámicas y la adaptación de la planificación a los cambios globales y locales.</text:p>
        </text:list-item>
        <text:list-item>
          <text:p text:style-name="P327">Desarrollo y gestión de iniciativas de desarrollo sostenible de ámbito superior.</text:p>
        </text:list-item>
      </text:list>
      <text:p text:style-name="P22"/>
      <text:p text:style-name="P293"><text:span text:style-name="T49">VINCULACIÓN CON </text:span>OBJETIVOS</text:p>
      <text:p text:style-name="P36">1 Potenciar y adecuar la gestión y coordinación del desarrollo sostenible.</text:p>
      <text:p text:style-name="P1"/>
      <text:p text:style-name="P293"><text:span text:style-name="T49">VINCULACIÓN CON </text:span>LÍNEAS DE ACTUACIÓN</text:p>
      <text:p text:style-name="P36">1.1 Planificación y gestión del Parque Natural.</text:p>
      <text:p text:style-name="P1"/>
      <text:p text:style-name="P293">COMPETENCIAS <text:span text:style-name="T15">ADMINISTRACIÓN REGIONAL</text:span></text:p>
      <text:p text:style-name="P35">Consejería de Medio Ambiente y Ordenación del Territorio.</text:p>
      <text:p text:style-name="P1"/>
      <text:p text:style-name="P307">ACTORES TERRITORIALES IMPLICADOS</text:p>
      <text:p text:style-name="P308">Agentes sociales.</text:p>
      <text:p text:style-name="P1"/>
      <text:p text:style-name="P293">RESULTADOS ESPERADOS</text:p>
      <text:p text:style-name="P35">Documentos de planificación flexibles y adaptados a la realidad social, económica y ambiental.</text:p>
      <text:p text:style-name="P35">Planificación orientada hacia el desarrollo sostenible.</text:p>
      <text:p text:style-name="P1"/>
      <text:p text:style-name="P1"/>
      <text:p text:style-name="P315">CÓDIGO MEDIDA</text:p>
      <text:p text:style-name="P36">2 Desarrollo de modelos de buenas prácticas adaptados a la realidad territorial y fomento de iniciativas de custodia del territorio.</text:p>
      <text:p text:style-name="P1"/>
      <text:p text:style-name="P293">DESCRIPCIÓN</text:p>
      <text:p text:style-name="P39">La adaptación a <text:span text:style-name="T6">la normativa y a </text:span>nuevos criterios de gestión y aprovechamie<text:span text:style-name="T6">nto que garanticen una mayor sostenibilidad de las actividades productivas constituyen una dificultad que en numerosas ocasiones tiene origen en el desconocimiento. La medida pretende acercar de manera continua y efectiva este conocimiento a gestores, empresarios, usuarios y responsables de las actividades agrarias, así como a las entidades locales.</text:span></text:p>
      <text:p text:style-name="P40">En este mismo orden, se contempla el fomento de iniciativas de custodia del territorio que propicien la conservación y uso sostenible de los valores y los recursos naturales, culturales y paisajísticos.</text:p>
      <text:p text:style-name="P40">L<text:span text:style-name="T113">o</text:span>s <text:span text:style-name="T113">proyectos</text:span> que <text:span text:style-name="T113">se desarrollarán a partir de </text:span>esta medida podrán contemplar:</text:p>
      <text:list xml:id="list642275854935489987" text:style-name="L2">
        <text:list-item>
          <text:p text:style-name="P328"><text:span text:style-name="T89">E</text:span>dición de <text:span text:style-name="T6">manuales de buenas prácticas para el desarrollo sostenible.</text:span></text:p>
        </text:list-item>
        <text:list-item>
          <text:p text:style-name="P329">Organización de contenidos y coordinación de iniciativas <text:span text:style-name="T7">de asesoramiento e información a los diferentes sectores productivos.</text:span></text:p>
        </text:list-item>
        <text:list-item>
          <text:p text:style-name="P328"><text:span text:style-name="T89">E</text:span>stablecimiento <text:span text:style-name="T8">coordinado</text:span> de <text:span text:style-name="T8">canales</text:span> de comunicación <text:span text:style-name="T8">con propietarios de terrenos forestales y agrícolas, empresarios y gestores. </text:span></text:p>
        </text:list-item>
        <text:list-item>
          <text:p text:style-name="P330">Iniciativas de transferencia del conocimiento.</text:p>
        </text:list-item>
        <text:list-item>
          <text:p text:style-name="P332"><text:span text:style-name="T89">S</text:span>uscripción de acuerdos entre entidades de custodia del territorio en los términos recogidos en la Ley 42/2007, del Patrimonio Natural y la Biodiversidad.</text:p>
        </text:list-item>
        <text:list-item>
          <text:p text:style-name="P332"><text:span text:style-name="T89">F</text:span>irma de Convenios de Colaboración entre la Consejería competente en materia de medio ambiente y propietarios de terrenos o titulares de derechos.</text:p>
          <text:p text:style-name="P332"/>
        </text:list-item>
      </text:list>
      <text:p text:style-name="P294">VINCULACIÓN CON OBJETIVOS</text:p>
      <text:p text:style-name="P37">1<text:tab/>Potenciar y adecuar la gestión y coordinación del desarrollo sostenible.</text:p>
      <text:p text:style-name="P2"/>
      <text:p text:style-name="P294">VINCULACIÓN CON LÍNEAS DE ACTUACIÓN</text:p>
      <text:p text:style-name="P37">1.1<text:tab/>Planificación y gestión del Parque Natural.</text:p>
      <text:p text:style-name="P41"/>
      <text:p text:style-name="P293">COMPETENCIAS</text:p>
      <text:p text:style-name="P41">Consejería de Economía y Conocimiento.</text:p>
      <text:p text:style-name="P41">Consejería de Empleo, Empresa y Comercio .</text:p>
      <text:p text:style-name="P41">Consejería de Agricultura, Pesca y Desarrollo Rural.</text:p>
      <text:p text:style-name="P41">Consejería de Medio Ambiente y Ordenación del Territorio.</text:p>
      <text:p text:style-name="P1"/>
      <text:p text:style-name="P293">RESULTADOS ESPERADOS</text:p>
      <text:p text:style-name="P41">Mejora de la competitividad y de la sostenibilidad de las actividades productivas.</text:p>
      <text:p text:style-name="P41">Reducción de expedientes sancionadores. </text:p>
      <text:p text:style-name="P41">Mejora de los valores ambientales.</text:p>
      <text:p text:style-name="P1"/>
      <text:p text:style-name="P315">CÓDIGO MEDIDA</text:p>
      <text:p text:style-name="P48"><text:span text:style-name="T13">3.- </text:span>Agilización y simplificación administrativa.</text:p>
      <text:p text:style-name="P1"/>
      <text:p text:style-name="P293">DESCRIPCIÓN</text:p>
      <text:p text:style-name="P53"><text:span text:style-name="T18">Los trámites administrativos constituyen actualmente un hándicap puesto </text:span><text:span text:style-name="T19">d</text:span><text:span text:style-name="T18">e relevancia en los diferentes procesos participativos realizados </text:span><text:span text:style-name="T19">con motivo </text:span><text:span text:style-name="T18">del Plan de Desarrollo Sostenible. Se trata de un factor determinante en numerosos ámbitos, afectando tanto al desarrollo habitual de las actividades productivas, como a actuaciones que conllevan un progreso </text:span><text:span text:style-name="T19">y mejora</text:span><text:span text:style-name="T18"> en el desarrollo de las mismas, y otras relativas al emprendimiento y la consecuente generación empleo.</text:span></text:p>
      <text:p text:style-name="P301">La agilización y simplificación permitirán que puedan ser empleados una mayor cantidad de recursos a las actividades y deberá<text:span text:style-name="T16">n</text:span> implicar una disminución de la incertidumbre a la hora de emprender <text:span text:style-name="T16">cualquier actividad, reduciendo los plazos y facilitando la obtención de los recursos necesarios, a la par que puedan ser atendidas las necesidades de gestión más habituales con la premura adecuada.</text:span></text:p>
      <text:p text:style-name="P302">De una parte, en el caso de actividades realizadas de manera frecuente, de igual manera y por un mismo titular o entidad, es urgente habilitar procedimientos que faciliten el proceso de solicitud, gestión y autorización, mediante la revisión pormenorizada de los diferentes tipos de trámites, sin que ello suponga merma alguna de las garantías y salvaguardas con las que el espacio natural debe contar. </text:p>
      <text:p text:style-name="P302">Por otra parte, estos criterios deben hacerse extensivos al conjunto de <text:span text:style-name="T17">trámites</text:span> de la Junta de Andalucía, debiéndose facilitar estos avances o plantear como recomendación a otras entidades con incidencia en el territorio, particularmente locales.</text:p>
      <text:p text:style-name="P302">Finalmente, <text:span text:style-name="T17">la creación de empresas y la obtención de créditos deben estar especialmente atendidos para propiciar el desarrollo socioeconómico y el logro de un desarrollo sostenible donde el emprendimiento sea una opción que permita poner en valor el capital humano y los recursos que ofrece el territorio.</text:span></text:p>
      <text:p text:style-name="P303">Además, entre las posibles propuestas se encuentra la <text:span text:style-name="T23">mejora de los medios tecnológicos y de tramitación electrónica, así como la</text:span> creación de alternativas de respuesta unificada que conlleven una mejor coordinación entre Administraciones, de manera que estas vinculaciones no repercutan <text:span text:style-name="T23">en una mayor carga</text:span> sobre gestores, propietarios o emprendedores, <text:span text:style-name="T23">e incluso los propios organismos</text:span>.</text:p>
      <text:p text:style-name="P303"/>
      <text:p text:style-name="P293">VINCULACIÓN CON OBJETIVOS</text:p>
      <text:p text:style-name="P48">1<text:tab/>Potenciar y adecuar la gestión y coordinación del desarrollo sostenible.</text:p>
      <text:p text:style-name="P1"/>
      <text:p text:style-name="P293">VINCULACIÓN CON LÍNEAS DE ACTUACIÓN</text:p>
      <text:p text:style-name="P48">1.2<text:tab/>Coordinación entre administraciones para el desarrollo sostenible.</text:p>
      <text:p text:style-name="P1"/>
      <text:p text:style-name="P293">COMPETENCIAS</text:p>
      <text:p text:style-name="P48">Todas las Administraciones Públicas.</text:p>
      <text:p text:style-name="P1"/>
      <text:p text:style-name="P293">RESULTADOS ESPERADOS</text:p>
      <text:p text:style-name="P48">Reducción de trámites y tiempos de espera administrativa.</text:p>
      <text:p text:style-name="P268">Mejora de la competitividad y de la sostenibilidad de las actividades productivas.</text:p>
      <text:p text:style-name="P50">Aumento del emprendimiento.</text:p>
      <text:p text:style-name="P50"><text:span text:style-name="T22">Aumento del</text:span> empleo.</text:p>
      <text:p text:style-name="P315">CÓDIGO MEDIDA</text:p>
      <text:p text:style-name="P51"><text:span text:style-name="T13">4</text:span><text:tab/>Establecimiento de mecanismos de compensación que favorezcan el desarrollo de las actividades productivas locales y la generación de empleo.</text:p>
      <text:p text:style-name="P1"/>
      <text:p text:style-name="P293">DESCRIPCIÓN</text:p>
      <text:p text:style-name="P54">La población del ámbito de influencia del Parque Natural suele percibir la figura del espacio protegido como un aumento de las limitaciones <text:span text:style-name="T20">en cuanto al uso de los recursos y desarrollo de las actividades productivas, frente a otros territorios donde las opciones de progreso suelen tener menos restricciones. Así, si bien es objeto del presente Plan mejorar la comunicaciones y aumentar las opciones de desarrollo en virtud de los valores que atesora el territorio, se considera preciso a tenor de lo puesto de manifiesto en los diferentes procesos participativos, asumir la amplia provisión al resto de la sociedad de servicios ecosistémicos, siendo especialmente significativo el papel de la dehesa como modelo de producción ejemplar donde se maximizan los beneficios ambientales, sociales y económicos, frente a otros usos intensivos. Asimismo, particularmente cabe aludir al papel del espacio como origen del abastecimiento hídrico a una parte importante de población que no habita en el mismo.</text:span></text:p>
      <text:p text:style-name="P55">Los procesos de compensación deben asumir este valor añadido que repercute sobre el conjunto de la sociedad, y que debe contribuir a contrarrestar los problemas de competitividad de zonas rurales desfavorecidas y con problemas de despoblación.</text:p>
      <text:p text:style-name="P56">La generación de nuevas opciones de desarrollo, <text:span text:style-name="T21">la convocatoria de ayudas que atiendan específica el territorio y su particular situación, una mayor atención en procesos donde concurran también áreas con menores problemas de competitividad, y cualquier otro mecanismo que permita compensar las dificultades añadidas del ámbito del Plan, podrán ser objeto de los proyectos que se desarrollen a partir de la presente medida.</text:span></text:p>
      <text:p text:style-name="P56"/>
      <text:p text:style-name="P293">VINCULACIÓN CON OBJETIVOS</text:p>
      <text:p text:style-name="P51">1<text:tab/>Potenciar y adecuar la gestión y coordinación del desarrollo sostenible.</text:p>
      <text:p text:style-name="P1"/>
      <text:p text:style-name="P293">VINCULACIÓN CON LÍNEAS DE ACTUACIÓN</text:p>
      <text:p text:style-name="P51">1.2<text:tab/>Coordinación entre administraciones para el desarrollo sostenible.</text:p>
      <text:p text:style-name="P1"/>
      <text:p text:style-name="P293">COMPETENCIAS</text:p>
      <text:p text:style-name="P57">Consejería de Economía y Conocimiento.</text:p>
      <text:p text:style-name="P57">Consejería de Empleo, Empresa y Comercio.</text:p>
      <text:p text:style-name="P57">Consejería de Agricultura, Pesca y Desarrollo Rural.</text:p>
      <text:p text:style-name="P57">Consejería de Medio Ambiente y Ordenación del Territorio.</text:p>
      <text:p text:style-name="P1"/>
      <text:p text:style-name="P293">RESULTADOS ESPERADOS</text:p>
      <text:p text:style-name="P268">Mejora de la competitividad y de la sostenibilidad de las actividades productivas.</text:p>
      <text:p text:style-name="P58">Aumento de los recursos económicos asignados al espacio.</text:p>
      <text:p text:style-name="P50"><text:span text:style-name="T22">Aumento del</text:span> empleo.</text:p>
      <text:p text:style-name="P1"/>
      <text:p text:style-name="P316">CÓDIGO MEDIDA</text:p>
      <text:p text:style-name="P43"><text:span text:style-name="T13">5</text:span><text:tab/><text:span text:style-name="T11">Fomento de programas de </text:span>investigación y <text:span text:style-name="T11">mejora </text:span>de los sistemas de información del Parque Natural.</text:p>
      <text:p text:style-name="P3"/>
      <text:p text:style-name="P295">DESCRIPCIÓN</text:p>
      <text:p text:style-name="P43">La gestión del conocimiento y de la información constituye un elemento fundamental para el desarrollo sostenible, <text:span text:style-name="T10">cuya organización debe permitir </text:span>atender las necesidades que en mayor medida se plantean a escala local <text:span text:style-name="T9">y facilitando la transferencia de conocimientos a la población y sectores afectados.</text:span></text:p>
      <text:p text:style-name="P44"><text:span text:style-name="T11">E</text:span>l Parque Natural debe <text:span text:style-name="T11">disponer de </text:span>un sistema de información territorial que integre información ambiental, socioeconómica y productiva, <text:span text:style-name="T11">y </text:span>que <text:span text:style-name="T11">también </text:span>disponga de mecanismos de alerta y vigilancia en el que se impliquen los empresarios y agentes del territorio con mayor vinculación al parque. </text:p>
      <text:p text:style-name="P44">Complementariamente, <text:span text:style-name="T10">el desarrollo y</text:span> recopilación de investigaciones, experiencias y estudios ambientales que se realicen sobre las diferentes dinámicas sociales, económicas y ambientales, podrán contribuir a mejorar la gestión y el desarrollo <text:span text:style-name="T10">sostenible.</text:span></text:p>
      <text:p text:style-name="P45">El desarrollo de la medida podrá abarcar aspectos como los siguientes:</text:p>
      <text:list xml:id="list5149403860092202944" text:style-name="L3">
        <text:list-item>
          <text:p text:style-name="P333"><text:span text:style-name="T12">Obtención de in</text:span>formación sobre los productos y actividades que se producen <text:span text:style-name="T11">y se ofertan </text:span>en el territorio. </text:p>
        </text:list-item>
        <text:list-item>
          <text:p text:style-name="P331">Desarrollo de aplicaciones que permitan un acceso adaptado al tipo de destinatarios (usuarios, entidades de investigación, gestores, etc.).</text:p>
        </text:list-item>
        <text:list-item>
          <text:p text:style-name="P377">Generación de información para los dispositivos de comunicación previstos en el Plan.</text:p>
        </text:list-item>
        <text:list-item>
          <text:p text:style-name="P383">Promoción de estudios e investigaciones sobre problemáticas específicas del territorio.</text:p>
        </text:list-item>
        <text:list-item>
          <text:p text:style-name="P383">Acuerdos con entidades de investigación y búsqueda de iniciativas.</text:p>
        </text:list-item>
        <text:list-item>
          <text:p text:style-name="P383">Seguimiento de experiencias locales.</text:p>
        </text:list-item>
        <text:list-item>
          <text:p text:style-name="P383">Recopilación de estudios y resultados.</text:p>
        </text:list-item>
      </text:list>
      <text:p text:style-name="P3"/>
      <text:p text:style-name="P295">VINCULACIÓN CON OBJETIVOS</text:p>
      <text:p text:style-name="P38">1<text:tab/>Potenciar y adecuar la gestión y coordinación del desarrollo sostenible.</text:p>
      <text:p text:style-name="P3"/>
      <text:p text:style-name="P295">VINCULACIÓN CON LÍNEAS DE ACTUACIÓN</text:p>
      <text:p text:style-name="P49">1.2<text:tab/>Coordinación entre administraciones para el desarrollo sostenible.</text:p>
      <text:p text:style-name="P38"/>
      <text:p text:style-name="P295">COMPETENCIAS</text:p>
      <text:p text:style-name="P47">Consejería de Economía y Conocimiento.</text:p>
      <text:p text:style-name="P47">Consejería de Igualdad y Políticas Sociales.</text:p>
      <text:p text:style-name="P47">Consejería de Empleo, Empresa y Comercio .</text:p>
      <text:p text:style-name="P47">Consejería de Turismo y Deporte.</text:p>
      <text:p text:style-name="P47">Consejería de Cultura.</text:p>
      <text:p text:style-name="P47">Consejería de Agricultura, Pesca y Desarrollo Rural.</text:p>
      <text:p text:style-name="P47">Consejería de Medio Ambiente y Ordenación del Territorio.</text:p>
      <text:p text:style-name="P3"/>
      <text:p text:style-name="P295">RESULTADOS ESPERADOS</text:p>
      <text:p text:style-name="P46"><text:span text:style-name="T12">Aumento del c</text:span>onocimiento <text:span text:style-name="T12">sobre</text:span> los recursos presentes: geológicos, forestales, agrícolas, micológicos, botánicos, etc.</text:p>
      <text:p text:style-name="P42">Mejora de la competitividad y de la sostenibilidad de las actividades productivas.</text:p>
      <text:p text:style-name="P47">Adaptación de los documentos de planificación y programáticos en el Parque Natural.</text:p>
      <text:p text:style-name="P300">Mejora de la participación social.</text:p>
      <text:p text:style-name="P293"/>
      <text:p text:style-name="P293"/>
      <text:p text:style-name="P315">CÓDIGO MEDIDA</text:p>
      <text:p text:style-name="P59">6<text:tab/>Conservación y puesta en valor de hábitats, especies y paisaje.</text:p>
      <text:p text:style-name="P1"/>
      <text:p text:style-name="P293">DESCRIPCIÓN</text:p>
      <text:p text:style-name="P61">Esta medida contempla la realización de estudios y proyectos de investigación sobre los principales hábitats y especies de interés del Parque, así como la ejecución de acciones de protección, conservación y mejora de las mismas. </text:p>
      <text:p text:style-name="P62">L<text:span text:style-name="T114">os proyectos </text:span>de conservación de hábitats y especies <text:span text:style-name="T114">materializarán</text:span> las <text:span text:style-name="T114">actuaciones</text:span> recogidas en cada uno de los <text:span text:style-name="T26">actuales</text:span> planes de recuperación y conservación <text:span text:style-name="T24">de especies amenazadas aprobados por Acuerdo de 18 de enero de 2011 y por Acuerdo de 13 de marzo de 2012, del Consejo de Gobierno, por los que se aprueban determinados Planes de Recuperación y Conservación de determinadas especies silvestres y hábitats protegidos, y cuyo ámbito de aplicación coincide total o parcialmente con el ámbito de influencia socioeconómica del Parque Natural. Asimismo, también se considerarán cualquier otro tipo de actuación relativa con la conservación de hábitats o especies, de mejora del paisaje, que favorezcan la regeneración hidrológica y medioambiental de los recursos hídricos o la sostenibilidad. </text:span></text:p>
      <text:p text:style-name="P83">Asimismo, se propiciarán <text:span text:style-name="T114">proyectos</text:span> encaminad<text:span text:style-name="T114">o</text:span>s a la puesta en valor de los valores de biodiversidad relacionados con las especies y hábitats y su conservación. Esto deberá conllevar una coordinación eficaz entre actividades, de manera que el empleo de recursos a la conservación y de desarrollo rural puedan ser también gestionados con criterios integrales de desarrollo y sostenibilidad.</text:p>
      <text:p text:style-name="P4"/>
      <text:p text:style-name="P293">VINCULACIÓN CON OBJETIVOS</text:p>
      <text:p text:style-name="P59">2<text:tab/>Recuperar, conservar y valorizar los recursos del territorio como activos de desarrollo.</text:p>
      <text:p text:style-name="P1"/>
      <text:p text:style-name="P293">VINCULACIÓN CON LÍNEAS DE ACTUACIÓN</text:p>
      <text:p text:style-name="P59">2.1<text:tab/>Gestión de la biodiversidad y la geodiversidad.</text:p>
      <text:p text:style-name="P1"/>
      <text:p text:style-name="P293">COMPETENCIAS</text:p>
      <text:p text:style-name="P59">Consejería de Agricultura, Pesca y Desarrollo Rural.</text:p>
      <text:p text:style-name="P59">Consejería de Medio Ambiente y Ordenación del Territorio.</text:p>
      <text:p text:style-name="P1"/>
      <text:p text:style-name="P293">RESULTADOS ESPERADOS</text:p>
      <text:p text:style-name="P59">Mejora <text:span text:style-name="T25">de </text:span>la biodiversidad.</text:p>
      <text:p text:style-name="P59">Mejora del paisaje.</text:p>
      <text:p text:style-name="P63">Mejora de la calidad ambiental.</text:p>
      <text:p text:style-name="P59">Aumento de la actividad económica ligada a los valores ambientales.</text:p>
      <text:p text:style-name="P1"/>
      <text:p text:style-name="P315">CÓDIGO MEDIDA</text:p>
      <text:p text:style-name="P63">7<text:tab/>Apoyo al mantenimiento y regeneración de la dehesa y del monte alcornocal.</text:p>
      <text:p text:style-name="P1"/>
      <text:p text:style-name="P293">DESCRIPCIÓN</text:p>
      <text:p text:style-name="P64">La gestión de la dehesa y del monte alcornocal requiere de <text:span text:style-name="T114">medidas</text:span> que garanticen la persistencia y sostenibilidad de los aprovechamientos, y por tanto la amplia provisión de servicios ecosistémicos que se deriva de estos sistemas productivos <text:span text:style-name="T26">y multifuncionales</text:span>.</text:p>
      <text:p text:style-name="P65">Actualmente, la resistencia a la pérdida de rentas, el desconocimiento sobre criterios de gestión adecuados, la mala práctica de tratamientos selvícolas, e incluso en ocasiones la elevada carga hervíbora que soportan estos medios, entre otras cuestiones, pueden conllevar un perjuicio sobre el estado fitosanitario y la regeneración del arbolado sobre el que se sustentan los aprovechamientos principales. </text:p>
      <text:p text:style-name="P66">Por ello, resulta primordial <text:span text:style-name="T26">hacer énfasis en los principales problemas que amenazan estas formaciones, preservando el </text:span>acervo genético que hacen valer la adaptación a las condiciones ambientales y de producción del territorio, y garantizar el relevo del arbolado. <text:span text:style-name="T27">Así como el empleo de material genético certificado, debe prestarse especial atención a otras cuestiones como: </text:span>ausencia de una regeneración suficiente, <text:span text:style-name="T27">i</text:span>ncidencia de la seca, <text:span text:style-name="T27">c</text:span>ambio climático, <text:span text:style-name="T27">incendios, prácticas selvícolas, etc.; que p</text:span>onen en <text:span text:style-name="T27">riesgo</text:span> la persistencia de las principales quercíneas (encinares y alcornocales) y otras especies de crecimiento lento y que son objeto de aprovechamiento, <text:span text:style-name="T27">así como de los modelos de producción de carácter extensivo.</text:span></text:p>
      <text:p text:style-name="P65"/>
      <text:p text:style-name="P293">VINCULACIÓN CON OBJETIVOS</text:p>
      <text:p text:style-name="P63">2<text:tab/>Recuperar, conservar y valorizar los recursos del territorio como activos de desarrollo.</text:p>
      <text:p text:style-name="P1"/>
      <text:p text:style-name="P293">VINCULACIÓN CON LÍNEAS DE ACTUACIÓN</text:p>
      <text:p text:style-name="P63">2.1<text:tab/>Gestión de la biodiversidad y la geodiversidad.</text:p>
      <text:p text:style-name="P1"/>
      <text:p text:style-name="P293">COMPETENCIAS</text:p>
      <text:p text:style-name="P60">Consejería de Agricultura, Pesca y Desarrollo Rural.</text:p>
      <text:p text:style-name="P60">Consejería de Medio Ambiente y Ordenación del Territorio.</text:p>
      <text:p text:style-name="P1"/>
      <text:p text:style-name="P293">RESULTADOS ESPERADOS</text:p>
      <text:p text:style-name="P63">Mejora de la producción asociada a la dehesa.</text:p>
      <text:p text:style-name="P63">Mejora de la producción de corcho <text:span text:style-name="T148">(volumen de mercado).</text:span></text:p>
      <text:p text:style-name="P63">Mejora del paisaje.</text:p>
      <text:p text:style-name="P63">Mayores garantías de conservación y sostenibilidad de alcornocales y encinares.</text:p>
      <text:p text:style-name="P5"/>
      <text:p text:style-name="P315">CÓDIGO MEDIDA</text:p>
      <text:p text:style-name="P63">8<text:tab/>Conservación y puesta en valor del patrimonio geológico.</text:p>
      <text:p text:style-name="P1"/>
      <text:p text:style-name="P293">DESCRIPCIÓN</text:p>
      <text:p text:style-name="P67">El ámbito de influencia socioeconómica del Parque Natural atesora un valioso y diverso patrimonio geológico, que por su singularidad y elevado valor científico, didáctico y turístico, debe ser conservado y puesto en valor, especialmente por su interés turístico y la potencialidad de integración de nuevos recursos con los usos actuales. </text:p>
      <text:p text:style-name="P67">Así, esta medida agrupa <text:span text:style-name="T114">proyectos</text:span> que se desarrollen tanto para la protección y conservación del citado patrimonio, como para su puesta en valor, enmarcadas en gran medida en la Estrategia Andaluza de Gestión Integrada de la Geodiversidad, y donde resulta fundamental la colaboración y coordinaciones de otras medidas referentes a la educación, el uso público o el desarrollo turístico sostenible.</text:p>
      <text:p text:style-name="P6"/>
      <text:p text:style-name="P293">VINCULACIÓN CON OBJETIVOS</text:p>
      <text:p text:style-name="P63">2<text:tab/>Recuperar, conservar y valorizar los recursos del territorio como activos de desarrollo.</text:p>
      <text:p text:style-name="P1"/>
      <text:p text:style-name="P293">VINCULACIÓN CON LÍNEAS DE ACTUACIÓN</text:p>
      <text:p text:style-name="P63">2.1<text:tab/>Gestión de la biodiversidad y la geodiversidad.</text:p>
      <text:p text:style-name="P1"/>
      <text:p text:style-name="P293">COMPETENCIAS</text:p>
      <text:p text:style-name="P68">Consejería de Turismo y Deporte.</text:p>
      <text:p text:style-name="P63">Consejería de Cultura.</text:p>
      <text:p text:style-name="P63">Consejería de Medio Ambiente y Ordenación del Territorio.</text:p>
      <text:p text:style-name="P1"/>
      <text:p text:style-name="P293">RESULTADOS ESPERADOS</text:p>
      <text:p text:style-name="P68">Conservación de los valores geológicos.</text:p>
      <text:p text:style-name="P68"><text:span text:style-name="T28">Aumento </text:span>de actividades vinculadas a <text:span text:style-name="T28">la puesta en valor del</text:span> patrimonio geológico.</text:p>
      <text:p text:style-name="P7"/>
      <text:p text:style-name="P315">CÓDIGO MEDIDA</text:p>
      <text:p text:style-name="P68">9<text:tab/>Protección y puesta en valor del patrimonio cultural.</text:p>
      <text:p text:style-name="P1"/>
      <text:p text:style-name="P293">DESCRIPCIÓN</text:p>
      <text:p text:style-name="P69">La extraordinaria riqueza del patrimonio cultural en sus diferentes manifestaciones (arqueológico, arquitectónico, etnológico, gastronómico y de romerías y fiestas y costumbre populares) <text:span text:style-name="T29">se</text:span> convierte en potente recurso turístico, <text:span text:style-name="T29">cuya difusión y coordinación requieren una particular atención para su puesta en valor. </text:span></text:p>
      <text:p text:style-name="P71">En esta medida, además de la protección y recuperación de este patrimonio, se deberán ejecutar <text:span text:style-name="T114">proyectos</text:span> encaminad<text:span text:style-name="T114">o</text:span>s a fortalecer su conocimiento (inventario y relaciones con otros elementos y recursos turísticos), y a la identificación de aquellos valores que desde el punto de vista cultural puedan constituir iconos turísticos. Además, es fundamental la coordinación entre entidades y agentes del territorio, que junto a la Administración, tienen la capacidad de llevar a cabo iniciativas de promoción y uso como la creación de circuitos culturales; organización de horarios; puesta en valor de la <text:span text:style-name="T31">artesanía y</text:span> gastronomía; <text:span text:style-name="T31">promoción de </text:span>eventos populares; <text:span text:style-name="T31">creación de festivales de música, teatro o otras expresiones artísticas; </text:span>así como su integración en otras iniciativas más amplias de promoción del territorio, sin olvidar el papel <text:span text:style-name="T30">científico, educativo y social que puedan representar.</text:span></text:p>
      <text:p text:style-name="P70">Esta medida guarda relación con varias iniciativas de la Estrategia Integral de Fomento del Turismo de Interior Sostenible de Andalucía.</text:p>
      <text:p text:style-name="P8"/>
      <text:p text:style-name="P293">VINCULACIÓN CON OBJETIVOS</text:p>
      <text:p text:style-name="P70">2<text:tab/>Recuperar, conservar y valorizar los recursos del territorio como activos de desarrollo.</text:p>
      <text:p text:style-name="P1"/>
      <text:p text:style-name="P293">VINCULACIÓN CON LÍNEAS DE ACTUACIÓN</text:p>
      <text:p text:style-name="P72">2.2<text:tab/>Generación y gestión de otros activos para el desarrollo sostenible.</text:p>
      <text:p text:style-name="P1"/>
      <text:p text:style-name="P293">COMPETENCIAS</text:p>
      <text:p text:style-name="P72">Consejería de Turismo y Deporte.</text:p>
      <text:p text:style-name="P72">Consejería de Cultura.</text:p>
      <text:p text:style-name="P72">Consejería de Medio Ambiente y Ordenación del Territorio.</text:p>
      <text:p text:style-name="P1"/>
      <text:p text:style-name="P293">RESULTADOS ESPERADOS</text:p>
      <text:p text:style-name="P72">Mayor número de recursos culturales integrados en la oferta turística.</text:p>
      <text:p text:style-name="P72">Mayor conocimiento sobre el patrimonio cultural.</text:p>
      <text:p text:style-name="P1"/>
      <text:p text:style-name="P315">CÓDIGO MEDIDA</text:p>
      <text:p text:style-name="P73">10<text:tab/>Captación de inversiones y generación de opciones de desarrollo a partir de las diferentes figuras de protección y reconocimiento del Parque Natural.</text:p>
      <text:p text:style-name="P1"/>
      <text:p text:style-name="P293">DESCRIPCIÓN</text:p>
      <text:p text:style-name="P75">La generación de actividad económica puede requerir de un conocimiento amplio de las opciones de desarrollo que ofrece el territorio <text:span text:style-name="T34">y de las oportunidades que surgen fuera del mismo</text:span>. Así, al margen de la contribución de los valores del territorio como elementos de promoción, es fundamental organizar el conocimiento en relación a las necesidades asociadas al sector servicios o al desarrollo industrial <text:span text:style-name="T32">y al </text:span>suelo industrial existente; <text:span text:style-name="T32">así como iniciativas de </text:span>organización y participación en eventos promocionales <text:span text:style-name="T33">o de investigación</text:span>, <text:span text:style-name="T32">comunicaciones en prensa, participación en iniciativas o políticas de desarrollo de ámbito superior, prospección de mercados, generación de alianzas dentro y fuera del territorio, búsqueda de socios, contactos o relaciones con las Administraciones competentes en distintas materias, o convocatorias para la presentación de proyectos europeos, estatales o regionales que mejoren las opciones existentes, entre otras.</text:span></text:p>
      <text:p text:style-name="P74">Complementariamente, los valores internacionalmente reconocidos deben <text:span text:style-name="T32">ser </text:span>convenientemente integrados como activos que de manera consensuada participen en las diferentes estrategias de desarrollo que tengan lugar en el territori<text:span text:style-name="T32">o. En este sentido, la figura de Parque Natural, junto a su integración dentro de la Red Natura 2000 como Zona Especial de Conservación y Zona de Especial Protección para las Aves, y de la Reserva de la Biosfera Dehesas de Sierra Morena, y figuras como Geoparque y Reserva Starlight, deben contribuir de manera positiva a la mejora de los procesos productivos y de comercialización de los productos.</text:span></text:p>
      <text:p text:style-name="P9"/>
      <text:p text:style-name="P293">VINCULACIÓN CON OBJETIVOS</text:p>
      <text:p text:style-name="P73">2<text:tab/>Recuperar, conservar y valorizar los recursos del territorio como activos de desarrollo.</text:p>
      <text:p text:style-name="P1"/>
      <text:p text:style-name="P293">VINCULACIÓN CON LÍNEAS DE ACTUACIÓN</text:p>
      <text:p text:style-name="P73">2.2<text:tab/>Generación y gestión de otros activos para el desarrollo sostenible.</text:p>
      <text:p text:style-name="P1"/>
      <text:p text:style-name="P293">COMPETENCIAS</text:p>
      <text:p text:style-name="P76">Consejería de Economía y Conocimiento.</text:p>
      <text:p text:style-name="P76">Consejería de Empleo, Empresa y Comercio .</text:p>
      <text:p text:style-name="P76">Consejería de Agricultura, Pesca y Desarrollo Rural.</text:p>
      <text:p text:style-name="P76">Consejería de Medio Ambiente y Ordenación del Territorio.</text:p>
      <text:p text:style-name="P11"/>
      <text:p text:style-name="P293">RESULTADOS ESPERADOS</text:p>
      <text:p text:style-name="P73">Aumento de la actividad productiva.</text:p>
      <text:p text:style-name="P73">Iniciativas coordinadas para la puesta en valor del espacio con activo económico.</text:p>
      <text:p text:style-name="P1"/>
      <text:p text:style-name="P315">CÓDIGO MEDIDA</text:p>
      <text:p text:style-name="P82">11<text:tab/>Acercamiento de las instituciones y el Parque Natural a la ciudadanía.</text:p>
      <text:p text:style-name="P1"/>
      <text:p text:style-name="P293">DESCRIPCIÓN</text:p>
      <text:p text:style-name="P86"><text:span text:style-name="T38">El éxito de las medidas que propicien el desarrollo sostenible requiere</text:span> contrarrestar la <text:span text:style-name="T38">desi</text:span>nformación, que en muchos casos conduce a una mala interpretación de los objetivos y a la generación de una impresión errónea sobre <text:span text:style-name="T114">las intervenciones</text:span> que se llevan a cabo en el territorio. <text:span text:style-name="T38">Esta desconexión conlleva un</text:span> desapego que <text:span text:style-name="T38">se origina a partir d</text:span>el desconocimiento y que requiere de una comunicación precisa y efectiva, al alcance de cualquier interesado, <text:span text:style-name="T40">que permita aumentar la credibilidad de las instituciones públicas y privadas que intervienen en las estrategias de desarrollo.</text:span></text:p>
      <text:p text:style-name="P96">Al respecto, es también clave clarificar la repercusión de las diferentes figuras de protección y reconocimiento y las implicaciones que tienen en la gestión de los recursos</text:p>
      <text:p text:style-name="P84"><text:span text:style-name="T38">Por tanto, en esta medida </text:span>se agruparán <text:span text:style-name="T114">proyectos</text:span> que <text:span text:style-name="T38">puedan abordar </text:span>las siguientes cuestiones:</text:p>
      <text:list xml:id="list8534737298895721942" text:style-name="L4">
        <text:list-item>
          <text:p text:style-name="P334">Estrategia de comunicación bidireccional para poner al alcance de la población las políticas y actuaciones que se desarrollan en el territorio.</text:p>
        </text:list-item>
        <text:list-item>
          <text:p text:style-name="P335">Campaña de información sobre las figuras de protección y reconocimiento en el ámbito de influencia socioeconómica del Parque Natural e implicaciones.</text:p>
        </text:list-item>
        <text:list-item>
          <text:p text:style-name="P336">Sistema de información territorial que integre información ambiental, socioeconómica y productiva. </text:p>
        </text:list-item>
        <text:list-item>
          <text:p text:style-name="P336">Mecanismos de alerta y vigilancia en el que se impliquen el sector empresarial y agentes del territorio con mayor vinculación al Parque.</text:p>
        </text:list-item>
        <text:list-item>
          <text:p text:style-name="P335">Implicación de las diferentes Administraciones para propiciar un mayor acercamiento entre las diferentes instituciones y la realidad social.</text:p>
        </text:list-item>
      </text:list>
      <text:p text:style-name="P12"/>
      <text:p text:style-name="P293">VINCULACIÓN CON OBJETIVOS</text:p>
      <text:p text:style-name="P82">3<text:tab/>Fortalecer el capital humano y promover la creación de empleo y el emprendimiento empresarial, contribuyendo a la fijación de la población rural.</text:p>
      <text:p text:style-name="P1"/>
      <text:p text:style-name="P293">VINCULACIÓN CON LÍNEAS DE ACTUACIÓN</text:p>
      <text:p text:style-name="P82">3.1<text:tab/>Fortalecimiento del capital humano.</text:p>
      <text:p text:style-name="P1"/>
      <text:p text:style-name="P293">COMPETENCIAS</text:p>
      <text:p text:style-name="P77">Consejería de Medio Ambiente y Ordenación del Territorio.</text:p>
      <text:p text:style-name="P88">Todas las Administraciones Públicas.</text:p>
      <text:p text:style-name="P1"/>
      <text:p text:style-name="P293">RESULTADOS ESPERADOS</text:p>
      <text:p text:style-name="P96">Mayor conocimiento sobre el Parque Natural y su gestión.</text:p>
      <text:p text:style-name="P96">Mayor proximidad y aceptación entre las actuaciones a ejecutar y la ciudadanía.</text:p>
      <text:p text:style-name="P99">Reforzamiento de las capacidades de los diferentes sectores sociales e instituciones.</text:p>
      <text:p text:style-name="P1"/>
      <text:p text:style-name="P317">CÓDIGO MEDIDA</text:p>
      <text:p text:style-name="P96">12<text:tab/>Dinamización de la participación social.</text:p>
      <text:p text:style-name="P10"/>
      <text:p text:style-name="P296">DESCRIPCIÓN</text:p>
      <text:p text:style-name="P87">La <text:span text:style-name="T35">participación</text:span> de la ciudadanía en los distintos ámbitos de actuación de las Administraciones es fundamental, <text:span text:style-name="T36">de manera que el desarrollo de</text:span> políticas dirigidas al conjunto de la población <text:span text:style-name="T37">debe hacerse </text:span>con <text:span text:style-name="T36">la misma tanto en su diseño como ejecución. Así, el Plan de Desarrollo Sostenible se concibe como un instrumento participativo cuyo éxito requiere de que se involucren desde el inicio a los agentes sociales que precisamente son los protagonistas de las diferentes iniciativas que se emprendan, y más particularmente en las decisiones estratégicas que se adopten.</text:span></text:p>
      <text:p text:style-name="P98">La necesidad de propiciar esta participación implica generar opciones para ello, contando para ello con una ciudadanía con un mayor conocimiento sobre la situación real y los escenarios futuros, y una interlocución continua con agentes sociales que puedan representar los intereses sociales y productivos. Sin embargo, en relación a este último aspecto, actualmente existe una manifiesta desarticulación de los sectores productivos que dificulta la comunicación y la efectividad de las políticas de desarrollo, <text:span text:style-name="T40">y que no encuentra en los órganos ordinarios de gestión el detalle de conocimiento e interlocución que necesitan.</text:span></text:p>
      <text:p text:style-name="P85"><text:span text:style-name="T39">En consecuencia, e</text:span>sta medida persigue fortalecer el capital humano mediante <text:span text:style-name="T114">actuaciones</text:span> que <text:span text:style-name="T39">permitan una participación efectiva y dinámica, por lo que podrá implicar el desarrollo de proyectos que aborden, entre otras cuestiones, las siguientes:</text:span></text:p>
      <text:list xml:id="list618926386525641348" text:style-name="L5">
        <text:list-item>
          <text:p text:style-name="P393"><text:span text:style-name="T42">Creación de mesas sectoriales (ganadería, agricultura, turismo, etc.) que en el marco de los órganos de participación previstos para el Parque Natural permitan tratar temas concretos de interés para </text:span><text:span text:style-name="T43">diferentes</text:span><text:span text:style-name="T42"> colectivo</text:span><text:span text:style-name="T43">s</text:span><text:span text:style-name="T42">.</text:span></text:p>
        </text:list-item>
        <text:list-item>
          <text:p text:style-name="P395"><text:span text:style-name="T47">G</text:span><text:span text:style-name="T41">eneración de oportunidades de participación por parte de entidades locales y supramucipales.</text:span></text:p>
        </text:list-item>
        <text:list-item>
          <text:p text:style-name="P395"><text:span text:style-name="T43">Diseño de herramientas de participación accesible y dinámicas, como la c</text:span><text:span text:style-name="T41">reación de foros y espacios de debate debidamente gestionados y con </text:span><text:span text:style-name="T43">determinadas</text:span><text:span text:style-name="T41"> normas de funcionamiento facilite los procesos de participación, </text:span><text:span text:style-name="T43">especialmente a través de internet.</text:span></text:p>
        </text:list-item>
        <text:list-item>
          <text:p text:style-name="P395"><text:span text:style-name="T43">Generación de una </text:span><text:span text:style-name="T44">cultura de participación que favorezca la aplicación de políticas de desarrollo.</text:span></text:p>
          <text:p text:style-name="P323"/>
        </text:list-item>
      </text:list>
      <text:p text:style-name="P296">VINCULACIÓN CON OBJETIVOS</text:p>
      <text:p text:style-name="P96">3<text:tab/>Fortalecer el capital humano y promover la creación de empleo y el emprendimiento empresarial, contribuyendo a la fijación de la población rural.</text:p>
      <text:p text:style-name="P10"/>
      <text:p text:style-name="P296">VINCULACIÓN CON LÍNEAS DE ACTUACIÓN</text:p>
      <text:p text:style-name="P96">3.1<text:tab/>Fortalecimiento del capital humano.</text:p>
      <text:p text:style-name="P10"/>
      <text:p text:style-name="P296">COMPETENCIAS</text:p>
      <text:p text:style-name="P78">Consejería de Medio Ambiente y Ordenación del Territorio.</text:p>
      <text:p text:style-name="P89">Todas las Administraciones Públicas.</text:p>
      <text:p text:style-name="P13"/>
      <text:p text:style-name="P296">RESULTADOS ESPERADOS</text:p>
      <text:p text:style-name="P96">Creación de mesas de trabajo sectoriales.</text:p>
      <text:p text:style-name="P99">Procesos de participación estables y dinámicos.</text:p>
      <text:p text:style-name="P10"/>
      <text:p text:style-name="P10"/>
      <text:p text:style-name="P317">CÓDIGO MEDIDA</text:p>
      <text:p text:style-name="P100">13<text:tab/>Impulso a la articulación en el ámbito local de los diferentes sectores productivos y apoyo a las estructuras asociativas existentes.</text:p>
      <text:p text:style-name="P10"/>
      <text:p text:style-name="P296">DESCRIPCIÓN</text:p>
      <text:p text:style-name="P102">La deficiente articulación de los diferentes sectores empresariales dificultan en sobremanera el desarrollo de políticas de desarrollo rural. Así, resulta necesaria una vertebración entre sectores que facilite la colaboración y la adopción de acuerdos, y logre una mayor efectividad de <text:span text:style-name="T114">los proyectos</text:span> que se ejecuten. </text:p>
      <text:p text:style-name="P102">Las cooperativas, asociaciones empresariales, consorcios u organizaciones profesionales, entre otras, permiten mejorar la competitividad y contrarrestar los localismos, de manera que actúan como estructuras intermedias que favorecen la participación y favorecen cumplimiento de los objetivos de desarrollo sostenible.</text:p>
      <text:p text:style-name="P102">En el caso del ámbito territorial del PDS es fundamental aumentar la unión entre los sectores productivos y municipios que guardan vinculación con el Parque Natural y que comparten similares problemas de competitividad, y más especialmente en el caso de la ganadería en extensivo, la agricultura en zonas de montaña, los pequeños agricultores o ganaderos, y el sector turístico y de servicios.</text:p>
      <text:p text:style-name="P102">Por ello, desde la presente medida se podrán promover <text:span text:style-name="T114">las siguientes cuestiones</text:span>:</text:p>
      <text:list xml:id="list3139236342411391457" text:style-name="L6">
        <text:list-item>
          <text:p text:style-name="P337"><text:span text:style-name="T89">A</text:span>sociacionismo sectorial.</text:p>
        </text:list-item>
        <text:list-item>
          <text:p text:style-name="P337">Generación de incentivos para la creación de estructuras intermedias de participación.</text:p>
        </text:list-item>
        <text:list-item>
          <text:p text:style-name="P337">Puesta a disposición de las asociaciones de infraestructuras y espacios públicos para el desarrollo de sus <text:span text:style-name="T51">actividades</text:span>.</text:p>
        </text:list-item>
        <text:list-item>
          <text:p text:style-name="P337"><text:span text:style-name="T89">C</text:span>reación de alianzas entre diferentes sectores productivos.</text:p>
        </text:list-item>
        <text:list-item>
          <text:p text:style-name="P337">Comunicación fluida de carácter sectorial entre sectores y Administraciones.</text:p>
        </text:list-item>
      </text:list>
      <text:p text:style-name="P14"/>
      <text:p text:style-name="P296">VINCULACIÓN CON OBJETIVOS</text:p>
      <text:p text:style-name="P100">3<text:tab/>Fortalecer el capital humano y promover la creación de empleo y el emprendimiento empresarial, contribuyendo a la fijación de la población rural.</text:p>
      <text:p text:style-name="P10"/>
      <text:p text:style-name="P296">VINCULACIÓN CON LÍNEAS DE ACTUACIÓN</text:p>
      <text:p text:style-name="P100">3.1<text:tab/>Fortalecimiento del capital humano.</text:p>
      <text:p text:style-name="P10"/>
      <text:p text:style-name="P296">COMPETENCIAS</text:p>
      <text:p text:style-name="P100">Consejería de Empleo, Empresa y Comercio .</text:p>
      <text:p text:style-name="P100">Consejería de Agricultura, Pesca y Desarrollo Rural.</text:p>
      <text:p text:style-name="P100">Consejería de Medio Ambiente y Ordenación del Territorio.</text:p>
      <text:p text:style-name="P10"/>
      <text:p text:style-name="P296">RESULTADOS ESPERADOS</text:p>
      <text:p text:style-name="P97">A<text:span text:style-name="T48">umento del asociacionismo.</text:span></text:p>
      <text:p text:style-name="P100">Aumento en el número de iniciativas colectivas para el desarrollo socioeconómico.</text:p>
      <text:p text:style-name="P97"/>
      <text:p text:style-name="P10"/>
      <text:p text:style-name="P10"/>
      <text:p text:style-name="P317">CÓDIGO MEDIDA</text:p>
      <text:p text:style-name="P103">14<text:tab/>Desarrollo de programas ambientales de educación, sensibilización y voluntariado.</text:p>
      <text:p text:style-name="P10"/>
      <text:p text:style-name="P296">DESCRIPCIÓN</text:p>
      <text:p text:style-name="P104">El amplio conjunto de actividades de sensibilización, educación <text:span text:style-name="T50">y voluntariado ambiental </text:span>desarrolladas en los últimos años en los Parques Naturales de Andalucía, tanto por entidades públicas como privadas, son un referente para entender la implicación y el bagaje adquirido por los diversos agentes y actores educativos del territorio en relación a su medio ambiente. </text:p>
      <text:p text:style-name="P104">Esta medida contempla la coordinación del conjunto de actuaciones que el Parque Natural, los colectivos sectoriales y conservacionistas, y otras entidades presentes en el ámbito (GDR, Ayuntamientos, asociaciones de consumidores, etc.) desarrollan en el Parque Natural. Al tratarse de un escenario especialmente favorable para la educación ambiental en torno al monte mediterráneo, sus sistemas productivos y sus modos de vida, es importante impulsar propuestas educativas especificas sobre esa realidad. </text:p>
      <text:p text:style-name="P104"><text:span text:style-name="T50">Además, ante los fenómenos de cambio global es importante sensibilizar a la población local frente a cambios que puedan proceder de ámbitos superiores y sobrevenidos, así como incidir en la relevancia del cambio climático, preparando a las nuevas generaciones a</text:span>nte <text:span text:style-name="T50">sus </text:span>efectos <text:span text:style-name="T50">sobre la actual </text:span>forma de vida. <text:s/></text:p>
      <text:p text:style-name="P105">Así pues, l<text:span text:style-name="T114">os proyecctos</text:span> que se desarrollarán a partir de esta medida podrán conllevar:</text:p>
      <text:list xml:id="list7097724383175354347" text:style-name="L7">
        <text:list-item>
          <text:p text:style-name="P338"><text:span text:style-name="T50">E</text:span>laboración de un diagnóstico compartido sobre los efectos del cambio climático en el monte mediterráneo y un acuerdo en cuanto a conceptos, metodologías y actividades a desarrollar. </text:p>
        </text:list-item>
        <text:list-item>
          <text:p text:style-name="P338"><text:span text:style-name="T50">E</text:span>laboración de un programa de educación <text:span text:style-name="T50">y sensibilización</text:span> ambiental y de su traslación a diferentes colectivos del ámbito, especialmente a escolares y grupos de jóvenes.</text:p>
        </text:list-item>
        <text:list-item>
          <text:p text:style-name="P339">Programación de actuaciones de voluntariado ambiental.</text:p>
        </text:list-item>
      </text:list>
      <text:p text:style-name="P10"/>
      <text:p text:style-name="P296">VINCULACIÓN CON OBJETIVOS</text:p>
      <text:p text:style-name="P103">3<text:tab/>Fortalecer el capital humano y promover la creación de empleo y el emprendimiento empresarial, contribuyendo a la fijación de la población rural.</text:p>
      <text:p text:style-name="P10"/>
      <text:p text:style-name="P296">VINCULACIÓN CON LÍNEAS DE ACTUACIÓN</text:p>
      <text:p text:style-name="P103">3.1<text:tab/>Fortalecimiento del capital humano.</text:p>
      <text:p text:style-name="P10"/>
      <text:p text:style-name="P296">COMPETENCIAS</text:p>
      <text:p text:style-name="P101">Consejería de Medio Ambiente y Ordenación del Territorio.</text:p>
      <text:p text:style-name="P10"/>
      <text:p text:style-name="P296">RESULTADOS ESPERADOS</text:p>
      <text:p text:style-name="P105">Acuerdos sociales.</text:p>
      <text:p text:style-name="P105">Ejecución de programas de educación, sensibilización y voluntariado ambiental.</text:p>
      <text:p text:style-name="P10"/>
      <text:p text:style-name="P10"/>
      <text:p text:style-name="P317">CÓDIGO MEDIDA</text:p>
      <text:p text:style-name="P106">15<text:tab/>Elaboración y ejecución de un Plan de empleo.</text:p>
      <text:p text:style-name="P10"/>
      <text:p text:style-name="P296">DESCRIPCIÓN</text:p>
      <text:p text:style-name="P110">Uno de los pilares fundamentales para la fijación de la población rural y, por tanto, para el mantenimiento de los valores sociales y ambientales que atesora el territorio, es la existencia de oportunidades laborales estables y de calidad. Esto implica una amplia coordinación entre las diferentes políticas que se desarrollan en el territorio con el fin de adoptar criterios comunes de gestión y compartir escenarios futuros.</text:p>
      <text:p text:style-name="P110">La presente medida debe permitir poner a disposición de la creación de empleo los diferentes elementos que incidan en ámbito de influencia socieconómica del Parque Natural, y consensuar los objetivos que se persigan, con <text:span text:style-name="T114">proyectos que aborden los siguientes aspectos:</text:span></text:p>
      <text:list xml:id="list1845937278232097738" text:style-name="L8">
        <text:list-item>
          <text:p text:style-name="P384">Diversificación de la producción agraria y mantenimiento de las actividades agrícolas <text:span text:style-name="T52">por su contribución a reducir la estacionalidad del empleo agrario.</text:span></text:p>
        </text:list-item>
        <text:list-item>
          <text:p text:style-name="P386">Especialización de la producción e incorporación criterios de calidad en la gestión empresarial.</text:p>
        </text:list-item>
        <text:list-item>
          <text:p text:style-name="P386">Mantenimiento de actividades productivas tradicionales <text:span text:style-name="T53">(artesanía y actividades complementarias a los aprovechamientos ganaderos, agrícolas y forestales, etc.)</text:span>.</text:p>
        </text:list-item>
        <text:list-item>
          <text:p text:style-name="P387">Implantación de criterios de creación de empleo de calidad en el desarrollo de las diferentes actuaciones que se ejecuten sobre el territorio (incentivos, apoyo a actividades productivas, etc.).</text:p>
        </text:list-item>
        <text:list-item>
          <text:p text:style-name="P387">Reforzar el papel de los de montes públicos para la mano de obra local.</text:p>
        </text:list-item>
        <text:list-item>
          <text:p text:style-name="P385"><text:span text:style-name="T53">A</text:span>tención a jóvenes <text:span text:style-name="T53">y mujeres como colectivos desfavorecidos y ante el </text:span>envejecimiento y pérdida de <text:span text:style-name="T53">población.</text:span></text:p>
        </text:list-item>
        <text:list-item>
          <text:p text:style-name="P387"><text:span text:style-name="T89">I</text:span>niciativas que propicien la creación de empleo (cooperativas de empleo, asociaciones de comerciantes, pequeños empresarios, etc.).</text:p>
        </text:list-item>
        <text:list-item>
          <text:p text:style-name="P385">Fomento del empleo en las empresas locales, <text:span text:style-name="T53">considerando la i</text:span>mportancia del sector servicios y la construcción para la mano de obra local, <text:span text:style-name="T53">así como la pequeña industria, los comercios y otras</text:span> empresas de servicios. </text:p>
        </text:list-item>
        <text:list-item>
          <text:p text:style-name="P385">Atención a la mano de obra cualificada. </text:p>
        </text:list-item>
        <text:list-item>
          <text:p text:style-name="P385"><text:span text:style-name="T89">Impulso </text:span>a <text:span text:style-name="T53">pequeñas y medianas empresas.</text:span></text:p>
        </text:list-item>
      </text:list>
      <text:p text:style-name="P15"/>
      <text:p text:style-name="P296">VINCULACIÓN CON OBJETIVOS</text:p>
      <text:p text:style-name="P106">3<text:tab/>Fortalecer el capital humano y promover la creación de empleo y el emprendimiento empresarial, contribuyendo a la fijación de la población rural.</text:p>
      <text:p text:style-name="P10"/>
      <text:p text:style-name="P296">VINCULACIÓN CON LÍNEAS DE ACTUACIÓN</text:p>
      <text:p text:style-name="P106">3.2<text:tab/>Fomento del empleo.</text:p>
      <text:p text:style-name="P10"/>
      <text:p text:style-name="P296">COMPETENCIAS</text:p>
      <text:p text:style-name="P79">Consejería de Empleo, Empresa y Comercio .</text:p>
      <text:p text:style-name="P90">Todas las Administraciones Públicas.</text:p>
      <text:p text:style-name="P10"/>
      <text:p text:style-name="P296">RESULTADOS ESPERADOS</text:p>
      <text:p text:style-name="P106"><text:span text:style-name="T63">Generación de</text:span> empleo.</text:p>
      <text:p text:style-name="P106">Diversificación de la economía.</text:p>
      <text:p text:style-name="P187">Fijación de población.</text:p>
      <text:p text:style-name="P10"/>
      <text:p text:style-name="P10"/>
      <text:p text:style-name="P317">CÓDIGO MEDIDA</text:p>
      <text:p text:style-name="P111">16<text:tab/>Formación para la creación de empleo y mejora de las actividades productivas.</text:p>
      <text:p text:style-name="P10"/>
      <text:p text:style-name="P296">DESCRIPCIÓN</text:p>
      <text:p text:style-name="P113">La formación profesional se ha de considerar como un factor clave para la empleabilidad de la población y la competitividad de las empresas de la comarca. <text:span text:style-name="T56">Además, l</text:span>a generación de expectativas de empleo para contrarrestar la pérdida continuada de población, especialmente en la población joven, es una cuestión prioritaria que requiere atender las necesidades de empresas y sectores productivos, identificando aquellas lagunas de formación de profesionales cualificados no cubiertos por la población local. </text:p>
      <text:p text:style-name="P114"><text:span text:style-name="T56">La</text:span> ganadería, las actividades agrícolas y forestales, así como el turismo asociado tanto al patrimonio natural como al patrimonio cultural, <text:span text:style-name="T55">constituyen sectores con gran repercusión </text:span>socioeconómica. <text:span text:style-name="T55">Al respecto, e</text:span>l actual sistema de formación profesional inicial se organiza por medio de ciclos formativos <text:span text:style-name="T62">que buscan la</text:span> proximidad al territorio y se <text:span text:style-name="T62">adaptan a</text:span> las necesidades y disponibilidades de la población. <text:span text:style-name="T55">Actualmente la oferta educativa disponible permite cubrir de manera razonable (grado medio y grado superior) el sector forestal y parcialmente el turístico (grado medio), pero quedan desprovistos el ganadero y el agrícola. En este sentido, la implantación de ciclos de grado medio vinculados a las actividades agrarias que suplan estas necesidades pueden constituir iniciativas de interés para el territorio. </text:span></text:p>
      <text:p text:style-name="P114"><text:span text:style-name="T62">También se hace preciso flexibilizar la formación con programas que permi</text:span><text:span text:style-name="T57">tan adaptar</text:span><text:span text:style-name="T59">la</text:span><text:span text:style-name="T57"> a las diferentes necesidades que surjan, propiciando la rotación de acciones </text:span><text:span text:style-name="T58">formativas</text:span><text:span text:style-name="T57"> de capacitación profesional e incidiendo en </text:span><text:span text:style-name="T58">la importancia de su</text:span><text:span text:style-name="T57"> calidad.</text:span></text:p>
      <text:p text:style-name="P309">En todo caso, son también de interés iniciativas complementarias que hagan más efectiva las encaminadas a la formación profesional, como algunas de las que se incluyen a continuación:</text:p>
      <text:list xml:id="list1207039055039985669" text:style-name="L9">
        <text:list-item>
          <text:p text:style-name="P388">Ciclos formativos adaptados a la realidad social y productiva del ámbito territorial del PDS.</text:p>
        </text:list-item>
        <text:list-item>
          <text:p text:style-name="P389"><text:span text:style-name="T56">P</text:span>articipación y la colaboración de todos los actores públicos y privados que intervienen en los procesos de cualificación: adminsitraciones, empresas, organizaciones profesionales, centros de formación y la propia ciudadanía. </text:p>
        </text:list-item>
        <text:list-item>
          <text:p text:style-name="P390"><text:span text:style-name="T56">Mejora de los sistemas de </text:span>transporte <text:span text:style-name="T56">para el desplazamiento del </text:span>alumnado e<text:span text:style-name="T56">ntre municipios.</text:span></text:p>
        </text:list-item>
        <text:list-item>
          <text:p text:style-name="P388">Capacitación de jóvenes y mujeres, y otros colectivos desfavorecidos.</text:p>
        </text:list-item>
        <text:list-item>
          <text:p text:style-name="P391">Aplicación de las nuevas tecnologías TIC para capacitación para la profesionalización de los principales sectores productivos.</text:p>
        </text:list-item>
        <text:list-item>
          <text:p text:style-name="P391">Transferencia de conocimiento en el conjunto de actividades dirigidas a la difusión de conocimientos, experiencia y habilidades.</text:p>
        </text:list-item>
        <text:list-item>
          <text:p text:style-name="P391">Programas de formación para personal trabajador en empresas locales, contribuyendo a mejorar su competitividad y la calidad del empleo.</text:p>
        </text:list-item>
      </text:list>
      <text:p text:style-name="P16"/>
      <text:p text:style-name="P296">VINCULACIÓN CON OBJETIVOS</text:p>
      <text:p text:style-name="P111">3<text:tab/>Fortalecer el capital humano y promover la creación de empleo y el emprendimiento empresarial, contribuyendo a la fijación de la población rural.</text:p>
      <text:p text:style-name="P10"/>
      <text:p text:style-name="P296">VINCULACIÓN CON LÍNEAS DE ACTUACIÓN</text:p>
      <text:p text:style-name="P111">3.2<text:tab/>Fomento del empleo.</text:p>
      <text:p text:style-name="P10"/>
      <text:p text:style-name="P296">COMPETENCIAS</text:p>
      <text:p text:style-name="P115">Consejería de Empleo, Empresa y Comercio.</text:p>
      <text:p text:style-name="P115">Consejería de Educación.</text:p>
      <text:p text:style-name="P91">Todas las Administraciones Públicas.</text:p>
      <text:p text:style-name="P10"/>
      <text:p text:style-name="P296">RESULTADOS ESPERADOS</text:p>
      <text:p text:style-name="P107">Aumento de <text:span text:style-name="T54">la calidad del </text:span>empleo <text:span text:style-name="T54">generado</text:span>.</text:p>
      <text:p text:style-name="P112"><text:soft-page-break/>Mejora de la competitividad de las actividades productivas.</text:p>
      <text:p text:style-name="P317">CÓDIGO MEDIDA</text:p>
      <text:p text:style-name="P116">17<text:tab/>Apoyo e incentivación para el inicio y desarrollo de actividades emprendedoras.</text:p>
      <text:p text:style-name="P10"/>
      <text:p text:style-name="P296">DESCRIPCIÓN</text:p>
      <text:p text:style-name="P116">El fomento del emprendimiento empresarial conlleva poner a disposición de las nuevas iniciativas una seri<text:span text:style-name="T114">e</text:span> de <text:span text:style-name="T114">acciones</text:span> encaminadas a facilitar su buen fin. En este sentido, es necesario incidir en mecanismos que permitan suplir la falta de conocimiento sobre las actividades empresariales, acorde con la realidad social y económica tanto en el ámbito territorial del PDS como fuera de los límites del mismo.</text:p>
      <text:p text:style-name="P116">Por todo lo anterior, esta medida contempla<text:span text:style-name="T64">:</text:span></text:p>
      <text:list xml:id="list5414590996271635607" text:style-name="L10">
        <text:list-item>
          <text:p text:style-name="P340"><text:span text:style-name="T64">Establecimiento de</text:span> líneas específicas de incentivos para el desarrollo de estas actividades emprendedoras.</text:p>
        </text:list-item>
        <text:list-item>
          <text:p text:style-name="P340"><text:span text:style-name="T64">Asesoramiento y tutelaje</text:span> de <text:span text:style-name="T64">actividades emprendedoras.</text:span></text:p>
        </text:list-item>
        <text:list-item>
          <text:p text:style-name="P341">Esclarecimiento de los recursos disponible<text:span text:style-name="T63">s para el emprendimiento. </text:span></text:p>
        </text:list-item>
        <text:list-item>
          <text:p text:style-name="P341">Adecuación de exigencias a la realidad social y económica (<text:span text:style-name="T63">obtención de créditos y acceso a las ayudas</text:span>).</text:p>
        </text:list-item>
        <text:list-item>
          <text:p text:style-name="P341"><text:span text:style-name="T65">Establecimiento de m</text:span>ecanismos de co<text:span text:style-name="T63">mpromiso con </text:span>el desarrollo<text:span text:style-name="T63"> actividad.</text:span></text:p>
        </text:list-item>
        <text:list-item>
          <text:p text:style-name="P341">C<text:span text:style-name="T63">reación de espacios para emprendimiento y desarrollo empresarial, </text:span>dotados de servicios para ello<text:span text:style-name="T63">, especialmente </text:span>en el caso de<text:span text:style-name="T63"> artesanos y pequeños aprovechamientos (mermelada, quesos, setas, hortalizas, legumbres, etc.).</text:span></text:p>
        </text:list-item>
        <text:list-item>
          <text:p text:style-name="P343">Celebración de eventos para la comercialización y promoción de productos surgidos del emprendimiento.</text:p>
        </text:list-item>
        <text:list-item>
          <text:p text:style-name="P341">Apoyo a la generación de canales de comercialización. <text:span text:style-name="T14">(REVISAR CON LA RELATIVA A LA COMERCIALIZACIÓN)</text:span></text:p>
        </text:list-item>
        <text:list-item>
          <text:p text:style-name="P341"><text:span text:style-name="T63">Coordinación interadministrativa </text:span>para favorecer el emprendimiento.</text:p>
        </text:list-item>
      </text:list>
      <text:p text:style-name="P17"/>
      <text:p text:style-name="P296">VINCULACIÓN CON OBJETIVOS</text:p>
      <text:p text:style-name="P116">3<text:tab/>Fortalecer el capital humano y promover la creación de empleo y el emprendimiento empresarial, contribuyendo a la fijación de la población rural.</text:p>
      <text:p text:style-name="P10"/>
      <text:p text:style-name="P296">VINCULACIÓN CON LÍNEAS DE ACTUACIÓN</text:p>
      <text:p text:style-name="P116">3.3<text:tab/>Fomento del emprendimiento empresarial.</text:p>
      <text:p text:style-name="P10"/>
      <text:p text:style-name="P296">COMPETENCIAS</text:p>
      <text:p text:style-name="P80">Consejería de Economía y Conocimiento.</text:p>
      <text:p text:style-name="P92">Todas las Administraciones Públicas.</text:p>
      <text:p text:style-name="P10"/>
      <text:p text:style-name="P296">RESULTADOS ESPERADOS</text:p>
      <text:p text:style-name="P116">Generación de actividad empresarial.</text:p>
      <text:p text:style-name="P109"><text:span text:style-name="T63">Generación de</text:span> empleo.</text:p>
      <text:p text:style-name="P187">Fijación de población.</text:p>
      <text:p text:style-name="P10"/>
      <text:p text:style-name="P10"/>
      <text:p text:style-name="P317">CÓDIGO MEDIDA</text:p>
      <text:p text:style-name="P118">18<text:tab/>Generación y consolidación de una cultura emprendedora.</text:p>
      <text:p text:style-name="P10"/>
      <text:p text:style-name="P296">DESCRIPCIÓN</text:p>
      <text:p text:style-name="P119">La cultura emprendedora representa un reto fundamental para el desarrollo sostenible, <text:span text:style-name="T66">ya que la iniciativa empresarial puede constituir un elemento clave sobre la que se asiente la consecución de un desarrollo sostenible continuado y estable que favorezca la diversificación económica, la creación de empleo, el aprovechamiento de los recursos naturales y propiciar el encadenamiento de los diferentes sectores productivos. Sin embargo, se trata de una labor compleja con resultados a medio plazo, donde es necesaria la implicación entre sectores y Administraciones, de manera que puedan llevarse a cabo proyectos que contemplen actividades como las recogidas a continuación:</text:span></text:p>
      <text:list xml:id="list2742300184321561436" text:style-name="L11">
        <text:list-item>
          <text:p text:style-name="P394"><text:span text:style-name="T45">Actividades de fomento de la cultura emprendedora en jóvenes </text:span><text:span text:style-name="T46">(colaboración </text:span><text:span text:style-name="T45">con centros de enseñanza).</text:span></text:p>
        </text:list-item>
      </text:list>
      <text:list xml:id="list192929908356949" text:continue-list="list5414590996271635607" text:style-name="L10">
        <text:list-item>
          <text:p text:style-name="P342"><text:span text:style-name="T89">Impulso a</text:span> i<text:span text:style-name="T63">niciativas </text:span>emprendedoras <text:span text:style-name="T63">que promuevan valores en sinergia con </text:span>el territorio y sus necesidades: <text:span text:style-name="T63">sostenibilidad, innovación, colaboración, asociacionismo, puesta en valor de recursos etnográficos o naturales (viñedos, cultivos ecológicos, turismo, etc.), venta de productos locales, promoción del Parque Natural, </text:span>etc.</text:p>
        </text:list-item>
        <text:list-item>
          <text:p text:style-name="P342">Difusión de experiencias de éxito.</text:p>
        </text:list-item>
        <text:list-item>
          <text:p text:style-name="P343"><text:span text:style-name="T89">Impulso </text:span>a iniciativas de emprendimiento. </text:p>
        </text:list-item>
        <text:list-item>
          <text:p text:style-name="P343">Visualización de la labor de Administraciones y agentes sociales con emprendedores.</text:p>
        </text:list-item>
        <text:list-item>
          <text:p text:style-name="P342">Captación de líderes y emprendedores en el territorio y colaboración con las estructuras asociativas.</text:p>
        </text:list-item>
        <text:list-item>
          <text:p text:style-name="P343">Celebración de jornadas y eventos para el fomento de la cutlura emprendedora.</text:p>
        </text:list-item>
      </text:list>
      <text:p text:style-name="P19"/>
      <text:p text:style-name="P296">VINCULACIÓN CON OBJETIVOS</text:p>
      <text:p text:style-name="P118">3<text:tab/>Fortalecer el capital humano y promover la creación de empleo y el emprendimiento empresarial, contribuyendo a la fijación de la población rural.</text:p>
      <text:p text:style-name="P10"/>
      <text:p text:style-name="P296">VINCULACIÓN CON LÍNEAS DE ACTUACIÓN</text:p>
      <text:p text:style-name="P118">3.3<text:tab/>Fomento del emprendimiento empresarial.</text:p>
      <text:p text:style-name="P10"/>
      <text:p text:style-name="P297">COMPETENCIAS</text:p>
      <text:p text:style-name="P81">Consejería de Economía y Conocimiento.</text:p>
      <text:p text:style-name="P93">Todas las Administraciones Públicas.</text:p>
      <text:p text:style-name="P18"/>
      <text:p text:style-name="P297">RESULTADOS ESPERADOS</text:p>
      <text:p text:style-name="P117">Generación de actividad empresarial.</text:p>
      <text:p text:style-name="P108"><text:span text:style-name="T63">Generación de</text:span> empleo.</text:p>
      <text:p text:style-name="P10"/>
      <text:p text:style-name="P10"/>
      <text:p text:style-name="P10"/>
      <text:p text:style-name="P317">CÓDIGO MEDIDA</text:p>
      <text:p text:style-name="P120">19<text:tab/>Mejora de la cohesión territorial.</text:p>
      <text:p text:style-name="P10"/>
      <text:p text:style-name="P296">DESCRIPCIÓN</text:p>
      <text:p text:style-name="P122">La pérdida de población constituye uno de los problemas más acuciantes en el ámbito de influencia socieconómica, que <text:span text:style-name="T140">además</text:span> <text:span text:style-name="T140">influye en</text:span> la efectividad de cualquier actuación en beneficio del desarrollo sostenible. <text:span text:style-name="T140">L</text:span>a necesidad de preservar una masa crítica poblacional que pueda garantizar el futuro en el comarca y el mantenimiento de las actividades productivas, que a su vez garantizan la conservación de los valores ambientales que acapara, implica mejorar las condiciones de vida y las oportunidades de desarrollo en un área donde la orografía y las conexiones representan un hándicap de gran relevancia.</text:p>
      <text:p text:style-name="P122">Por todo lo anterior, <text:span text:style-name="T67">es preciso equilibrar el desarrollo del ámbito territorial del PDS con el resto de la región, así como ofrecer oportunidades de desarrollo a los municipios con mayor dificultad para la integración. Para ello, se proponen acciones complementarias a las contempladas en el resto de medidas, como pueden ser las siguientes:</text:span></text:p>
      <text:list xml:id="list8834245692420615212" text:style-name="L12">
        <text:list-item>
          <text:p text:style-name="P344"><text:span text:style-name="T89">P</text:span>royectos innovadores en áreas más desfavorecidas.</text:p>
        </text:list-item>
        <text:list-item>
          <text:p text:style-name="P344">Desarrollo de actuaciones para la mejora de los servicios de alojamiento y restauración.</text:p>
        </text:list-item>
        <text:list-item>
          <text:p text:style-name="P344"><text:span text:style-name="T89">I</text:span>niciativas colectivas y de carácter multisectorial en áreas más desfavorecidas.</text:p>
        </text:list-item>
        <text:list-item>
          <text:p text:style-name="P344">Mejora de la comunicación <text:span text:style-name="T68">entre la propia </text:span>población local.</text:p>
        </text:list-item>
        <text:list-item>
          <text:p text:style-name="P345">Mejora de la cooperación en el conjunto de municipios del ámbito de influencia socioeconómica del Parque Natural.</text:p>
        </text:list-item>
        <text:list-item>
          <text:p text:style-name="P345"><text:span text:style-name="T89">P</text:span>royectos que pongan en valor los factores <text:s/>diferenciales de cada territorio.</text:p>
        </text:list-item>
        <text:list-item>
          <text:p text:style-name="P345"><text:span text:style-name="T89">C</text:span>olaboración entre pequeñas y medianas empresas, así como microempresas, con el fin de facilitar la innovación y propiciar el desarrollo de nuevas experiencias comerciales.</text:p>
        </text:list-item>
      </text:list>
      <text:p text:style-name="P10"/>
      <text:p text:style-name="P296">VINCULACIÓN CON OBJETIVOS</text:p>
      <text:p text:style-name="P120">3<text:tab/>Fortalecer el capital humano y promover la creación de empleo y el emprendimiento empresarial, contribuyendo a la fijación de la población rural.</text:p>
      <text:p text:style-name="P10"/>
      <text:p text:style-name="P296">VINCULACIÓN CON LÍNEAS DE ACTUACIÓN</text:p>
      <text:p text:style-name="P120">3.4<text:tab/>Igualdad y bienestar social.</text:p>
      <text:p text:style-name="P10"/>
      <text:p text:style-name="P296">COMPETENCIAS</text:p>
      <text:p text:style-name="P94">Todas las Administraciones Públicas.</text:p>
      <text:p text:style-name="P10"/>
      <text:p text:style-name="P296">RESULTADOS ESPERADOS</text:p>
      <text:p text:style-name="P121">Generación de oportunidades en municipios con peor conexión.</text:p>
      <text:p text:style-name="P187">Fijación de población.</text:p>
      <text:p text:style-name="P123">Aumento de PYMEs.</text:p>
      <text:p text:style-name="P123"/>
      <text:p text:style-name="P10"/>
      <text:p text:style-name="P317">CÓDIGO MEDIDA</text:p>
      <text:p text:style-name="P123">20<text:tab/>Desarrollo de políticas de igualdad y empoderamiento de la mujer rural.</text:p>
      <text:p text:style-name="P10"/>
      <text:p text:style-name="P296">DESCRIPCIÓN</text:p>
      <text:p text:style-name="P125">El porcentaje de mujeres en el ámbito de influencia socieconómica del PDS es prácticamente similiar al de hombres, si bien la concentración en edades avanzadas en algo superior. Aunque los cambios experimentados <text:span text:style-name="T70">hacia la igualdad de género</text:span> en los últimos años han sido muy <text:span text:style-name="T70">relevantes</text:span>, continúan produciéndose una serie de fenómenos que limitan la capacidad de progreso y reconocimiento de su papel en el medio rural. En <text:span text:style-name="T70">muchos casos</text:span>, este hecho <text:span text:style-name="T70">guarda relación con</text:span> la falta de oportunidades, lo que deriva en un envejecimiento progresivo, acentuado por un éxodo a áreas con mayores oportunidades laborales y donde la presión social asociada a los roles tradiciones tienen un menor peso, <text:span text:style-name="T70">caso de las áreas urbanas</text:span>. <text:span text:style-name="T70">En consecuencia</text:span>, <text:span text:style-name="T70">se produce un</text:span> aumento de la <text:span text:style-name="T70">proporción de</text:span> población masculina en el ámbito rural <text:span text:style-name="T70">que </text:span>es un<text:span text:style-name="T69">a tendencia confirmada y conduce a un desequilibrio poblacional.</text:span></text:p>
      <text:p text:style-name="P126"><text:span text:style-name="T70">R</text:span>esultan <text:span text:style-name="T70">necesarios</text:span>, <text:span text:style-name="T70">por tanto,</text:span> esfuerzos continuados para que las mujeres puedan ser partícipes en todo momento de su propia realidad social, de manera que dispongan de las herramientas <text:span text:style-name="T70">necesarias </text:span>para que puedan superar los factores que les impiden progresar y alcanzar una igualdad efectiva.</text:p>
      <text:p text:style-name="P126">Entre l<text:span text:style-name="T114">os proyectos</text:span> que podrán derivarse de la presente medida está<text:span text:style-name="T114">n</text:span> el apoyo al movimiento asociativo, que hasta el momento está resultando clave, así como la capacitación profesional en los diferentes sectores productivos y el apoyo a las mujeres emprendedoras.</text:p>
      <text:p text:style-name="P126">Además, resulta fundamental continuar con las diferentes políticas de género que inciden en la educación del conjunto de la población rural y <text:span text:style-name="T70">la promoción de </text:span>mecanismos de participación que garantice<text:span text:style-name="T70">n</text:span> su incorporación a la toma de decisiones colectivas en los diferentes ámbitos sociales.</text:p>
      <text:p text:style-name="P126"><text:s/></text:p>
      <text:p text:style-name="P296">VINCULACIÓN CON OBJETIVOS</text:p>
      <text:p text:style-name="P123">3<text:tab/>Fortalecer el capital humano y promover la creación de empleo y el emprendimiento empresarial, contribuyendo a la fijación de la población rural.</text:p>
      <text:p text:style-name="P10"/>
      <text:p text:style-name="P296">VINCULACIÓN CON LÍNEAS DE ACTUACIÓN</text:p>
      <text:p text:style-name="P123">3.4<text:tab/>Igualdad y bienestar social.</text:p>
      <text:p text:style-name="P10"/>
      <text:p text:style-name="P296">COMPETENCIAS</text:p>
      <text:p text:style-name="P123">Consejería de Igualdad y Políticas Sociales.</text:p>
      <text:p text:style-name="P95">Todas las Administraciones Públicas.</text:p>
      <text:p text:style-name="P20"/>
      <text:p text:style-name="P296">RESULTADOS ESPERADOS</text:p>
      <text:p text:style-name="P127">Mantenimiento de la población de las mujeres.</text:p>
      <text:p text:style-name="P127">Mayor número de iniciativas de emprendimiento donde participen mujeres.</text:p>
      <text:p text:style-name="P127">Aumento de la participación social por parte de las mujeres.</text:p>
      <text:p text:style-name="P10"/>
      <text:p text:style-name="P10"/>
      <text:p text:style-name="P317">CÓDIGO MEDIDA</text:p>
      <text:p text:style-name="P124">21<text:tab/>Fomento del tele-trabajo y la tele-educación.</text:p>
      <text:p text:style-name="P10"/>
      <text:p text:style-name="P296">DESCRIPCIÓN</text:p>
      <text:p text:style-name="P128">Los servicios de telecomunicaciones, concretamente la gran variedad de aplicaciones distribuidas sobre banda ancha, son una excelente herramienta para salvar las deficientes comunicaciones entre poblaciones y el aislamiento del ámbito territorial con el exterior, así como para combatir las altas tasas de desempleo, especialmente entre los más jóvenes y contribuir al aumento del bienestar social. Es por ello que se propone el fomento del tele-trabajo como medida para reducir la emigración e incluso para atraer a personas que se sienten seducidas por el paisaje y la forma de vida de la sierra, cuyas profesiones les permiten trabajar a distancia conectados a internet. Asímismo, se propone impulsar la tele-educación como una forma de potenciar el acceso a formación de calidad y la tele-medicina para mejorar la atención sanitaria y la asistencia a las personas mayores en los núcleos de población más aislados.</text:p>
      <text:p text:style-name="P10"/>
      <text:p text:style-name="P296">VINCULACIÓN CON OBJETIVOS</text:p>
      <text:p text:style-name="P124">3<text:tab/>Fortalecer el capital humano y promover la creación de empleo y el emprendimiento empresarial, contribuyendo a la fijación de la población rural.</text:p>
      <text:p text:style-name="P10"/>
      <text:p text:style-name="P296">VINCULACIÓN CON LÍNEAS DE ACTUACIÓN</text:p>
      <text:p text:style-name="P124">3.4<text:tab/>Igualdad y bienestar social.</text:p>
      <text:p text:style-name="P10"/>
      <text:p text:style-name="P296">COMPETENCIAS</text:p>
      <text:p text:style-name="P134">Consejería de Economía y Conocimiento.</text:p>
      <text:p text:style-name="P129">Consejería de Educación.</text:p>
      <text:p text:style-name="P134">Consejería de Salud.</text:p>
      <text:p text:style-name="P21"/>
      <text:p text:style-name="P296">RESULTADOS ESPERADOS</text:p>
      <text:p text:style-name="P129">Generación de actividad empresarial.</text:p>
      <text:p text:style-name="P129">Generación de empleo.</text:p>
      <text:p text:style-name="P129">Mejora del acceso a las telecomunicaciones.</text:p>
      <text:p text:style-name="P129"/>
      <text:p text:style-name="P10"/>
      <text:p text:style-name="P10"/>
      <text:p text:style-name="P317">CÓDIGO MEDIDA</text:p>
      <text:p text:style-name="P137">22<text:tab/>Rehabilitación y acceso a la vivienda. </text:p>
      <text:p text:style-name="P10"/>
      <text:p text:style-name="P296">DESCRIPCIÓN</text:p>
      <text:p text:style-name="P137">La pérdida de población en el medio rural requiere de la adopción de medidas encaminadas a generar oportunidades que permitan vivir en condiciones dignas en el territorio. Al respecto, es preciso favorecer el acceso a la vivienda, y especialmente para la población joven y otros colectivos desfavorecidos, de manera que la promoción de viviendas de protección oficial puede representar una aliciente que genere expectativas de futuro para la permanencia en el territorio, y exista la opción de plantearse un modo de vida digno arraigado a su tierra.</text:p>
      <text:p text:style-name="P137"><text:span text:style-name="T71">T</text:span>ambién la rehabilitación de viviendas constituye una iniciativa que debe contribuir a mejorar las condiciones de vida de sus habitantes, <text:span text:style-name="T71">considerando la importancia de preservar </text:span>los valores culturales <text:span text:style-name="T71">y la tradición urbanística y arquitectónica. </text:span></text:p>
      <text:p text:style-name="P138">La ordenación del territorio y <text:span text:style-name="T71">el planeamiento </text:span>urbanístic<text:span text:style-name="T71">o </text:span>deben contemplar para ello esta necesidad, desarrollando <text:span text:style-name="T114">acciones para</text:span> garantizar la accesibilidad, atendiendo al desarrollo sostenible y la preservación del patrimonio construido. </text:p>
      <text:p text:style-name="P139">Finalmente, la creación de empleo derivada de la construcción y rehabilitación de viviendas contribuirán también a la generación de empleo y a mejorar la actividad empresarial en el propio territorio, que actualmente son los sectores que mayor actividad económica generan para la población local.</text:p>
      <text:p text:style-name="P137"/>
      <text:p text:style-name="P296">VINCULACIÓN CON OBJETIVOS</text:p>
      <text:p text:style-name="P137">3<text:tab/>Fortalecer el capital humano y promover la creación de empleo y el emprendimiento empresarial, contribuyendo a la fijación de la población rural.</text:p>
      <text:p text:style-name="P10"/>
      <text:p text:style-name="P296">VINCULACIÓN CON LÍNEAS DE ACTUACIÓN</text:p>
      <text:p text:style-name="P137">3.4<text:tab/>Igualdad y bienestar social.</text:p>
      <text:p text:style-name="P10"/>
      <text:p text:style-name="P296">COMPETENCIAS</text:p>
      <text:p text:style-name="P137">Consejería de Igualdad y Políticas Sociales.</text:p>
      <text:p text:style-name="P135">Consejería de Fomento y Vivienda.</text:p>
      <text:p text:style-name="P10"/>
      <text:p text:style-name="P296">RESULTADOS ESPERADOS</text:p>
      <text:p text:style-name="P137">Promociones de Viviendas de Protección Oficial.</text:p>
      <text:p text:style-name="P187">Fijación de población.</text:p>
      <text:p text:style-name="P130">Generación de empleo.</text:p>
      <text:p text:style-name="P10"/>
      <text:p text:style-name="P10"/>
      <text:p text:style-name="P317">CÓDIGO MEDIDA</text:p>
      <text:p text:style-name="P140">23<text:tab/>Tratamiento y puesta en valor del espacio público urbano.</text:p>
      <text:p text:style-name="P10"/>
      <text:p text:style-name="P296">DESCRIPCIÓN</text:p>
      <text:p text:style-name="P140">Es imprescindible actuar sobre el espacio público que vincula, relaciona y configura los núcleos de población principales, las entidades de población menores o secundarias e incluso las edificaciones aisladas. Esta visión integradora del espacio público urbano y su tratamiento específico tiene su importancia en cuanto que se constituye en el espacio de todos, que articula la mayor parte de los usos públicos y sirve de conector entre los edificios de viviendas, de equipamientos y las propias infraestructuras.</text:p>
      <text:p text:style-name="P140"><text:span text:style-name="T73">Consecuentemente, deben considerarse iniciativas </text:span>que permitan preservar la calidad de vida y el medio ambiente en el ámbito urbano, prestando atención a los espacios públicos y al carácter multifuncional de los mismos, asumiendo en ello su importancia para el paisaje urbano y la capacidad de ofrecer un espacio en el que la oferta recreativa <text:span text:style-name="T73">contribuya a mejorar </text:span>la calidad de vida de los habitantes. En este sentido, debe considerarse no sólo la cantidad, sino también la calidad de estos espacios, de manera que puedan acoger la diversidad social <text:span text:style-name="T72">y de actividades colectivas que se manifiesten en cada ámbito urbano, así como nuevos usos <text:s/>que lleguen a representar una oportunidad para el desarrollo o el bienestar de las poblaciones.</text:span></text:p>
      <text:p text:style-name="P10"/>
      <text:p text:style-name="P296">VINCULACIÓN CON OBJETIVOS</text:p>
      <text:p text:style-name="P140">3<text:tab/>Fortalecer el capital humano y promover la creación de empleo y el emprendimiento empresarial, contribuyendo a la fijación de la población rural.</text:p>
      <text:p text:style-name="P10"/>
      <text:p text:style-name="P296">VINCULACIÓN CON LÍNEAS DE ACTUACIÓN</text:p>
      <text:p text:style-name="P140">3.4<text:tab/>Igualdad y bienestar social.</text:p>
      <text:p text:style-name="P10"/>
      <text:p text:style-name="P296">COMPETENCIAS</text:p>
      <text:p text:style-name="P136">Consejería de Fomento y Vivienda.</text:p>
      <text:p text:style-name="P10"/>
      <text:p text:style-name="P296">RESULTADOS ESPERADOS</text:p>
      <text:p text:style-name="P140">Mejora de las relaciones entre los distintos núcleos de población.</text:p>
      <text:p text:style-name="P140">Fomento el espacio público.</text:p>
      <text:p text:style-name="P10"/>
      <text:p text:style-name="P10"/>
      <text:p text:style-name="P317">CÓDIGO MEDIDA</text:p>
      <text:p text:style-name="P140">24<text:tab/>Mejora del aprovechamiento integral de las dehesas y apoyo a la ganadería extensiva.</text:p>
      <text:p text:style-name="P10"/>
      <text:p text:style-name="P296">DESCRIPCIÓN</text:p>
      <text:p text:style-name="P146">La Ley 7/2010, de 14 de julio, para la Dehesa, recoge entre sus fines “<text:span text:style-name="T75">Promover e incentivar una gestión de la dehesa con enfoque múltiple e integral, que tenga en cuenta sus posibilidades productivas y la conservación de los recursos, garantice su persistencia y sostenibilidad y fomente la viabilidad económica de las explotaciones</text:span>”. En este orden, la medida dará cabida a <text:span text:style-name="T114">proyectos</text:span> <text:span text:style-name="T78">que contribuyan a mejorar la competitividad de los aprovechamientos que soporta la dehesa, bajo una perspectiva de gestión integral que maximice sus beneficios sociales, ambientales y económicos, lo que debe conllevar una mejora de las actividades económicas ligadas a este sistema agrosilvopastoral, y una mejora de las rentas de la población rural.</text:span></text:p>
      <text:p text:style-name="P147">La medida <text:span text:style-name="T114">atenderá cuestiones</text:span> relativas a l<text:span text:style-name="T114">o siguiente</text:span>:</text:p>
      <text:list xml:id="list1591366876891409687" text:style-name="L13">
        <text:list-item>
          <text:p text:style-name="P346">Conservación del patrimonio genético animal y vegetal.</text:p>
        </text:list-item>
        <text:list-item>
          <text:p text:style-name="P348">Mejora de la competitividad de la actividad ganadera en régimen extensivo (control de poblaciones de predadores, mejora genética por selección, sanidad animal y vegetal, producción de bellota y pastos, etc.).</text:p>
        </text:list-item>
        <text:list-item>
          <text:p text:style-name="P349"><text:span text:style-name="T89">Promoción del </text:span>sistema cooperativo <text:span text:style-name="T89">en el </text:span>sector <text:span text:style-name="T79">y, particularmente, de pequeños ganaderos, e impulso de acciones colaborativas para la optimización de las instalaciones de uso ganadero.</text:span></text:p>
        </text:list-item>
        <text:list-item>
          <text:p text:style-name="P347"><text:span text:style-name="T89">A</text:span>dopción de sistemas de gestión de la calidad y certificación de la producción.</text:p>
        </text:list-item>
        <text:list-item>
          <text:p text:style-name="P351">Foment<text:span text:style-name="T79">o de</text:span> la diversificación <text:span text:style-name="T81">y m</text:span>ejora <text:span text:style-name="T73">de</text:span> la compatibilidad entre diferentes <text:span text:style-name="T79">usos y </text:span>aprovechamientos <text:span text:style-name="T80">(ganaderos, cinegéticos, turísticos, etc.)</text:span>.</text:p>
        </text:list-item>
        <text:list-item>
          <text:p text:style-name="P351"><text:span text:style-name="T73">M</text:span>odernización de explotacione<text:span text:style-name="T81">s y mejora de las infraestructuras de producción individuales y colectivas.</text:span></text:p>
        </text:list-item>
        <text:list-item>
          <text:p text:style-name="P352">Fomento de contratos territoriales para la gestión de la dehesa.</text:p>
        </text:list-item>
        <text:list-item>
          <text:p text:style-name="P353">Asesoramiento e información agraria, <text:span text:style-name="T81">y edición de manuales de buenas prácticas (compostaje residuos </text:span>vegetales<text:span text:style-name="T81">, manejo del suelo, </text:span>tratamientos fitosanitarios, <text:span text:style-name="T81">etc.).</text:span></text:p>
        </text:list-item>
        <text:list-item>
          <text:p text:style-name="P354">Incentivación de la actividad ganadera <text:span text:style-name="T80">en régimen extensivo</text:span> y de la gestión integral de las dehesas.</text:p>
        </text:list-item>
        <text:list-item>
          <text:p text:style-name="P350">Capacitación de ganaderos (producción ecológica, razas autóctonas, producción tradicional, etc).</text:p>
        </text:list-item>
        <text:list-item>
          <text:p text:style-name="P354">Educación y sensibilización para reforzar la figura del ganadero y del pastor como garantes de la protección y conservación de los valores ambientales.</text:p>
        </text:list-item>
        <text:list-item>
          <text:p text:style-name="P348">Promoción del carácter extensivo de la actividad.</text:p>
        </text:list-item>
      </text:list>
      <text:p text:style-name="P23"/>
      <text:p text:style-name="P296">VINCULACIÓN CON OBJETIVOS</text:p>
      <text:p text:style-name="P140">4<text:tab/>Impulsar y fortalecer las estructuras productivas bajo criterios de sostenibilidad, innovación y diferenciación.</text:p>
      <text:p text:style-name="P10"/>
      <text:p text:style-name="P296">VINCULACIÓN CON LÍNEAS DE ACTUACIÓN</text:p>
      <text:p text:style-name="P140">4.1<text:tab/>Impulso a las actividades agrícolas, ganaderas y forestales.</text:p>
      <text:p text:style-name="P10"/>
      <text:p text:style-name="P296">COMPETENCIAS</text:p>
      <text:p text:style-name="P141">Consejería de Agricultura, Pesca y Desarrollo Rural.</text:p>
      <text:p text:style-name="P141">Consejería de Medio Ambiente y Ordenación del Territorio.</text:p>
      <text:p text:style-name="P10"/>
      <text:p text:style-name="P296">RESULTADOS ESPERADOS</text:p>
      <text:p text:style-name="P148">Generación de empleo.</text:p>
      <text:p text:style-name="P148">Obtención de productos primarios de calidad diferenciada.</text:p>
      <text:p text:style-name="P148">Profesionalización del sector.</text:p>
      <text:p text:style-name="P10"/>
      <text:p text:style-name="P10"><text:soft-page-break/></text:p>
      <text:p text:style-name="P317">CÓDIGO MEDIDA</text:p>
      <text:p text:style-name="P149">25<text:tab/>Apoyo, recuperación y mejora de la competitividad en la actividad agrícola e industria asociada.</text:p>
      <text:p text:style-name="P10"/>
      <text:p text:style-name="P296">DESCRIPCIÓN</text:p>
      <text:p text:style-name="P150">La práctica agrícola ha estado <text:span text:style-name="T83">tradicionalmente</text:span> vinculada al ámbito de influencia socioeconómica del Parque Natural, siendo actualmente el sector olivarero el que en mayor medida lo representa. La vid, que otrora fuese el cultivo agrícola predominante, aprovecha hoy día las particulares condiciones edáficas y climatológica<text:span text:style-name="T82">s</text:span> para justificar la aparición de <text:span text:style-name="T83">emprendedoras</text:span> iniciativas de <text:span text:style-name="T82">elaboración de vino que contribuyen a poner en valor la <text:s/>trayectoria histórica del territorio apoyados por la Indicación Geográfica Protegida "Sierra Norte de Sevilla". Junto a lo anterior, otros cultivos, entre los que también surgen iniciativas asociativas en torno a los productos de la huerta, hacen de la actividad agrícola un complemento clave para el empleo y la socioeconomía de los municipios, generando actividad, diversificando la economía y reduciendo la dependencia estacional de determinadas labores en el sector agrario y, en consecuencia, contribuyendo de manera clave a la fijación de la población rural. </text:span></text:p>
      <text:p text:style-name="P151"><text:span text:style-name="T84">En cualquier caso</text:span>, la práctica totalidad de la agricultura se hace en régimen de secano, y por la propia orografía del territorio y los problemas de comunicación son manifiestos los problemas de competitividad que han dado lugar al abandono de numerosas extensiones de olivar, <text:span text:style-name="T85">a lo que se une la necesidad de modernización de almazaras y contribuir a mejorar las capacidades de las cooperativas.</text:span></text:p>
      <text:p text:style-name="P152">La medida recoge la necesidad de desarrollar <text:span text:style-name="T115">proyectos</text:span> que aborden las siguientes cuestiones:</text:p>
      <text:list xml:id="list2542114951552330717" text:style-name="L14">
        <text:list-item>
          <text:p text:style-name="P392">Recuperación de olivares abandonados.</text:p>
        </text:list-item>
        <text:list-item>
          <text:p text:style-name="P378">Profesionalización de agricultores.</text:p>
        </text:list-item>
        <text:list-item>
          <text:p text:style-name="P392">Incorporación de nuevas tecnologías a la gestión agrícola.</text:p>
        </text:list-item>
        <text:list-item>
          <text:p text:style-name="P392"><text:span text:style-name="T89">Adopción de</text:span> certificados de calidad.</text:p>
        </text:list-item>
        <text:list-item>
          <text:p text:style-name="P378"><text:span text:style-name="T89">P</text:span>roducción integrada y ecológica.</text:p>
        </text:list-item>
        <text:list-item>
          <text:p text:style-name="P378">Edición de manuales de buenas prácticas para la mejora de las explotaciones agrícolas.</text:p>
        </text:list-item>
        <text:list-item>
          <text:p text:style-name="P392"><text:span text:style-name="T89">Estimulación de</text:span> las cooperativas e iniciativas conjuntas de mejora de las capacidades de producción y comercialización de los productos.</text:p>
        </text:list-item>
        <text:list-item>
          <text:p text:style-name="P392">Modernización de almazaras y mejora de la calidad de la producción.</text:p>
        </text:list-item>
        <text:list-item>
          <text:p text:style-name="P378"><text:span text:style-name="T85">Aumento de las capacidades de las</text:span> cooperativas.</text:p>
        </text:list-item>
        <text:list-item>
          <text:p text:style-name="P378"><text:span text:style-name="T89">F</text:span>usión de almazaras para la mejora de la competitividad.</text:p>
        </text:list-item>
        <text:list-item>
          <text:p text:style-name="P392">Fomento de iniciativas de compatibilización de usos y aprovechamientos.</text:p>
        </text:list-item>
        <text:list-item>
          <text:p text:style-name="P379"><text:span text:style-name="T89">Me</text:span>jora de la comercialización y promoción de los productos agrícolas.</text:p>
        </text:list-item>
        <text:list-item>
          <text:p text:style-name="P392"><text:span text:style-name="T89">Defensa de p</text:span>equeños agricultores.</text:p>
        </text:list-item>
      </text:list>
      <text:p text:style-name="P151"/>
      <text:p text:style-name="P296">VINCULACIÓN CON OBJETIVOS</text:p>
      <text:p text:style-name="P149">4<text:tab/>Impulsar y fortalecer las estructuras productivas bajo criterios de sostenibilidad, innovación y diferenciación.</text:p>
      <text:p text:style-name="P10"/>
      <text:p text:style-name="P296">VINCULACIÓN CON LÍNEAS DE ACTUACIÓN</text:p>
      <text:p text:style-name="P149">4.1<text:tab/>Impulso a las actividades agrícolas, ganaderas y forestales.</text:p>
      <text:p text:style-name="P10"/>
      <text:p text:style-name="P296">COMPETENCIAS</text:p>
      <text:p text:style-name="P142">Consejería de Agricultura, Pesca y Desarrollo Rural.</text:p>
      <text:p text:style-name="P142">Consejería de Medio Ambiente y Ordenación del Territorio.</text:p>
      <text:p text:style-name="P10"/>
      <text:p text:style-name="P296">RESULTADOS ESPERADOS</text:p>
      <text:p text:style-name="P153">Aumento de la producción agrícola.</text:p>
      <text:p text:style-name="P153">Recuperación de olivares sin producción.</text:p>
      <text:p text:style-name="P10"/>
      <text:p text:style-name="P10"><text:soft-page-break/></text:p>
      <text:p text:style-name="P317">CÓDIGO MEDIDA</text:p>
      <text:p text:style-name="P153">26<text:tab/>Apoyo y mejora de la actividad vinculada a la producción, extracción y transformación del corcho.</text:p>
      <text:p text:style-name="P10"/>
      <text:p text:style-name="P296">DESCRIPCIÓN</text:p>
      <text:p text:style-name="P153">El corcho constituye el aprovec<text:span text:style-name="T86">h</text:span>amiento <text:span text:style-name="T86">forestal de mayor relevancia en el ámbito de influencia socieconómica del Parque Natural, que se caracteriza por su clara vinculación a las fincas de titularidad privada; un promedio de calidad que se sitúan en valores medios; un manifiesto envejecimiento del arbolado; una escasa transformación del producto en el territorio; y una relevante incidencia de la seca de las quercíneas.</text:span></text:p>
      <text:p text:style-name="P154">En consecuencia, la medida persigue mejorar el aprovechamiento a través de la mejora y aumento de la producción y la captación del valor añadido que implican los procesos de transformación del producto, según lo siguiente:</text:p>
      <text:list xml:id="list2108764882327840234" text:style-name="L15">
        <text:list-item>
          <text:p text:style-name="P355">Programa de mejora de la calidad.</text:p>
        </text:list-item>
        <text:list-item>
          <text:p text:style-name="P356">Manual <text:span text:style-name="T87">de buenas prácticas</text:span> para la gestión del alcornocal.</text:p>
        </text:list-item>
        <text:list-item>
          <text:p text:style-name="P356"><text:span text:style-name="T87">Asesoramiento para </text:span>la gestión de<text:span text:style-name="T87">l alcornocal (calidad, </text:span>problemas fitosanitarios, <text:span text:style-name="T87">etc.).</text:span></text:p>
        </text:list-item>
        <text:list-item>
          <text:p text:style-name="P356">Promo<text:span text:style-name="T87">ción de Rodales Selectos y uso </text:span>de bellotas certificadas genéticamente para mejorar las calidades y producciones de corcho.</text:p>
        </text:list-item>
        <text:list-item>
          <text:p text:style-name="P356">Desarrollar normas de gestión para el control del THC, tanto en los procesos de recolección y extracción como industriales.</text:p>
        </text:list-item>
        <text:list-item>
          <text:p text:style-name="P357"><text:span text:style-name="T89">Fomento de </text:span>iniciativas industriales de transformación del corcho.</text:p>
        </text:list-item>
        <text:list-item>
          <text:p text:style-name="P357">Fomento de iniciativas de innovación y desarrollo tecnológico, tanto para la recolección como transformación del corcho.</text:p>
        </text:list-item>
        <text:list-item>
          <text:p text:style-name="P380"><text:span text:style-name="T89">R</text:span>egeneración del alcornocal.</text:p>
        </text:list-item>
        <text:list-item>
          <text:p text:style-name="P380">Capacitación de gestores y profesionalización para la saca y labores selvícolas en el alcornocal.</text:p>
        </text:list-item>
      </text:list>
      <text:p text:style-name="P10"/>
      <text:p text:style-name="P296">VINCULACIÓN CON OBJETIVOS</text:p>
      <text:p text:style-name="P153">4<text:tab/>Impulsar y fortalecer las estructuras productivas bajo criterios de sostenibilidad, innovación y diferenciación.</text:p>
      <text:p text:style-name="P10"/>
      <text:p text:style-name="P296">VINCULACIÓN CON LÍNEAS DE ACTUACIÓN</text:p>
      <text:p text:style-name="P153">4.1<text:tab/>Impulso a las actividades agrícolas, ganaderas y forestales.</text:p>
      <text:p text:style-name="P10"/>
      <text:p text:style-name="P296">COMPETENCIAS</text:p>
      <text:p text:style-name="P143">Consejería de Agricultura, Pesca y Desarrollo Rural.</text:p>
      <text:p text:style-name="P143">Consejería de Medio Ambiente y Ordenación del Territorio.</text:p>
      <text:p text:style-name="P10"/>
      <text:p text:style-name="P296">RESULTADOS ESPERADOS</text:p>
      <text:p text:style-name="P155">Aumento de la calidad del corcho.</text:p>
      <text:p text:style-name="P155">Aumento de la producción de corcho.</text:p>
      <text:p text:style-name="P24"/>
      <text:p text:style-name="P10"/>
      <text:p text:style-name="P10"/>
      <text:p text:style-name="P10"/>
      <text:p text:style-name="P317">CÓDIGO MEDIDA</text:p>
      <text:p text:style-name="P156">27<text:tab/>Apoyo a las actividades industriales de transformación asociadas al sector primario.</text:p>
      <text:p text:style-name="P10"/>
      <text:p text:style-name="P296">DESCRIPCIÓN</text:p>
      <text:p text:style-name="P159">La escasa industrialización del sector primario en el ámbito de influencia del Parque Natural, a tenor de la <text:span text:style-name="T88">enorme </text:span>producción de materia prima <text:span text:style-name="T88">susceptible de transformación, constituye uno de los ámbitos susceptibles de desarrollo con mayor interés. Frente a la experiencia y la tradición como productores, que hace del territorio un referente de primer orden, la falta de experiencia en procesos de transformación que trasciendan de iniciativas muy locales y que aumenten de manera significativa el grado de industrialización, representa una limitación que requiere de esfuerzos a medio y largo y plazo, y sobre todo de iniciativas y compromisos colectivos.</text:span></text:p>
      <text:p text:style-name="P160">La capacidad para fijar población de la industria, así como para captar gran parte del valor añadido que generan las actividades de transformación, hacen que sea una de las demandas más habituales por parte de la población local.</text:p>
      <text:p text:style-name="P160">Entre <text:span text:style-name="T115">los proyectos</text:span> que agrup<text:span text:style-name="T115">e</text:span> la presente medida deben considerarse:</text:p>
      <text:list xml:id="list1803271325356421135" text:style-name="L16">
        <text:list-item>
          <text:p text:style-name="P358">Iniciativas de transformación de corcho.</text:p>
        </text:list-item>
        <text:list-item>
          <text:p text:style-name="P358">Disponibilidad de terrenos para la implantación de industria.</text:p>
        </text:list-item>
        <text:list-item>
          <text:p text:style-name="P358">Mejora de la calidad en la producción de aceite y aumento de la competitividad en las almazaras.</text:p>
        </text:list-item>
        <text:list-item>
          <text:p text:style-name="P358">Generación de actividades vinculadas a la industria cárnica.</text:p>
        </text:list-item>
        <text:list-item>
          <text:p text:style-name="P358">Protección y mejora de la pequeña industria local de transformación.</text:p>
        </text:list-item>
        <text:list-item>
          <text:p text:style-name="P381">Consolidación de canales de comercialización de los productos.</text:p>
        </text:list-item>
        <text:list-item>
          <text:p text:style-name="P381">Promoción de los productos.</text:p>
        </text:list-item>
        <text:list-item>
          <text:p text:style-name="P381">Diferenciación basada en criterios de sosteniblidad acordes con las figuras de protección y reconocimiento del territorio.</text:p>
        </text:list-item>
      </text:list>
      <text:p text:style-name="P25"/>
      <text:p text:style-name="P296">VINCULACIÓN CON OBJETIVOS</text:p>
      <text:p text:style-name="P156">4<text:tab/>Impulsar y fortalecer las estructuras productivas bajo criterios de sostenibilidad, innovación y diferenciación.</text:p>
      <text:p text:style-name="P10"/>
      <text:p text:style-name="P296">VINCULACIÓN CON LÍNEAS DE ACTUACIÓN</text:p>
      <text:p text:style-name="P156">4.1<text:tab/>Impulso a las actividades agrícolas, ganaderas y forestales.</text:p>
      <text:p text:style-name="P10"/>
      <text:p text:style-name="P296">COMPETENCIAS</text:p>
      <text:p text:style-name="P156">Consejería de Economía y Conocimiento.</text:p>
      <text:p text:style-name="P144">Consejería de Agricultura, Pesca y Desarrollo Rural.</text:p>
      <text:p text:style-name="P144">Consejería de Medio Ambiente y Ordenación del Territorio.</text:p>
      <text:p text:style-name="P10"/>
      <text:p text:style-name="P296">RESULTADOS ESPERADOS</text:p>
      <text:p text:style-name="P161">Aumento de los procesos de transformación.</text:p>
      <text:p text:style-name="P161">Captación de valor añadido.</text:p>
      <text:p text:style-name="P161">Generación de empleo.</text:p>
      <text:p text:style-name="P10"/>
      <text:p text:style-name="P10"/>
      <text:p text:style-name="P317">CÓDIGO MEDIDA</text:p>
      <text:p text:style-name="P165">28<text:tab/>Apoyo al desarrollo de iniciativas conjuntas de valorización de productos agrarios.</text:p>
      <text:p text:style-name="P10"/>
      <text:p text:style-name="P296">DESCRIPCIÓN</text:p>
      <text:p text:style-name="P310">La falta de competitividad de la actividad agrícola, ganadera y forestal debe ser contrarresta<text:span text:style-name="T90">da</text:span>, entre otras <text:span text:style-name="T90">cuestiones, por la generación de iniciativas para la valoración de los productos que permitan aunar esfuerzos y fortalecer el encadenamiento productivo. El asociacionismo, y el cooperativismo en particular, deben contribuir a facilitar la modernización de las explotaciones y de la industria de transformación, mejorando la rentabilidad e incorporando la innovación a los procesos productivos. Además, constituye una herramienta fundamental para la defensa de los intereses colectivos, por lo que esta medida podrá implicar la adopción de una serie de acciones técnicas y de gestión entre titulares de fincas de la zona para que puedan mejorar la valorización de sus productos (ganadería, agricultura, corcho, pequeños productores, etc.).</text:span></text:p>
      <text:p text:style-name="P311">Asimismo, debe contribuir a facilitar el desarrollo de medidas como la referida a la mejora de las actividades industriales, la articulación de los sectores productivos, <text:span text:style-name="T91">el asesoramiento, </text:span>la diferenciación <text:span text:style-name="T91">de la producción</text:span>, o el reforzamiento de la procedencia del Parque Natural Sierra Norte de Sevilla.</text:p>
      <text:p text:style-name="P312"/>
      <text:p text:style-name="P296">VINCULACIÓN CON OBJETIVOS</text:p>
      <text:p text:style-name="P165">4<text:tab/>Impulsar y fortalecer las estructuras productivas bajo criterios de sostenibilidad, innovación y diferenciación.</text:p>
      <text:p text:style-name="P10"/>
      <text:p text:style-name="P296">VINCULACIÓN CON LÍNEAS DE ACTUACIÓN</text:p>
      <text:p text:style-name="P165">4.1<text:tab/>Impulso a las actividades agrícolas, ganaderas y forestales.</text:p>
      <text:p text:style-name="P10"/>
      <text:p text:style-name="P296">COMPETENCIAS</text:p>
      <text:p text:style-name="P145">Consejería de Agricultura, Pesca y Desarrollo Rural.</text:p>
      <text:p text:style-name="P145">Consejería de Medio Ambiente y Ordenación del Territorio.</text:p>
      <text:p text:style-name="P10"/>
      <text:p text:style-name="P296">RESULTADOS ESPERADOS</text:p>
      <text:p text:style-name="P166">Desarrollo de iniciativas conjuntas de transformación y comercialización.</text:p>
      <text:p text:style-name="P166">Aumento del tejido asociativo.</text:p>
      <text:p text:style-name="P265">Reconocimiento del Parque Natural Sierra Norte de Sevilla.</text:p>
      <text:p text:style-name="P10"/>
      <text:p text:style-name="P10"/>
      <text:p text:style-name="P317">CÓDIGO MEDIDA</text:p>
      <text:p text:style-name="P165">29<text:tab/>Investigación, innovación y desarrollo para mejorar la productividad y sostenibilidad en el sector primario.</text:p>
      <text:p text:style-name="P10"/>
      <text:p text:style-name="P296">DESCRIPCIÓN</text:p>
      <text:p text:style-name="P175">La investigación y la innovación tecnológica tienen la capacidad de propiciar cambios en los modelos productivos, de manera que se mejoren los procesos de aprovechamiento de los recursos primarios y las actividades de transformación vinculadas, mejorando la sostenibilidad <text:span text:style-name="T92">y rentabilidad,</text:span> y la <text:span text:style-name="T92">consecuente</text:span> consolidación de la actividad agraria. <text:span text:style-name="T92">Asimismo, podrá permitir la implementación de nuevos procesos de transformación con mayores garantías de éxito.</text:span></text:p>
      <text:p text:style-name="P176">La medida, por tanto, desarrollará <text:span text:style-name="T116">proyectos</text:span> para fomentar la investigación, así como la transferencia de conocimiento y tecnología en el ámbito de la dehesa, la ganadería, las actividades agrícolas y los aprovechamientos forestales.</text:p>
      <text:p text:style-name="P177">La dehesa, de manera más particular, acusa una serie de problemáticas, entre ellas la “seca”, que dificultan la sostenibilidad del sistema y que requiere de la generación de conocimiento y tecnologías que <text:span text:style-name="T93">preserven</text:span> <text:span text:style-name="T93">su carácter multifuncional y la máxima provisión de servicios ecosistémicos a la sociedad. También en el caso del corcho, la mecanización de determinados trabajos, los problemas derivados del TCA y su control tanto en la extracción como en los procesos industriales, o la mejora de la calidad del producto, constituyen ámbitos de especial interés para la búsqueda de soluciones.</text:span></text:p>
      <text:p text:style-name="P179"><text:span text:style-name="T94">En general, constituirán proyectos</text:span> de interés<text:span text:style-name="T94"> l</text:span>a mejora y el acceso a las nuevas tecnologías, <text:span text:style-name="T97">especialmente de telecomunicaciones;</text:span> <text:span text:style-name="T97">el</text:span> asesoramiento; <text:span text:style-name="T97">y</text:span> la creación de espacios <text:span text:style-name="T97">de comunicación con los sectores productivos, con el fin de identificar las </text:span>problemáticas más determinantes, <text:span text:style-name="T97">facilitando su tratamiento y la transferencia del con</text:span>ocimiento <text:span text:style-name="T97">generado.</text:span></text:p>
      <text:p text:style-name="P178"/>
      <text:p text:style-name="P296">VINCULACIÓN CON OBJETIVOS</text:p>
      <text:p text:style-name="P165">4<text:tab/>Impulsar y fortalecer las estructuras productivas bajo criterios de sostenibilidad, innovación y diferenciación.</text:p>
      <text:p text:style-name="P10"/>
      <text:p text:style-name="P296">VINCULACIÓN CON LÍNEAS DE ACTUACIÓN</text:p>
      <text:p text:style-name="P165">4.1<text:tab/>Impulso a las actividades agrícolas, ganaderas y forestales.</text:p>
      <text:p text:style-name="P10"/>
      <text:p text:style-name="P296">COMPETENCIAS</text:p>
      <text:p text:style-name="P167">Consejería de Empleo, Empresa y Comercio.</text:p>
      <text:p text:style-name="P167">Consejería de Agricultura, Pesca y Desarrollo Rural.</text:p>
      <text:p text:style-name="P167">Consejería de Medio Ambiente y Ordenación del Territorio.</text:p>
      <text:p text:style-name="P10"/>
      <text:p text:style-name="P296">RESULTADOS ESPERADOS</text:p>
      <text:p text:style-name="P42">Mejora de la competitividad y de la sostenibilidad de las actividades productivas.</text:p>
      <text:p text:style-name="P180"><text:span text:style-name="T95">Aumento del c</text:span>onocimiento sobre la “seca” y <text:span text:style-name="T95">posibles</text:span> tratamient<text:span text:style-name="T95">os o prácticas de gestión efectivas.</text:span></text:p>
      <text:p text:style-name="P180">Transferencia de conocimientos.</text:p>
      <text:p text:style-name="P180">Valorización de la producción agraria.</text:p>
      <text:p text:style-name="P180"/>
      <text:p text:style-name="P317">CÓDIGO MEDIDA</text:p>
      <text:p text:style-name="P181">30<text:tab/>Apoyo al empresariado local.</text:p>
      <text:p text:style-name="P10"/>
      <text:p text:style-name="P296">DESCRIPCIÓN</text:p>
      <text:p text:style-name="P182"><text:span text:style-name="T96">El empresariado local está fundamentalmente representado por </text:span>micro<text:span text:style-name="T96">empresas, y pequeñas y medianas empresas, que en gran medida se orientan al sector servicios. Su importancia en el empleo y la economía de los municipios del ámbito de influencia socioeconómica del PDS es clave, por lo que se consideran necesarias medidas de apoyo que permitan mejorar su mantenimiento y desarrollo empresarial.</text:span></text:p>
      <text:p text:style-name="P183">Esta medida incorporará <text:span text:style-name="T116">proyectos</text:span> encaminad<text:span text:style-name="T116">o</text:span>s a la mejora de la competitividad, de la <text:span text:style-name="T97">cooperación y <text:s/>mejora de las</text:span> relaciones empresariales dentro y fuera del ámbito territorial del PDS, y al desarrollo de iniciativas que permitan <text:span text:style-name="T97">mejorar la producción, la sostenibilidad y la calidad de los </text:span>productos locales, <text:span text:style-name="T97">entre los que se considerará la importancia de las actividades artesanales. </text:span></text:p>
      <text:p text:style-name="P184"><text:span text:style-name="T97">Además, e</text:span>sta medida se deberá complementar con l<text:span text:style-name="T116">as iniciativas </text:span>deriv<text:span text:style-name="T97">a</text:span>das de <text:span text:style-name="T97">las medidas relativas a la diferenciación de la producción, </text:span>promoción <text:span text:style-name="T97">y comercialización.</text:span></text:p>
      <text:p text:style-name="P26"/>
      <text:p text:style-name="P296">VINCULACIÓN CON OBJETIVOS</text:p>
      <text:p text:style-name="P181">4<text:tab/>Impulsar y fortalecer las estructuras productivas bajo criterios de sostenibilidad, innovación y diferenciación.</text:p>
      <text:p text:style-name="P10"/>
      <text:p text:style-name="P296">VINCULACIÓN CON LÍNEAS DE ACTUACIÓN</text:p>
      <text:p text:style-name="P181">4.2<text:tab/>Generación y desarrollo de actividades productivas.</text:p>
      <text:p text:style-name="P10"/>
      <text:p text:style-name="P296">COMPETENCIAS</text:p>
      <text:p text:style-name="P157">Consejería de Economía y Conocimiento.</text:p>
      <text:p text:style-name="P168">Consejería de Empleo, Empresa y Comercio.</text:p>
      <text:p text:style-name="P27"/>
      <text:p text:style-name="P296">RESULTADOS ESPERADOS</text:p>
      <text:p text:style-name="P131">Generación de actividad empresarial.</text:p>
      <text:p text:style-name="P162">Generación de empleo.</text:p>
      <text:p text:style-name="P188">Fijación de población.</text:p>
      <text:p text:style-name="P10"/>
      <text:p text:style-name="P10"/>
      <text:p text:style-name="P317">CÓDIGO MEDIDA</text:p>
      <text:p text:style-name="P185">31<text:tab/>Apoyo a iniciativas de puesta en valor de los recursos.</text:p>
      <text:p text:style-name="P10"/>
      <text:p text:style-name="P296">DESCRIPCIÓN</text:p>
      <text:p text:style-name="P186">La existencia de numerosos recursos que permanecen ociosos <text:span text:style-name="T102">o infrautilizados </text:span>ante la falta de iniciativas de emprendimiento o la escasez de garantías <text:span text:style-name="T100">para su puesta en valor en el ámbito rural, precisan de un tratamiento específico que permita atender su valorización y contribución a mejorar las opciones desarrollo socioeconómico. Se considerarán las iniciativas que no hayan sido tratadas de manera específica en otras medidas (vinculadas al sector primario, al patrimonio cultural o <text:s/>la economía circular, entre otras), junto a aprovechamientos o actividades emergentes no identificadas actualmente y que puedan representar una oportunidad.</text:span></text:p>
      <text:p text:style-name="P191"><text:span text:style-name="T117">Esta medida se desarrollará </text:span>de manera complementaria a las que ya contemplan la <text:span text:style-name="T101">diferenciación de la producción, promoción y comercialización.</text:span></text:p>
      <text:p text:style-name="P192">Se podrán atender <text:span text:style-name="T101">la valorización de </text:span>recursos infrautilizados o emergentes como e<text:span text:style-name="T101">l aprovechamiento maderero y de biomasa forestal y agrícola; las actividades hortícolas; aprovechamientos secundarios y marginales como el micológico, plantas aromáticas y medicinales, espárragos, palmitos, caracoles y otras actividades recolectables; la apicultura; </text:span>o<text:span text:style-name="T101"> la artesanía.</text:span></text:p>
      <text:p text:style-name="P192">L<text:span text:style-name="T117">os proyectos que se ejecuten</text:span> conllevarán el apoyo a la transformació<text:span text:style-name="T103">n;</text:span> iniciativas de <text:span text:style-name="T99">I+D+i; </text:span>la r<text:span text:style-name="T99">evitalización y apoyo a la creación de estructuras para la valorización; </text:span>asesoramiento <text:span text:style-name="T103">y </text:span>tutelaje; o iniciativas de custodia del territorio.</text:p>
      <text:p text:style-name="P192"/>
      <text:p text:style-name="P296">VINCULACIÓN CON OBJETIVOS</text:p>
      <text:p text:style-name="P185">4<text:tab/>Impulsar y fortalecer las estructuras productivas bajo criterios de sostenibilidad, innovación y diferenciación.</text:p>
      <text:p text:style-name="P10"/>
      <text:p text:style-name="P296">VINCULACIÓN CON LÍNEAS DE ACTUACIÓN</text:p>
      <text:p text:style-name="P185">4.2<text:tab/>Generación y desarrollo de actividades productivas.</text:p>
      <text:p text:style-name="P10"/>
      <text:p text:style-name="P296">COMPETENCIAS</text:p>
      <text:p text:style-name="P158">Consejería de Economía y Conocimiento.</text:p>
      <text:p text:style-name="P169">Consejería de Empleo, Empresa y Comercio.</text:p>
      <text:p text:style-name="P169">Consejería de Agricultura, Pesca y Desarrollo Rural.</text:p>
      <text:p text:style-name="P169">Consejería de Medio Ambiente y Ordenación del Territorio.</text:p>
      <text:p text:style-name="P10"/>
      <text:p text:style-name="P296">RESULTADOS ESPERADOS</text:p>
      <text:p text:style-name="P132">Generación de actividad empresarial.</text:p>
      <text:p text:style-name="P163">Generación de empleo.</text:p>
      <text:p text:style-name="P189">Fijación de población.</text:p>
      <text:p text:style-name="P10"/>
      <text:p text:style-name="P10"/>
      <text:p text:style-name="P317">CÓDIGO MEDIDA</text:p>
      <text:p text:style-name="P193">32<text:tab/>Protección y valorización de los montes.</text:p>
      <text:p text:style-name="P10"/>
      <text:p text:style-name="P296">DESCRIPCIÓN</text:p>
      <text:p text:style-name="P196">La Ley 2/1992, de 15 de junio, Forestal de Andalucía, recoge en su artículo 45 que “<text:span text:style-name="T75">los ecosistemas forestales <text:s/>deben <text:s/>ser <text:s/>gestionados <text:s/>de <text:s/>forma <text:s/>integrada <text:s/>contemplándose conjuntamente <text:s/>la <text:s/>vegetación, <text:s/>la <text:s/>fauna <text:s/>y <text:s/>el <text:s/>medio <text:s/>físico <text:s/>que <text:s/>los <text:s/>constituyen, <text:s/>con <text:s/>el <text:s/>fin <text:s/>de <text:s/>conseguir <text:s/>un aprovechamiento sostenido de los recursos naturales, garantizándose la preservación de la diversidad genética y los procesos ecológicos esenciales</text:span>”.</text:p>
      <text:p text:style-name="P194"><text:span text:style-name="T106">Los montes públicos, por su carácter,</text:span> deben seguir un modelo de gestión que garantice la sostenibilidad ambiental, social y económica, considerando para ello su capacidad de incidir de manera positiva en la economía local, a través de la generación de alternativas sostenibles. Las ofertas de aprovechamientos para pastos, posibles asentamientos agrícolas, <text:span text:style-name="T104">de asentamientos apícolas,</text:span> de aprovechamiento de corcho, madera, biomasa, leñas o frutos, entre otros, deben unirse a las necesidades de inversión para la realización de trabajos de prevención de incendios, tratamientos selvícolas o trabajos de puesta en valor de los aprovechamientos. <text:span text:style-name="T104">Todo ello, debe perseguir que el valor añadido generado incida en el desarrollo socioeconómico de la población local, garantizando la conservación y mejora de los valores ambientales que atesoran.</text:span></text:p>
      <text:p text:style-name="P195">El Plan de Gestión Integral de los Montes Públicos de la Sierra Norte de Sevilla, como caso particular, debe representar un ejemplo de mejora continua en el cumplimiento de <text:span text:style-name="T106">los citados</text:span> objetivos, potenciando y valorizando los <text:span text:style-name="T105">aprovechamientos existentes y potenciales, </text:span>así como la gestión del medio natural, la conservación o la <text:span text:style-name="T105">mejora de infraestructuras. Además, debe atender la situación del sector privado con capacidad para desarrollar su actividad en dichos montes.</text:span></text:p>
      <text:p text:style-name="P195">Por su parte, <text:span text:style-name="T106">en el caso de los montes de titularidad privada, </text:span>la presente medida trata también de impulsar opciones de mejora <text:span text:style-name="T106">de la gestión</text:span> orientadas <text:span text:style-name="T106">a la sostenibilidad, mejorando también su repercusión social y económica. La ordenación de montes y el fomento de acciones de mejora, serán proyectos que se desarrollen a partir de la presente medida.</text:span></text:p>
      <text:p text:style-name="P194"><text:span text:style-name="T106">Además, en ambos casos se impulsará </text:span>el aprovechamiento de los recursos a través de la puesta en práctica de las medidas contempladas en los distintos planes sectoriales: Plan Cussta, Plan Estratégico de la piña, Plan Estratégico del corcho, etc.</text:p>
      <text:p text:style-name="P10"/>
      <text:p text:style-name="P296">VINCULACIÓN CON OBJETIVOS</text:p>
      <text:p text:style-name="P193">4<text:tab/>Impulsar y fortalecer las estructuras productivas bajo criterios de sostenibilidad, innovación y diferenciación.</text:p>
      <text:p text:style-name="P10"/>
      <text:p text:style-name="P296">VINCULACIÓN CON LÍNEAS DE ACTUACIÓN</text:p>
      <text:p text:style-name="P193">4.2<text:tab/>Generación y desarrollo de actividades productivas.</text:p>
      <text:p text:style-name="P10"/>
      <text:p text:style-name="P296">COMPETENCIAS</text:p>
      <text:p text:style-name="P170">Consejería de Medio Ambiente y Ordenación del Territorio.</text:p>
      <text:p text:style-name="P10"/>
      <text:p text:style-name="P296">RESULTADOS ESPERADOS</text:p>
      <text:p text:style-name="P133">Generación de actividad empresarial.</text:p>
      <text:p text:style-name="P164">Generación de empleo.</text:p>
      <text:p text:style-name="P190">Fijación de población.</text:p>
      <text:p text:style-name="P10"/>
      <text:p text:style-name="P10"/>
      <text:p text:style-name="P317">CÓDIGO MEDIDA</text:p>
      <text:p text:style-name="P197">33<text:tab/>Apoyo y desarrollo de estrategias coordinadas de diferenciación de la producción local.</text:p>
      <text:p text:style-name="P10"/>
      <text:p text:style-name="P296">DESCRIPCIÓN</text:p>
      <text:p text:style-name="P199">La falta de competitividad de las actividades tradicionales, acentuadas por las conexiones y deficiencias de comunicación de las zonas rurales de montaña, frente al resto de la región, requiere <text:span text:style-name="T107">desarrollar iniciativas de diferenciación de la producción por calidad ligada al origen.</text:span> <text:span text:style-name="T107">La idiosincrasia y las particularidades del ámbito territorial requieren que sean estrategias adaptadas al territorio, de manera colectiva y en virtud de sus capacidades.</text:span></text:p>
      <text:p text:style-name="P200">La calidad de los productos representa uno de los principales potenciales, <text:span text:style-name="T108">y el carácter extensivo de la producción ganadera y agrícola, así como las producciones ecológicas, representan valores ya existentes que pueden contribuir en sobremanera a mejorar las condiciones de desarrollo socioeconómico.</text:span></text:p>
      <text:p text:style-name="P202">En cualquier caso, la necesidad de <text:span text:style-name="T109">que se trate de</text:span> acciones colectivas conlleva <text:span text:style-name="T109">el desarrollo de acciones <text:s/>dirigidas a apoyar iniciativas de carácter estratégico que implique a determinados sectores productivos, la coordinación con otras medidas específicas de diferenciación de la producción y de impulso a las actividades productivas.</text:span></text:p>
      <text:p text:style-name="P201"><text:s/></text:p>
      <text:p text:style-name="P296">VINCULACIÓN CON OBJETIVOS</text:p>
      <text:p text:style-name="P198">4<text:tab/>Impulsar y fortalecer las estructuras productivas bajo criterios de sostenibilidad, innovación y diferenciación.</text:p>
      <text:p text:style-name="P10"/>
      <text:p text:style-name="P296">VINCULACIÓN CON LÍNEAS DE ACTUACIÓN</text:p>
      <text:p text:style-name="P198">4.3<text:tab/>Diferenciación de la producción.</text:p>
      <text:p text:style-name="P10"/>
      <text:p text:style-name="P296">COMPETENCIAS</text:p>
      <text:p text:style-name="P171">Consejería de Empleo, Empresa y Comercio.</text:p>
      <text:p text:style-name="P171">Consejería de Agricultura, Pesca y Desarrollo Rural.</text:p>
      <text:p text:style-name="P171">Consejería de Medio Ambiente y Ordenación del Territorio.</text:p>
      <text:p text:style-name="P10"/>
      <text:p text:style-name="P296">RESULTADOS ESPERADOS</text:p>
      <text:p text:style-name="P207">Fomento de la actividad empresarial.</text:p>
      <text:p text:style-name="P207">Mejora de la actividad comercial. </text:p>
      <text:p text:style-name="P265">Reconocimiento del Parque Natural Sierra Norte de Sevilla.</text:p>
      <text:p text:style-name="P207"/>
      <text:p text:style-name="P10"/>
      <text:p text:style-name="P10"/>
      <text:p text:style-name="P318">CÓDIGO MEDIDA</text:p>
      <text:p text:style-name="P207">34<text:tab/>Fortalecimiento y divulgación de la Marca Parque Natural, así como otras marcas o certificados de calidad para la promoción de los productos locales.</text:p>
      <text:p text:style-name="P28"/>
      <text:p text:style-name="P298">DESCRIPCIÓN</text:p>
      <text:p text:style-name="P207">La Marca Parque Natural de Andalucía es un distintivo de calidad que ofrece al empresariado una puerta abierta a nuevos canales de promoción, difusión, comercialización y venta de determinados productos o servicios de los parques naturales andaluces. La categoría de productos y servicios para los que se puede obtener la licencia de uso de la marca son Productos Artesanales, Turismo de Naturaleza y Productos Naturales. Dentro de esta medida se engloban todas aquellas acciones dirigidas, por un lado, a fortalecer a una mayor presencia de empresas de la Marca Parque Natural en el Parque Natural Sierra Norte de Sevilla, y por otro las acciones dirigidas a la promoción y divulgación de la Marca Parque Natural con incidencia en las empresas locales del área de influencia socioeconómica.</text:p>
      <text:p text:style-name="P208">Además, con el fin de aprovechar los valores diferenciales del Parque Natural, <text:span text:style-name="T110">que </text:span>en ocasiones <text:span text:style-name="T110">se propicia</text:span> a partir de otras figuras de protección y reconocimiento como Geoparque, <text:span text:style-name="T110">Reserva de la Biosfera o Red Natura 2000, o iniciativas como la Carta Europea de Turismo Sostenible (CETS), la Marca Q de Calidad Turística, u otras de indicación sobre el origen o la procedencia geográfica de un producto (Denominación de Origen, Indicación Geográfica Protegida, etc.), se podrán desarrollar proyectos de formación, asesoramiento, divulgación o encaminadas a su uso y promoción coordinada.</text:span></text:p>
      <text:p text:style-name="P203"><text:s/></text:p>
      <text:p text:style-name="P298">VINCULACIÓN CON OBJETIVOS</text:p>
      <text:p text:style-name="P215">4<text:tab/>Impulsar y fortalecer las estructuras productivas bajo criterios de sostenibilidad, innovación y diferenciación.</text:p>
      <text:p text:style-name="P28"/>
      <text:p text:style-name="P298">VINCULACIÓN CON LÍNEAS DE ACTUACIÓN</text:p>
      <text:p text:style-name="P215">4.3<text:tab/>Diferenciación de la producción.</text:p>
      <text:p text:style-name="P28"/>
      <text:p text:style-name="P298">COMPETENCIAS</text:p>
      <text:p text:style-name="P172">Consejería de Empleo, Empresa y Comercio.</text:p>
      <text:p text:style-name="P216">Consejería de Turismo y Deporte.</text:p>
      <text:p text:style-name="P173">Consejería de Agricultura, Pesca y Desarrollo Rural.</text:p>
      <text:p text:style-name="P215">Consejería de Medio Ambiente y Ordenación del Territorio.</text:p>
      <text:p text:style-name="P29"/>
      <text:p text:style-name="P298">RESULTADOS ESPERADOS</text:p>
      <text:p text:style-name="P208">Fomento de la actividad empresarial.</text:p>
      <text:p text:style-name="P208">Mejora de la actividad comercial. </text:p>
      <text:p text:style-name="P207"/>
      <text:p text:style-name="P207"/>
      <text:p text:style-name="P318">CÓDIGO MEDIDA</text:p>
      <text:p text:style-name="P217">35<text:tab/>Fomento de la producción integrada y ecológica.</text:p>
      <text:p text:style-name="P28"/>
      <text:p text:style-name="P298">DESCRIPCIÓN</text:p>
      <text:p text:style-name="P217">Los productos locales asociados a áreas protegidas se asocian por el consumidor con producciones con bajos inputs de productos químicos artificiales. La certificación como productos ecológicos aumenta esta asociación e incrementa el valor de los productos. En esta medida se contempla tanto el asesoramiento y formación de productores y de la industria agroalimentaria en temas tanto técnicos como normativos, como la promoción de los productos ecológicos asociados a la sierra y el apoyo a la creación de infraestructuras de uso asociativo para la producción ecológica, como pueden ser infraestructuras que favorezcan las comercialización y distribución de productos agrícolas o la creación de mataderos para la ganadería.</text:p>
      <text:p text:style-name="P204"/>
      <text:p text:style-name="P298">VINCULACIÓN CON OBJETIVOS</text:p>
      <text:p text:style-name="P217">4<text:tab/>Impulsar y fortalecer las estructuras productivas bajo criterios de sostenibilidad, innovación y diferenciación.</text:p>
      <text:p text:style-name="P28"/>
      <text:p text:style-name="P298">VINCULACIÓN CON LÍNEAS DE ACTUACIÓN</text:p>
      <text:p text:style-name="P217">4.3<text:tab/>Diferenciación de la producción.</text:p>
      <text:p text:style-name="P28"/>
      <text:p text:style-name="P298">COMPETENCIAS</text:p>
      <text:p text:style-name="P173">Consejería de Agricultura, Pesca y Desarrollo Rural.</text:p>
      <text:p text:style-name="P30"/>
      <text:p text:style-name="P298">RESULTADOS ESPERADOS</text:p>
      <text:p text:style-name="P217">Mejora de la calidad ambiental. </text:p>
      <text:p text:style-name="P217">Mejora de la sostenibilidad de las actividades productivas.</text:p>
      <text:p text:style-name="P209">Mejora de la actividad comercial. </text:p>
      <text:p text:style-name="P207"/>
      <text:p text:style-name="P207"/>
      <text:p text:style-name="P318">CÓDIGO MEDIDA</text:p>
      <text:p text:style-name="P218">36<text:tab/>Impulso a la elaboración de un instrumento de planificación de marketing para para la creación y promoción de una imagen colectiva del territorio.</text:p>
      <text:p text:style-name="P30"/>
      <text:p text:style-name="P298">DESCRIPCIÓN</text:p>
      <text:p text:style-name="P219">La promoción es fundamental para mejorar las relaciones comerciales, aumentar la demanda y consumo de productos de calidad, <text:span text:style-name="T112">diversificar la comercialización</text:span> y fortalecer las exportaciones, entre otros aspectos. </text:p>
      <text:p text:style-name="P220">En todo caso, dado que se trata de una cuestión que incide en diversos sectores (agroindustria, turismo, comercio, etc.) y tiene una repercusión social importante, se considera de interés la elaboración de un plan de marketing que aúne los criterios y esfuerzos en beneficio del desarrollo socioeconómico del ámbito de influencia socioeconómica del Parque Natural.</text:p>
      <text:p text:style-name="P220">Esta medida contemplará <text:span text:style-name="T117">proyectos que aborden las siguientes cuestiones:</text:span></text:p>
      <text:list xml:id="list6804403070115636515" text:style-name="L17">
        <text:list-item>
          <text:p text:style-name="P359">Coordinación con medidas de diferenciación de la producción <text:span text:style-name="T113">y otros de promoción y comercialización de la producción local</text:span>.</text:p>
        </text:list-item>
        <text:list-item>
          <text:p text:style-name="P359">Integración de los diferentes sectores para la promoción comercial <text:span text:style-name="T112">y el beneficio mutuo.</text:span></text:p>
        </text:list-item>
        <text:list-item>
          <text:p text:style-name="P360"><text:span text:style-name="T111">Fortalecimiento de la </text:span>imagen de<text:span text:style-name="T111">l ámbito de infuencia socioeconómica como</text:span> <text:span text:style-name="T113">d</text:span>estino <text:span text:style-name="T113">t</text:span>urístico <text:span text:style-name="T112">y origen de la producción</text:span>.</text:p>
        </text:list-item>
        <text:list-item>
          <text:p text:style-name="P360"><text:span text:style-name="T111">Creación de una p</text:span>lataforma comarcal de publicidad.</text:p>
        </text:list-item>
        <text:list-item>
          <text:p text:style-name="P361">Interpretación de productos tradicionales (artesanía, gastronomía, productos típicos, etc.) y otros recursos culturales (fiestas populares, costumbres, patrimonio etnográfico).</text:p>
        </text:list-item>
        <text:list-item>
          <text:p text:style-name="P361">Promoción coordinada en accesos principales y puntos de afluencia turística (carreteras principales, centros de visitantes, restaurantes, alojamientos, comercios, etc.).</text:p>
        </text:list-item>
      </text:list>
      <text:p text:style-name="P203"><text:s/></text:p>
      <text:p text:style-name="P298">VINCULACIÓN CON OBJETIVOS</text:p>
      <text:p text:style-name="P218">4<text:tab/>Impulsar y fortalecer las estructuras productivas bajo criterios de sostenibilidad, innovación y diferenciación.</text:p>
      <text:p text:style-name="P28"/>
      <text:p text:style-name="P298">VINCULACIÓN CON LÍNEAS DE ACTUACIÓN</text:p>
      <text:p text:style-name="P218">4.4<text:tab/>Potenciación de la imagen del Parque Natural y promoción de la producción local.</text:p>
      <text:p text:style-name="P28"/>
      <text:p text:style-name="P298">COMPETENCIAS</text:p>
      <text:p text:style-name="P221">Consejería de Empleo, Empresa y Comercio.</text:p>
      <text:p text:style-name="P221">Consejería de Turismo y Deporte.</text:p>
      <text:p text:style-name="P221">Consejería de Medio Ambiente y Ordenación del Territorio.</text:p>
      <text:p text:style-name="P28"/>
      <text:p text:style-name="P298">RESULTADOS ESPERADOS</text:p>
      <text:p text:style-name="P210">Mejora de la actividad comercial.</text:p>
      <text:p text:style-name="P221">Aumento de la actividad turística.</text:p>
      <text:p text:style-name="P266">Reconocimiento del Parque Natural Sierra Norte de Sevilla.</text:p>
      <text:p text:style-name="P207"/>
      <text:p text:style-name="P207"/>
      <text:p text:style-name="P318">CÓDIGO MEDIDA</text:p>
      <text:p text:style-name="P225">37<text:tab/>Mejora de los materiales de comunicación, así como de los contenidos y posicionamiento del Parque Natural en internet.</text:p>
      <text:p text:style-name="P28"/>
      <text:p text:style-name="P298">DESCRIPCIÓN</text:p>
      <text:p text:style-name="P225">Esta <text:span text:style-name="T118">medida</text:span> se dirige a mejorar los <text:span text:style-name="T119">s</text:span>istemas de <text:span text:style-name="T119">c</text:span>omunicación del Parque Natural en Internet (web <text:span text:style-name="T119">y redes sociales</text:span>), tanto en su contenido textual como en el gráfico. La renovación técnica del software, la mejora de contenidos y el mejor posicionamiento en internet de estos sitios deben conseguir que las búsquedas que los visitantes realicen con términos genéricos asociados al Parque Natural Sierra <text:span text:style-name="T119">Norte de Sevilla</text:span> los dirija de forma preferente a los sitios oficiales del Parque Natural y que a partir de ahí se vinculen a otras páginas de entidades y empresas del territorio. Además estos sitios deben estar diseñados en su contenido y estructura de manera que tanto la información ambiental como la turística se vincule a páginas de referencia para las empresas (especialmente aquellas generadas de forma colaborativa) y que impulsan la comercialización conjunta.</text:p>
      <text:p text:style-name="P227">Además,, resulta n<text:span text:style-name="T113">ecesario mejorar los materiales de comunicación del Parque Natural en sus diferentes formatos, actualizando y mejorando el contenido informativo de los mismos, </text:span>y desarrollando aplicaciones <text:span text:style-name="T152">para dispositivos </text:span>móviles para facilitar el acceso y disponibilidad para usuarios<text:span text:style-name="T113">. La revisión de contenidos debe centrarse tanto en la identificación de elementos naturales de alto valor como en la actualización de la oferta de infraestructuras y equipamientos de uso público tanto gestionados por el Parque como por otras entidades. </text:span></text:p>
      <text:p text:style-name="P226"/>
      <text:p text:style-name="P203"><text:s/><text:span text:style-name="T98">VINCULACIÓN CON OBJETIVOS</text:span></text:p>
      <text:p text:style-name="P225">4<text:tab/>Impulsar y fortalecer las estructuras productivas bajo criterios de sostenibilidad, innovación y diferenciación.</text:p>
      <text:p text:style-name="P28"/>
      <text:p text:style-name="P298">VINCULACIÓN CON LÍNEAS DE ACTUACIÓN</text:p>
      <text:p text:style-name="P225">4.4<text:tab/>Potenciación de la imagen del Parque Natural y promoción de la producción local.</text:p>
      <text:p text:style-name="P28"/>
      <text:p text:style-name="P298">COMPETENCIAS</text:p>
      <text:p text:style-name="P222">Consejería de Medio Ambiente y Ordenación del Territorio.</text:p>
      <text:p text:style-name="P28"/>
      <text:p text:style-name="P298">RESULTADOS ESPERADOS</text:p>
      <text:p text:style-name="P222">Mejora de la imagen del Parque Natural.</text:p>
      <text:p text:style-name="P222">Mejora del conocimiento sobre el Parque Natural.</text:p>
      <text:p text:style-name="P266">Reconocimiento del Parque Natural Sierra Norte de Sevilla.</text:p>
      <text:p text:style-name="P207"/>
      <text:p text:style-name="P207"/>
      <text:p text:style-name="P318">CÓDIGO MEDIDA</text:p>
      <text:p text:style-name="P227">38<text:tab/>Apoyo a la comercialización de los productos locales y acceso a los mercados.</text:p>
      <text:p text:style-name="P28"/>
      <text:p text:style-name="P298">DESCRIPCIÓN</text:p>
      <text:p text:style-name="P230">El sector del comercio en el ámbito territorio, así como la comercialización de la producción local, juegan un papel fundamental en el desarrollo socioeconómico, no sólo por su importancia en la actividad económica local, sino también por su importancia en el diseño de estrategias para la captación del valor añadido que se genera tras los procesos de transformación y comercialización de la producción local, y por su incidencia en la imagen colectiva del territorio y en la consolidación de las actividades vinculadas al sector primario y de transformación.</text:p>
      <text:p text:style-name="P229">El consumo de productos locales y tradicionales tiene una tendencia al alza, tanto <text:span text:style-name="T122">por parte de </text:span>visitantes al Parque<text:span text:style-name="T123"> </text:span><text:span text:style-name="T124">Natural</text:span><text:span text:style-name="T123"> como en los mercados </text:span><text:span text:style-name="T124">de ámbitos urbanos</text:span><text:span text:style-name="T123">. </text:span><text:span text:style-name="T124">El ámbito territorial</text:span><text:span text:style-name="T123"> destaca por la calidad de sus productos, como son </text:span><text:span text:style-name="T124">el cordero,</text:span><text:span text:style-name="T123"> los derivados del cerdo ibérico, </text:span><text:span text:style-name="T124">los quesos, el vino, el aceite de oliva</text:span><text:span text:style-name="T123"> y los recolectables, </text:span><text:span text:style-name="T124">como</text:span><text:span text:style-name="T123"> las setas </text:span><text:span text:style-name="T124">y la miel</text:span><text:span text:style-name="T123">. </text:span><text:span text:style-name="T124">Por ello, e</text:span><text:span text:style-name="T123">s preciso impulsar actividades </text:span><text:span text:style-name="T124">que permitan conocerlos, como </text:span><text:span text:style-name="T123">eventos de degustación, ferias y catas en origen. Para favorecer la promoción en mercados externos s</text:span><text:span text:style-name="T124">erá también</text:span><text:span text:style-name="T123"> preciso </text:span><text:span text:style-name="T124">potenciar</text:span><text:span text:style-name="T123"> las campañas de información </text:span><text:span text:style-name="T124">de las variedades y productos locales </text:span><text:span text:style-name="T123">en los mercados de destino.</text:span></text:p>
      <text:p text:style-name="P304">El apoyo a la comercialización, por tanto, podrá conllevar el desarrollo de proyectos que aborden los siguientes aspectos:</text:p>
      <text:list xml:id="list6892958928352768525" text:style-name="L18">
        <text:list-item>
          <text:p text:style-name="P362">Mejora del conocimiento sobre los productos agrarios locales y tradicionales.</text:p>
        </text:list-item>
        <text:list-item>
          <text:p text:style-name="P363">Lucha contra el fraude en la comercialización d<text:span text:style-name="T120">e productos locales de calidad.</text:span></text:p>
        </text:list-item>
        <text:list-item>
          <text:p text:style-name="P364"><text:span text:style-name="T120">Creación de una p</text:span>lataforma comercialización y publicidad de productos locales.</text:p>
        </text:list-item>
        <text:list-item>
          <text:p text:style-name="P363"><text:span text:style-name="T120">Desarrollo de </text:span>iniciativas <text:span text:style-name="T120">comerciales que promuevan la sostenibilidad ambiental y el comercio local: </text:span><text:span text:style-name="T76">kilómetro </text:span><text:span text:style-name="T77">cero</text:span><text:span text:style-name="T120">, comercio justo, consumo responsable, participación en ferias y eventos comerciales, etc.</text:span></text:p>
        </text:list-item>
        <text:list-item>
          <text:p text:style-name="P365">Fortalecimiento de los canales cortos de comercialización.</text:p>
        </text:list-item>
        <text:list-item>
          <text:p text:style-name="P365">Diversificación de los canales de comercialización.</text:p>
        </text:list-item>
        <text:list-item>
          <text:p text:style-name="P364">Incorporación de los valores que representa <text:span text:style-name="T121">el Parque Natural como origen de la producción.</text:span></text:p>
        </text:list-item>
      </text:list>
      <text:p text:style-name="P205"/>
      <text:p text:style-name="P298">VINCULACIÓN CON OBJETIVOS</text:p>
      <text:p text:style-name="P227">4<text:tab/>Impulsar y fortalecer las estructuras productivas bajo criterios de sostenibilidad, innovación y diferenciación.</text:p>
      <text:p text:style-name="P28"/>
      <text:p text:style-name="P298">VINCULACIÓN CON LÍNEAS DE ACTUACIÓN</text:p>
      <text:p text:style-name="P227">4.5<text:tab/>Comercialización de la producción local.</text:p>
      <text:p text:style-name="P28"/>
      <text:p text:style-name="P298">COMPETENCIAS</text:p>
      <text:p text:style-name="P223">Consejería de Empleo, Empresa y Comercio.</text:p>
      <text:p text:style-name="P32"/>
      <text:p text:style-name="P298">RESULTADOS ESPERADOS</text:p>
      <text:p text:style-name="P211">Fomento de la actividad empresarial.</text:p>
      <text:p text:style-name="P211">Mejora de la actividad comercial.</text:p>
      <text:p text:style-name="P211"/>
      <text:p text:style-name="P207"/>
      <text:p text:style-name="P207"/>
      <text:p text:style-name="P318">CÓDIGO MEDIDA</text:p>
      <text:p text:style-name="P228">39<text:tab/>Fomento de la comercialización y consumo de productos locales en establecimientos del ámbito de influencia socioeconómica.</text:p>
      <text:p text:style-name="P28"/>
      <text:p text:style-name="P298">DESCRIPCIÓN</text:p>
      <text:p text:style-name="P228">El importante número de restaurantes existentes en el <text:span text:style-name="T125">área del influencia socioeconómica</text:span> del Parque Natural y la riqueza y variedad de productos agroalimentarios locales, ofrece la posibilidad de impulsar medidas que favorezcan el consumo de dichos productos en los restaurantes y tiendas de alimentación de la zona. En concreto, la medida pretende poner en común los intereses de productores y restauradores locales en cuanto a conocer las características del producto deseado a sus calidades y al reconocimiento de los valores asociados a su producción en Parque Natural. Esta medida está relacionada con los programas de <text:span text:style-name="T125">d</text:span>esarrollo de la investigación, la innovación y la modernización del sector turístico andaluz e <text:span text:style-name="T125">i</text:span>mpulso a la creación y desarrollo de rutas e itinerarios gastronómicos, <text:span text:style-name="T125">según recoge </text:span>el Plan General de Turismo Sostenible de Andalucía 2014-2020, que por una parte pretenden incentivar proyectos impulsados por PYMES turísticas destinados a fomentar la integración y cooperación de empresas, y por otra, la creación e impulso de rutas gastronómicas vinculadas al territorio. <text:span text:style-name="T125">Además, e</text:span>l contacto directo entre productor y restaurador <text:span text:style-name="T125">permite r</text:span>educir costes <text:span text:style-name="T125">evitando</text:span> intermediarios, <text:span text:style-name="T125">aportando mayor </text:span>valor añadido a los platos servidos, muy del gusto de una parte de la demanda turística que valora cada vez más la gastronomía.</text:p>
      <text:p text:style-name="P203"><text:s/></text:p>
      <text:p text:style-name="P298">VINCULACIÓN CON OBJETIVOS</text:p>
      <text:p text:style-name="P228">4<text:tab/>Impulsar y fortalecer las estructuras productivas bajo criterios de sostenibilidad, innovación y diferenciación.</text:p>
      <text:p text:style-name="P28"/>
      <text:p text:style-name="P298">VINCULACIÓN CON LÍNEAS DE ACTUACIÓN</text:p>
      <text:p text:style-name="P228">4.5<text:tab/>Comercialización de la producción local.</text:p>
      <text:p text:style-name="P28"/>
      <text:p text:style-name="P298">COMPETENCIAS</text:p>
      <text:p text:style-name="P224">Consejería de Empleo, Empresa y Comercio.</text:p>
      <text:p text:style-name="P231">Consejería de Turismo y Deporte.</text:p>
      <text:p text:style-name="P231">Consejería de Agricultura, Pesca y Desarrollo Rural.</text:p>
      <text:p text:style-name="P231">Consejería de Medio Ambiente y Ordenación del Territorio.</text:p>
      <text:p text:style-name="P231"/>
      <text:p text:style-name="P298">RESULTADOS ESPERADOS</text:p>
      <text:p text:style-name="P212">Fomento de la actividad empresarial.</text:p>
      <text:p text:style-name="P212">Mejora de la actividad comercial.</text:p>
      <text:p text:style-name="P207"/>
      <text:p text:style-name="P207"/>
      <text:p text:style-name="P318">CÓDIGO MEDIDA</text:p>
      <text:p text:style-name="P231">40<text:tab/>Fomento de la diversificación y aumento de la oferta cultural, de ocio y naturaleza, así como deportiva, favoreciendo el valor turístico del espacio.</text:p>
      <text:p text:style-name="P28"/>
      <text:p text:style-name="P298">DESCRIPCIÓN</text:p>
      <text:p text:style-name="P233">El turismo atesora un importante potencial como dinamizador económico <text:span text:style-name="T129">para el ámbito territorial del PDS,</text:span> ya que en el Parque Natural confluyen la belleza de los paisajes, una diversa e interesante representación faunística y florística, <text:span text:style-name="T130">y</text:span> formaciones geológicas de <text:span text:style-name="T130">interés</text:span>, con un <text:span text:style-name="T129">abundante</text:span> patrimonio cultural. <text:span text:style-name="T130">Todo ello conlleva el reconocimiento de </text:span>unos valores ecológicos, estéticos, educativos y científicos que pueden contribuir a la generación de una oferta <text:span text:style-name="T129">amplia y diversa a lo largo del año</text:span>.</text:p>
      <text:p text:style-name="P234"><text:span text:style-name="T126">Sin embargo</text:span>, en muchos casos los recursos turísticos se encuentran infrautilizados, a menudo por la falta de conocimiento sobre los mismos, así como por la necesidad de intervenciones que faciliten su uso y puesta en valor. </text:p>
      <text:p text:style-name="P237">La medida abarca iniciativas encaminadas a la diversificación y consolidación de una oferta de usos que actúen como activos turísticos, contribuyendo igualmente reducir la estacionalidad del turismo en beneficio de la profesionalización y mejora de la calidad en el sector. Entre otras acciones, podrá contemplar la investigación, creación, promoción e imbricación entre los diferentes productos de las empresas locales, considerando la importancia de la innovación e incorporación de las nuevas tecnologías (desarrollo de aplicaciones <text:span text:style-name="T152">para dispositivos</text:span> móviles y rutas sin conexión), la singularidad y el respeto al entorno.</text:p>
      <text:p text:style-name="P236">Los ámbitos de intervención podrán ser:</text:p>
      <text:list xml:id="list8197644168591077573" text:style-name="L19">
        <text:list-item>
          <text:p text:style-name="P366"><text:span text:style-name="T127">P</text:span>atrimonio <text:span text:style-name="T127">cultural: recursos más representativos o emblemáticos, circuitos culturales, eventos (</text:span>festivales de teatro, música, certámenes de fotografía o de pintura, conocimiento de costumbres populares, rutas culturales<text:span text:style-name="T127">).</text:span></text:p>
        </text:list-item>
        <text:list-item>
          <text:p text:style-name="P368">Patrimonio natural: fotografía de naturaleza, turismo ornitológico y cinegético, berrea del ciervo, micoturismo, etc.</text:p>
        </text:list-item>
        <text:list-item>
          <text:p text:style-name="P367"><text:span text:style-name="T127">P</text:span>r<text:span text:style-name="T127">á</text:span>ctica deportiva: eventos deportivo<text:span text:style-name="T130">s, </text:span>calendario y circuitos deportivos, colaboración con clubes deportivos, señalización y seguridad, etc.</text:p>
        </text:list-item>
        <text:list-item>
          <text:p text:style-name="P368">Gastronomía: eventos y rutas gastronómicas, puesta en valor de platos tradicionales, cordero, quesos, derivados del cerdo, <text:span text:style-name="T128">turismo enológico</text:span>, etc., colaboración con la oferta de restauración.</text:p>
        </text:list-item>
        <text:list-item>
          <text:p text:style-name="P368">Puesta en valor de actividades tradicionales con interés turístico: saca del corcho, <text:span text:style-name="T128">elaboración de quesos, apicultura, almazaras, bodegas, molinos, minería, etc.</text:span></text:p>
        </text:list-item>
        <text:list-item>
          <text:p text:style-name="P369">Patrimonio público: red de caminos públicos y vías pecuarias, uso turístico y recreativo de los embalses y montes públicos, etc.</text:p>
        </text:list-item>
      </text:list>
      <text:p text:style-name="P235"/>
      <text:p text:style-name="P298">VINCULACIÓN CON OBJETIVOS</text:p>
      <text:p text:style-name="P231">5<text:tab/>Estructurar una oferta de aprovechamiento turístico del Parque Natural basada en sus recursos naturales, culturales y paisajísticos.</text:p>
      <text:p text:style-name="P28"/>
      <text:p text:style-name="P298">VINCULACIÓN CON LÍNEAS DE ACTUACIÓN</text:p>
      <text:p text:style-name="P232">5.1<text:tab/>Planificación, gestión y fomento del desarrollo turístico sostenible.</text:p>
      <text:p text:style-name="P28"/>
      <text:p text:style-name="P298">COMPETENCIAS</text:p>
      <text:p text:style-name="P237">Consejería de Turismo y Deporte.</text:p>
      <text:p text:style-name="P237">Consejería de Cultura.</text:p>
      <text:p text:style-name="P237">Consejería de Medio Ambiente y Ordenación del Territorio.</text:p>
      <text:p text:style-name="P28"/>
      <text:p text:style-name="P298">RESULTADOS ESPERADOS</text:p>
      <text:p text:style-name="P244">Incorporación de nuevos recursos turísticos a la oferta actual.</text:p>
      <text:p text:style-name="P237">Creación de paquetes turísticos.</text:p>
      <text:p text:style-name="P237">Reducción de la estacionalidad.</text:p>
      <text:p text:style-name="P318">CÓDIGO MEDIDA</text:p>
      <text:p text:style-name="P239">41<text:tab/>Elaboración de un instrumento de planificación y gestión para el desarrollo turístico coordinado.</text:p>
      <text:p text:style-name="P28"/>
      <text:p text:style-name="P298">DESCRIPCIÓN</text:p>
      <text:p text:style-name="P240">La creación de un destino turístico que consolide la actividad requiere de la elaboración de un instrumento de planificación y gestión para el desarrollo turístico, tomando como base la <text:span text:style-name="T131">Estrategia Integral del Turismo de Interior Sostenible de Andalucía y la Carta Europea de Turismo Sostenible. </text:span></text:p>
      <text:p text:style-name="P240">La definición del modelo de turismo sostenible óptimo para el territorio <text:span text:style-name="T133">debe tener entre sus fines </text:span>concentrar los esfuerzos y compromisos de manera coordinada, <text:span text:style-name="T133">estableciendo</text:span> prioridades y determin<text:span text:style-name="T133">ando </text:span>las inversiones necesarias. <text:span text:style-name="T133">Así, para su elaboración se</text:span> requerirá la participación de las diferentes <text:span text:style-name="T131">administraciones implicadas en el desarrollo turístico, </text:span>así como de los <text:span text:style-name="T131">diferentes agentes públicos y privados </text:span>con presencia en el ámbito de influencia socioeconómica del Parque Natural.</text:p>
      <text:p text:style-name="P240">Los aspectos que dicho instrumento podrá contemplar <text:span text:style-name="T132">considerará, entre otras, las siguientes cuestiones:</text:span></text:p>
      <text:list xml:id="list6967897391855731091" text:style-name="L20">
        <text:list-item>
          <text:p text:style-name="P370">Consenso sobre la imagen del territorio que aúne las diferentes figuras de protección y reconocimiento del patrimonio natural y cultural.</text:p>
        </text:list-item>
        <text:list-item>
          <text:p text:style-name="P371"><text:span text:style-name="T132">A</text:span>rticula<text:span text:style-name="T132">ción de</text:span>l sector turístico, <text:span text:style-name="T132">favoreciendo u</text:span>n desarrollo dirigido hacia una mejor prestación de servicios de calidad.</text:p>
        </text:list-item>
        <text:list-item>
          <text:p text:style-name="P373">Establecimiento de mecanismos de colaboración y coordinación entre oficinas de turismo locales.</text:p>
        </text:list-item>
        <text:list-item>
          <text:p text:style-name="P372"><text:span text:style-name="T133">Definición de opciones de </text:span>especialización <text:span text:style-name="T132">turística.</text:span></text:p>
        </text:list-item>
        <text:list-item>
          <text:p text:style-name="P371"><text:span text:style-name="T132">Conocimiento sobre el </text:span>perfil del turista actual y potencial.</text:p>
        </text:list-item>
        <text:list-item>
          <text:p text:style-name="P382"><text:span text:style-name="T132">Análisis y priorización de </text:span>necesidades de <text:span text:style-name="T132">puesta en valor del</text:span> patrimonio <text:span text:style-name="T132">natural y cultural.</text:span></text:p>
        </text:list-item>
        <text:list-item>
          <text:p text:style-name="P370">Definición de iniciativas coordinadas para la promoción del turismo.</text:p>
        </text:list-item>
        <text:list-item>
          <text:p text:style-name="P370">Necesidades de incorporación de nuevas tecnologías y desarrollo de aplicaciones <text:span text:style-name="T152">para dispositivos </text:span>móviles.</text:p>
        </text:list-item>
        <text:list-item>
          <text:p text:style-name="P370">Criterios de gestión turística (horarios de visitas, oficinas de información, señalización, interpretación, certificados de calidad, etc.)</text:p>
        </text:list-item>
        <text:list-item>
          <text:p text:style-name="P370">Criterios de compatibilización entre diferentes usos.</text:p>
        </text:list-item>
        <text:list-item>
          <text:p text:style-name="P370">Criterios y directrices para la promoción y la comunicación turística.</text:p>
        </text:list-item>
        <text:list-item>
          <text:p text:style-name="P370">Integración de los diferentes recursos turísticos.</text:p>
        </text:list-item>
        <text:list-item>
          <text:p text:style-name="P371"><text:span text:style-name="T132">Gestión</text:span> de los equipamientos de uso público <text:span text:style-name="T132">para el desarrollo turístico.</text:span></text:p>
        </text:list-item>
      </text:list>
      <text:p text:style-name="P203"/>
      <text:p text:style-name="P203"><text:s/><text:span text:style-name="T98">VINCULACIÓN CON OBJETIVOS</text:span></text:p>
      <text:p text:style-name="P241">5<text:tab/>Estructurar una oferta de aprovechamiento turístico del Parque Natural basada en sus recursos naturales, culturales y paisajísticos.</text:p>
      <text:p text:style-name="P28"/>
      <text:p text:style-name="P298">VINCULACIÓN CON LÍNEAS DE ACTUACIÓN</text:p>
      <text:p text:style-name="P241">5.1<text:tab/>Planificación, gestión y fomento del desarrollo turístico sostenible.</text:p>
      <text:p text:style-name="P28"/>
      <text:p text:style-name="P298">COMPETENCIAS</text:p>
      <text:p text:style-name="P238">Consejería de Turismo y Deporte.</text:p>
      <text:p text:style-name="P238">Consejería de Cultura.</text:p>
      <text:p text:style-name="P238">Consejería de Medio Ambiente y Ordenación del Territorio.</text:p>
      <text:p text:style-name="P28"/>
      <text:p text:style-name="P298">RESULTADOS ESPERADOS</text:p>
      <text:p text:style-name="P213"><text:span text:style-name="T135">Aumento</text:span> de la <text:span text:style-name="T135">oferta</text:span> <text:span text:style-name="T130">turística</text:span>.</text:p>
      <text:p text:style-name="P238">Reducción de la estacionalidad.</text:p>
      <text:p text:style-name="P241">Articulación del sector turístico.</text:p>
      <text:p text:style-name="P207"/>
      <text:p text:style-name="P207"/>
      <text:p text:style-name="P318">CÓDIGO MEDIDA</text:p>
      <text:p text:style-name="P242">42<text:tab/>Apoyo a las empresas turísticas para proporcionar unos servicios de mayor calidad al cliente.</text:p>
      <text:p text:style-name="P28"/>
      <text:p text:style-name="P298">DESCRIPCIÓN</text:p>
      <text:p text:style-name="P277">Las estrategias de diferenciación de la producción guardan correspondencia con la importancia de la excelencia en el caso de los servicios turísticos. Así como la singularidad del territorio es clave en la creación de un destino turístico, la calidad turística constituye un elemento de peso para el desarrollo del sector y su capacidad de adaptarse a las circunstancias cambiantes, especialmente motivadas por la creciente exigencia de los usuarios y la demanda de servicios cada vez más individualizados. Además, es también manifiesta la importancia de sitios web donde la valoración de consumidores y usuarios determina con sus opiniones el éxito de alojamientos, servicios de restauración o empresas de servicios, fundamentalmente a partir de la satisfacción que genera la calidad de los servicios ofrecidos.</text:p>
      <text:p text:style-name="P245">Asimismo, es también fundamental mejorar la capacidad de atracción por parte de los alojamientos, ya que <text:span text:style-name="T136">contribuyen a determinar </text:span>la duración de la estancia y la elección del destino turístico, <text:span text:style-name="T136">junto a la </text:span>calidad de los servicios de restauración, donde la singularidad de la gastronomía también debe resultar un valor diferencial que contribuya a la promoción de otros sectores productivos. </text:p>
      <text:p text:style-name="P246">E<text:span text:style-name="T134">sta medida guarda relación con el III Plan de Calidad Turística 2014-2020, cuyos objetivos contemplan el impulso y la consolidación de destinos turísticos, la accesibilidad, la incidencia en el desarrollo socioeconómico de los territorios, la protección a los consumidores, la innovación, la formación y profesionalización, el apoyo a segmentos turísticos emergentes y la coordinación entre Administraciones junto a la participación de los diferentes agentes del sector.</text:span></text:p>
      <text:p text:style-name="P249">Por tanto, se pretende incrementar la excelencia de los servicios turísticos mediante iniciativas que permitan reconocer el esfuerzo de las empresas que incorporen criterios de calidad turística; el impulso a proyectos que fomenten la incorporación de criterios y medidas vinculadas a la accesibilidad en establecimientos y servicios turísticos; el desarrollo de herramientas vinculadas a la protección de las personas usuarias turísticas; y el fomento de la adhesión de las empresas al sistema arbitral de consumo.</text:p>
      <text:p text:style-name="P203"><text:s/></text:p>
      <text:p text:style-name="P298">VINCULACIÓN CON OBJETIVOS</text:p>
      <text:p text:style-name="P243">5<text:tab/>Estructurar una oferta de aprovechamiento turístico del Parque Natural basada en sus recursos naturales, culturales y paisajísticos.</text:p>
      <text:p text:style-name="P28"/>
      <text:p text:style-name="P298">VINCULACIÓN CON LÍNEAS DE ACTUACIÓN</text:p>
      <text:p text:style-name="P243">5.2<text:tab/>Mejora de la calidad y comercialización de productos turísticos.</text:p>
      <text:p text:style-name="P28"/>
      <text:p text:style-name="P298">COMPETENCIAS</text:p>
      <text:p text:style-name="P245">Consejería de Turismo y Deporte.</text:p>
      <text:p text:style-name="P28"/>
      <text:p text:style-name="P298">RESULTADOS ESPERADOS</text:p>
      <text:p text:style-name="P245">Mayor afluencia turística.</text:p>
      <text:p text:style-name="P245">Reducción de la estacionalidad.</text:p>
      <text:p text:style-name="P245">Articulación del sector turístico.</text:p>
      <text:p text:style-name="P245">Sector turístico más competitivo.</text:p>
      <text:p text:style-name="P207"/>
      <text:p text:style-name="P207"/>
      <text:p text:style-name="P318">CÓDIGO MEDIDA</text:p>
      <text:p text:style-name="P249">43<text:tab/>Apoyo a la creación de sistemas de comercialización conjuntas en turismo.</text:p>
      <text:p text:style-name="P28"/>
      <text:p text:style-name="P298">DESCRIPCIÓN</text:p>
      <text:p text:style-name="P251">El desarrollo turístico del ámbito de influencia socioeconómica del Parque Natural Sierra Norte de Sevilla requiere de un impulso colectivo basado en la cooperación entre los empresarios turísticos para la gestión, promoción y comercialización conjunta de productos turísticos.</text:p>
      <text:p text:style-name="P251">Iniciativas como la creación de un portal web de turismo para el ámbito territorial del PDS que concentre todos los recursos y servicios contribuiría a mejorar y consolidar el sector. Así, con el fin de contrarrestar la fuerte estacionalidad que determina el desarrollo turístico <text:span text:style-name="T140">y propiciar una mayor cohesión territorial</text:span>, permitiría la comercialización de productos turísticos y facilitaría información según los diferentes perfiles de turistas, permitiendo su complementariedad y facilitando la programación de visitas turísticas. Además, también podrá contribuir con su versión en otros idiomas <text:span text:style-name="T140">a acceder </text:span>al mercado internacional.</text:p>
      <text:p text:style-name="P252">Los criterios para la creación de esos sistemas de comercialización conjunta también podrán conllevar la inclusión de contenidos como <text:span text:style-name="T137">rutas e itinerarios (gastronómicos, culturales, por carretera o senderos); apoyo a sectores emergentes; diseño de productos según tipos de turismo (cultural, gastronómico, ornitológico, micológico, etnográfico, fotografía, </text:span>deportivo, <text:span text:style-name="T137">etc.); uso de nuevas tecnologías (aplicación para dispositivos móviles con rutas descargables sin conexión); información sobre la defensa y protección de los derechos de los usuarios; </text:span>información sobre accesibilidad; <text:span text:style-name="T137">creación de ofertas según temporadas; diseño de campañas de promoción; </text:span>acceso a publicaciones para la actividad turística; guía sobre alojamientos y servicios de restauración; empresas de turismo activo; mapas de caminos, vías pecuarias y senderos y equipamientos de uso público; etc.</text:p>
      <text:p text:style-name="P250">Esta m<text:span text:style-name="T138">edida está en lín</text:span><text:span text:style-name="T139">ea con las actuaciones de la Estrategia Integral de Fomento del Turismo de Interior Sostenible de Andalucía, si bien su materialización requiere de una articulación previa del sector turístico, con el fin de contar con la participación activa y la corresponsabilidad de las empresas turísticas.</text:span></text:p>
      <text:p text:style-name="P305"/>
      <text:p text:style-name="P298">VINCULACIÓN CON OBJETIVOS</text:p>
      <text:p text:style-name="P249">5<text:tab/>Estructurar una oferta de aprovechamiento turístico del Parque Natural basada en sus recursos naturales, culturales y paisajísticos.</text:p>
      <text:p text:style-name="P28"/>
      <text:p text:style-name="P298">VINCULACIÓN CON LÍNEAS DE ACTUACIÓN</text:p>
      <text:p text:style-name="P249">5.2<text:tab/>Mejora de la calidad y comercialización de productos turísticos.</text:p>
      <text:p text:style-name="P28"/>
      <text:p text:style-name="P298">COMPETENCIAS</text:p>
      <text:p text:style-name="P249">Consejería de Turismo y Deporte.</text:p>
      <text:p text:style-name="P249">Consejería de Medio Ambiente y Ordenación del Territorio.</text:p>
      <text:p text:style-name="P28"/>
      <text:p text:style-name="P298">RESULTADOS ESPERADOS</text:p>
      <text:p text:style-name="P247">Mayor afluencia turística.</text:p>
      <text:p text:style-name="P247">Reducción de la estacionalidad.</text:p>
      <text:p text:style-name="P207"/>
      <text:p text:style-name="P207"/>
      <text:p text:style-name="P318">CÓDIGO MEDIDA</text:p>
      <text:p text:style-name="P253">44<text:tab/>Creación, adecuación y mantenimiento del espacio turístico-recreativo.</text:p>
      <text:p text:style-name="P28"/>
      <text:p text:style-name="P298">DESCRIPCIÓN</text:p>
      <text:p text:style-name="P254">Es necesario mejorar la red de infraestructuras y equipamientos del Parque <text:span text:style-name="T141">Natural</text:span> tanto en conservación y mantenimiento, como interpretación turística, <text:span text:style-name="T141">y creación de nuevos equipamientos en caso de necesidad, para la puesta en valor de los diferentes recursos turísticos.</text:span></text:p>
      <text:p text:style-name="P256">La importante diversidad de opciones para <text:span text:style-name="T142">el</text:span> uso turístico-recreativ<text:span text:style-name="T142">o</text:span>, <text:span text:style-name="T142">basada en los abundantes</text:span> valores <text:span text:style-name="T142">culturales, </text:span>naturales, de georrecurso<text:span text:style-name="T142">s, e incluso de opciones para la observación nocturna del cielo, requiere de que se armonice la información de orientación e interpretación y se sigan criterios de homogenización del diseño, de manera que se refuerce la identidad e imagen del territorio. Se trata, por tanto, de una medida que debe implicar también a las administraciones y agentes locales, con el fin de generar de manera coordinada una imagen colectiva del territorio con capacidad para beneficiar al conjunto de sectores productivos.</text:span></text:p>
      <text:p text:style-name="P257"><text:span text:style-name="T143">L</text:span>a <text:span text:style-name="T143">actual</text:span> red de senderos <text:span text:style-name="T143">constituye un soporte fundamental para el desarrollo de actividades en el Parque Natural, pero se propone intervenir en la circularidad de los mismos, la creación de rutas para bicicletas, así como la conexión entre los diferentes núcleos urbanos principales mediante la red de caminos públicos y de vías pecuarias, cuya contribución al desarrollo social y turístico del ámbito territorial puede resultar de gran interés.</text:span></text:p>
      <text:p text:style-name="P258">Asimismo, las opciones que ofrecen el <text:span text:style-name="T144">C</text:span>amino de <text:span text:style-name="T144">Sa</text:span>ntiago <text:span text:style-name="T144">(Vereda de Castilblanco) y el sendero de gran recorrido de Sierra Morena (GR-48) pueden requerir opciones que permitan el avituallamiento en épocas estivales y una promoción integrada con otros recursos que ofrece el Parque Natural.</text:span></text:p>
      <text:p text:style-name="P259">Los <text:span text:style-name="T145">numerosos em</text:span>balses <text:span text:style-name="T145">igualmente pueden contribuir a mejorar y ampliar la oferta turística y reducir la estacionalidad, de manera que deben estudiarse las opciones y posibilidades que ofrecen para su correcto aprovechamiento y ordenación con las Administraciones competentes, y el consecuente desarrollo de infraestructuras.</text:span></text:p>
      <text:p text:style-name="P271">Finalmente, complementariamente a lo anterior, es preciso considerar la importancia del mantenimiento de las infraestructuras, que a menudo la población local percibe como una necesidad no cubierta pese a las inversiones para su creación, y cuya ausencia conlleva un deterioro evidente.</text:p>
      <text:p text:style-name="P259">Todas las iniciativas que se emprendan para el desarrollo de la medida, en cualquier caso, deberán estar en consonancia con las estrategias y objetivos recogidos en el Plan General de Turismo Sostenible de Andalucía 2014-2020.</text:p>
      <text:p text:style-name="P255"/>
      <text:p text:style-name="P298">VINCULACIÓN CON OBJETIVOS</text:p>
      <text:p text:style-name="P253">5<text:tab/>Estructurar una oferta de aprovechamiento turístico del Parque Natural basada en sus recursos naturales, culturales y paisajísticos.</text:p>
      <text:p text:style-name="P28"/>
      <text:p text:style-name="P298">VINCULACIÓN CON LÍNEAS DE ACTUACIÓN</text:p>
      <text:p text:style-name="P253">5.2<text:tab/>Mejora de la calidad y comercialización de productos turísticos.</text:p>
      <text:p text:style-name="P28"/>
      <text:p text:style-name="P298">COMPETENCIAS</text:p>
      <text:p text:style-name="P261">Consejería de Turismo y Deporte.</text:p>
      <text:p text:style-name="P261">Consejería de Cultura.</text:p>
      <text:p text:style-name="P261">Consejería de Medio Ambiente y Ordenación del Territorio.</text:p>
      <text:p text:style-name="P28"/>
      <text:p text:style-name="P298">RESULTADOS ESPERADOS</text:p>
      <text:p text:style-name="P248">Mayor afluencia turística.</text:p>
      <text:p text:style-name="P248">Reducción de la estacionalidad.</text:p>
      <text:p text:style-name="P207"/>
      <text:p text:style-name="P207"/>
      <text:p text:style-name="P318">CÓDIGO MEDIDA</text:p>
      <text:p text:style-name="P261">45<text:tab/>Mejora de la señalización del Parque Natural en accesos y vías de elevado tránsito <text:span text:style-name="T147">y adecuación del entorno</text:span>.</text:p>
      <text:p text:style-name="P28"/>
      <text:p text:style-name="P298">DESCRIPCIÓN</text:p>
      <text:p text:style-name="P260">Los accesos al Parque Natural y la señalización en vías principales y núcleos urbanos son fundamentales para la promoción y la creación de una imagen del territorio, debiéndose desarrollar los procedimientos necesarios ante las autoridades competentes para ordenar y clarificar el sistema de señalización. <text:span text:style-name="T146">La aplicación de los criterios de marketing derivados del desarrollo de otras medidas para la promoción del territorio, debe ser especialmente considerada en dicha señalización, con el papel añadido de contribuir a que se reconozcan los valores ambientes y la singularidad del Parque Natural.</text:span></text:p>
      <text:p text:style-name="P265">Asimismo, considerando la importancia del valor paisajístico en la valoración de los ámbitos rurales, que incide de manera manifiesta en el interés turístico y en el bienestar de la población local, se considerarán relevantes proyectos de adecuación paisajística vinculados a las vías de acceso al espacio protegido, así como a los diferentes núcleos urbanos.</text:p>
      <text:p text:style-name="P265"/>
      <text:p text:style-name="P298">VINCULACIÓN CON OBJETIVOS</text:p>
      <text:p text:style-name="P261">6<text:tab/>Desarrollar las infraestructuras, equipamientos y servicios básicos para cubrir las necesidades de la población.</text:p>
      <text:p text:style-name="P28"/>
      <text:p text:style-name="P298">VINCULACIÓN CON LÍNEAS DE ACTUACIÓN</text:p>
      <text:p text:style-name="P261">6.1<text:tab/>Creación, mejora y mantenimiento de infraestructuras.</text:p>
      <text:p text:style-name="P28"/>
      <text:p text:style-name="P298">COMPETENCIAS</text:p>
      <text:p text:style-name="P262">Consejería de Fomento y Vivienda.</text:p>
      <text:p text:style-name="P262">Consejería de Medio Ambiente y Ordenación del Territorio.</text:p>
      <text:p text:style-name="P28"/>
      <text:p text:style-name="P298">RESULTADOS ESPERADOS</text:p>
      <text:p text:style-name="P265">Mejora del paisaje. </text:p>
      <text:p text:style-name="P265">Mejora de la imagen del Parque Natural.</text:p>
      <text:p text:style-name="P266">Reconocimiento del Parque Natural Sierra Norte de Sevilla.</text:p>
      <text:p text:style-name="P265"/>
      <text:p text:style-name="P265"/>
      <text:p text:style-name="P207"/>
      <text:p text:style-name="P207"/>
      <text:p text:style-name="P318">CÓDIGO MEDIDA</text:p>
      <text:p text:style-name="P267">46<text:tab/>Mejora de la articulación interna y externa en materia de infraestructuras de transporte.</text:p>
      <text:p text:style-name="P28"/>
      <text:p text:style-name="P298">DESCRIPCIÓN</text:p>
      <text:p text:style-name="P270">La<text:span text:style-name="T149">s infraestructuras inciden directamente en el bienestar y calidad de vida de la población local, así como en la competitividad de las actividades productivas. Esto último constituye un hándicap que en las regiones rurales de montaña deben ser atendido mediante servicios de transporte público adaptados a las necesidades laborales y educativas actuales, mientras que la mejora </text:span>de la competitividad <text:span text:style-name="T149">en las actividades productivas </text:span>requiere <text:span text:style-name="T149">de medidas como la diferenciación de la producción.</text:span></text:p>
      <text:p text:style-name="P280">En el caso de los caminos rurales, fundamentales para el desarrollo de las actividades agrícolas, ganaderas y forestales, que garantizan la conservación de gran parte de los valores ambientales que atesora el Parque Natural, es importante identificar los tramos de <text:span text:style-name="T151">mayor intensidad de tráfico y menor impacto en zonas de alto valor ambiental. </text:span>Al respecto, se deberá contar con las diferentes administraciones competentes, siendo fundamental la implicación de Ayuntamientos y Diputación Provincial.</text:p>
      <text:p text:style-name="P280">L<text:span text:style-name="T154">a medida recoge entre las acciones a ejecutar con proyectos concretos, las siguientes:</text:span></text:p>
      <text:list xml:id="list8348178602139646878" text:style-name="L21">
        <text:list-item>
          <text:p text:style-name="P374">Mantenimiento y mejora de infraestructuras viarias (carreteras, caminos y vías pecuarias).</text:p>
        </text:list-item>
        <text:list-item>
          <text:p text:style-name="P374">Recuperación <text:span text:style-name="T150">y ordenación </text:span>de la red de caminos públicos y vías pecuarias <text:span text:style-name="T150">y establecimiento de usos prioritarios y compatibles</text:span> (público, ganadero, turístico, social y deportivo).</text:p>
        </text:list-item>
        <text:list-item>
          <text:p text:style-name="P375">Creación de conexiones entre poblaciones a través de caminos públicos y vías pecuarias.</text:p>
        </text:list-item>
        <text:list-item>
          <text:p text:style-name="P375">Vigilancia y control de vías pecuarias deslindadas.</text:p>
        </text:list-item>
        <text:list-item>
          <text:p text:style-name="P374">Ampliación y creación de tramos para vehículos lentos en las conexiones con la capital sevillana, de manera que mejoren la fluidez y seguridad de los desplazamientos.</text:p>
        </text:list-item>
        <text:list-item>
          <text:p text:style-name="P374">Electrificación de la vía de ferrocarril para la mejora del servicio ferroviario.</text:p>
        </text:list-item>
        <text:list-item>
          <text:p text:style-name="P375">Variantes en núcleos urbanos de mayor afluencia de tráfico interurbano.</text:p>
        </text:list-item>
        <text:list-item>
          <text:p text:style-name="P374">Adecuación de horarios de conexión de transporte público para la población local y el desarrollo turístico (autobuses).</text:p>
        </text:list-item>
        <text:list-item>
          <text:p text:style-name="P374">Conexión con la autovía Ruta de la Plata (A-66).</text:p>
        </text:list-item>
        <text:list-item>
          <text:p text:style-name="P374">Mejora de las conexiones con los municipios que sufren un mayor aislamiento.</text:p>
        </text:list-item>
        <text:list-item>
          <text:p text:style-name="P376">Mecanismos de colaboración público-privado para el uso de caminos.</text:p>
        </text:list-item>
      </text:list>
      <text:p text:style-name="P269"/>
      <text:p text:style-name="P298">VINCULACIÓN CON OBJETIVOS</text:p>
      <text:p text:style-name="P267">6<text:tab/>Desarrollar las infraestructuras, equipamientos y servicios básicos para cubrir las necesidades de la población.</text:p>
      <text:p text:style-name="P28"/>
      <text:p text:style-name="P298">VINCULACIÓN CON LÍNEAS DE ACTUACIÓN</text:p>
      <text:p text:style-name="P267">6.1<text:tab/>Creación, mejora y mantenimiento de infraestructuras.</text:p>
      <text:p text:style-name="P28"/>
      <text:p text:style-name="P298">COMPETENCIAS</text:p>
      <text:p text:style-name="P263">Consejería de Fomento y Vivienda.</text:p>
      <text:p text:style-name="P174">Consejería de Agricultura, Pesca y Desarrollo Rural.</text:p>
      <text:p text:style-name="P263">Consejería de Medio Ambiente y Ordenación del Territorio.</text:p>
      <text:p text:style-name="P28"/>
      <text:p text:style-name="P298">RESULTADOS ESPERADOS</text:p>
      <text:p text:style-name="P267">Disminución de los tiempos <text:span text:style-name="T148">de acceso y conexión entre municipios</text:span>.</text:p>
      <text:p text:style-name="P42">Mejora de la competitividad y de la sostenibilidad de las actividades productivas.</text:p>
      <text:p text:style-name="P267">Mejora de la cohesión territorial.</text:p>
      <text:p text:style-name="P207"/>
      <text:p text:style-name="P207"/>
      <text:p text:style-name="P318">CÓDIGO MEDIDA</text:p>
      <text:p text:style-name="P272">47<text:tab/>Mejora y desarrollo de las tecnologías de la información y las telecomunicaciones.</text:p>
      <text:p text:style-name="P28"/>
      <text:p text:style-name="P298">DESCRIPCIÓN</text:p>
      <text:p text:style-name="P273">La población local percibe el deficiente acceso y calidad de las telecomunicaciones como una limitación importante para el desarrollo socioeconómico. </text:p>
      <text:p text:style-name="P279">El acceso, en general, resulta deficiente por cuanto los servicios de mayor calidad y velocidad se encuentran en los rangos inferiores de cobertura, con importantes limitaciones limitaciones fuera de los núcleos urbanos principales. Esto afecta tanto al desarrollo habitual de las actividades empresariales, como a propuestas innovadoras relacionadas con el turismo y <text:span text:style-name="T153">uso de las nuevas tecnologías de comunicación</text:span>. <text:span text:style-name="T153">Así, s</text:span>i bien el desarrollo de aplicaciones para dispositivos móviles con contenidos descargables para uso offline constituye una opción <text:span text:style-name="T153">necesaria en estos momentos, resulta de interés garantizar el acceso en áreas accesibles y de elevado interés turístico, de manera que información sobre seguridad, servicios y sobre los propios recursos esté disponible en todo momento, mejorando la calidad del destino.</text:span></text:p>
      <text:p text:style-name="P280">Así, la medida podrá contemplar el desarrollo de proyectos de creación y mejora de infraestructuras de telecomunicaciones, así como la formación necesaria para su uso y el desarrollo de sistemas y aplicaciones que faciliten el acceso a la información y comunicación.</text:p>
      <text:p text:style-name="P274"><text:span text:style-name="T153">E</text:span>l desarrollo de infraestructuras de telecomunicación <text:span text:style-name="T153">debe perseguir el logro de </text:span>los objetivos en materia de banda ancha rápida y ultrarrápida establecidos por la Agenda Digital para Europa y por la Estrategia de Infraestructuras de Telecomunicaciones de Andalucía. En concreto, disponer en el ámbito territorial del 100% de cobertura poblacional de banda ancha rápida en 2020; y conseguir que el 50% o más de los hogares tengan acceso a servicios de acceso a Internet de banda ancha ultrarrápida 2020.</text:p>
      <text:p text:style-name="P206"/>
      <text:p text:style-name="P298">VINCULACIÓN CON OBJETIVOS</text:p>
      <text:p text:style-name="P272">6<text:tab/>Desarrollar las infraestructuras, equipamientos y servicios básicos para cubrir las necesidades de la población.</text:p>
      <text:p text:style-name="P28"/>
      <text:p text:style-name="P298">VINCULACIÓN CON LÍNEAS DE ACTUACIÓN</text:p>
      <text:p text:style-name="P272">6.2<text:tab/>Mejora de los servicios básicos para el bienestar de la población y el desarrollo local sostenible.</text:p>
      <text:p text:style-name="P28"/>
      <text:p text:style-name="P298">COMPETENCIAS</text:p>
      <text:p text:style-name="P273">Consejería de Empleo, Empresa y Comercio.</text:p>
      <text:p text:style-name="P273">Consejería de Fomento y Vivienda.</text:p>
      <text:p text:style-name="P34"/>
      <text:p text:style-name="P299">RESULTADOS ESPERADOS</text:p>
      <text:p text:style-name="P306"><text:span text:style-name="T60">Aumento del rango de cobertura en banda ancha en conexiones inalámbricas y redes fijas de mayor velocidad, </text:span><text:span text:style-name="T61">y particularmente en áreas de interés turístico situados fuera de los núcleos urbanos y carreteras.</text:span></text:p>
      <text:p text:style-name="P313">Cobertura de 30Mbps o superior accesible para la población.</text:p>
      <text:p text:style-name="P314">Mejora de la competitividad y de la sostenibilidad de las actividades productivas.</text:p>
      <text:p text:style-name="P313"/>
      <text:p text:style-name="P320"/>
      <text:p text:style-name="P278"/>
      <text:p text:style-name="P207"/>
      <text:p text:style-name="P207"/>
      <text:p text:style-name="P318">CÓDIGO MEDIDA</text:p>
      <text:p text:style-name="P280">48<text:tab/>Mejora del servicio de abastecimiento de agua.</text:p>
      <text:p text:style-name="P28"/>
      <text:p text:style-name="P298">DESCRIPCIÓN</text:p>
      <text:p text:style-name="P281">La mayor parte de la demanda de agua en Andalucía proviene del regadío, siendo muy inferior la demanda para uso doméstico. Esta situación requiere una compleja gestión del recurso hídrico, determinada por la incertidumbre en relación a la sequía y la necesidad de un uso sostenible. Sin embargo, mientras que el ámbito de influencia socioeconómica del Parque Natural abarca <text:span text:style-name="T155">casi la totalidad de los embalses de la provincia de Sevilla, éstos abastecen en gran medida a áreas externas al mismo. Además, ocurre que la agricultura en el territorio destaca por el régimen de secano, lo que unido al carácter extensivo de las actividades primarias, no implica un consumo elevado de agua. Sin embargo, frente a esta situación, la población manifiesta la falta de garantías en el suministro, con déficits de infraestructuras o gestión que no satisfacen los requerimientos sociales actuales.</text:span></text:p>
      <text:p text:style-name="P282">La medida, por ello, debe conllevar el desarrollo de los proyectos necesarios para mejorar y garantizar el servicio de abastecimiento de agua, especialmente en las poblaciones del territorio, así como las acciones necesarias para garantizar su calidad, un consumo responsable y una gestión sostenible del recurso.</text:p>
      <text:p text:style-name="P282"/>
      <text:p text:style-name="P298">VINCULACIÓN CON OBJETIVOS</text:p>
      <text:p text:style-name="P280">6<text:tab/>Desarrollar las infraestructuras, equipamientos y servicios básicos para cubrir las necesidades de la población.</text:p>
      <text:p text:style-name="P28"/>
      <text:p text:style-name="P298">VINCULACIÓN CON LÍNEAS DE ACTUACIÓN</text:p>
      <text:p text:style-name="P280">6.2<text:tab/>Mejora de los servicios básicos para el bienestar de la población y el desarrollo local sostenible.</text:p>
      <text:p text:style-name="P28"/>
      <text:p text:style-name="P298">COMPETENCIAS</text:p>
      <text:p text:style-name="P275">Consejería de Empleo, Empresa y Comercio.</text:p>
      <text:p text:style-name="P264">Consejería de Medio Ambiente y Ordenación del Territorio.</text:p>
      <text:p text:style-name="P33"/>
      <text:p text:style-name="P298">RESULTADOS ESPERADOS</text:p>
      <text:p text:style-name="P282">Mejora en el abastecimiento urbano de agua.</text:p>
      <text:p text:style-name="P214"/>
      <text:p text:style-name="P207"/>
      <text:p text:style-name="P318">CÓDIGO MEDIDA</text:p>
      <text:p text:style-name="P282">49<text:tab/>Mejora del servicio de suministro eléctrico y desarrollo e implantación de modelos y sistemas de generación de energías renovables.</text:p>
      <text:p text:style-name="P28"/>
      <text:p text:style-name="P298">DESCRIPCIÓN</text:p>
      <text:p text:style-name="P284">Resulta preciso impulsar el aprovechamiento de las energías renovables de forma autosuficiente y conectada, por lo que se favorecerá la implantación de pequeñas instalaciones que resuelvan las necesidades de suministro de pequeñas colectividades con necesidades comunes. Con esto se pretende reducir los costes de suministro y reforzar la imagen de innovación y sostenibilidad que se asocia al Parque Natural. </text:p>
      <text:p text:style-name="P284">La Administración Pública, por su parte, deberá promover la instalación de infraestructuras de energía renovable para autoabastecimiento en el alumbrado público y en todos aquellos edificios públicos que cumplan las características y requisitos oportunos. Además, desde la acción pública también se debe favorecer la adaptación de la sociedad en sus pautas de conducta a los cambios que se prevé que tengan lugar como efecto del cambio climático y la asunción de la influencia humana sobre el territorio. </text:p>
      <text:p text:style-name="P285">Resulta igualmente de inteerés establecer una línea de actuación para fomentar las iniciativas empresariales <text:span text:style-name="T156">con fines energéticos</text:span> relacionadas con <text:span text:style-name="T156">la extracción, transformación y comercialización de biomasa procedente de las actividades forestales, agrícolas y ganaderas.</text:span></text:p>
      <text:p text:style-name="P285"/>
      <text:p text:style-name="P298">VINCULACIÓN CON OBJETIVOS</text:p>
      <text:p text:style-name="P282">6<text:tab/>Desarrollar las infraestructuras, equipamientos y servicios básicos para cubrir las necesidades de la población.</text:p>
      <text:p text:style-name="P28"/>
      <text:p text:style-name="P298">VINCULACIÓN CON LÍNEAS DE ACTUACIÓN</text:p>
      <text:p text:style-name="P282">6.2<text:tab/>Mejora de los servicios básicos para el bienestar de la población y el desarrollo local sostenible.</text:p>
      <text:p text:style-name="P28"/>
      <text:p text:style-name="P298">COMPETENCIAS</text:p>
      <text:p text:style-name="P276">Consejería de Empleo, Empresa y Comercio.</text:p>
      <text:p text:style-name="P28"/>
      <text:p text:style-name="P298">RESULTADOS ESPERADOS</text:p>
      <text:p text:style-name="P283">Mejora en el autoabastecimiento <text:span text:style-name="T156">y eficiencia</text:span> <text:span text:style-name="T156">energética en alumbrado y edificios públioos.</text:span></text:p>
      <text:p text:style-name="P292">Incremento en la producción y consumo de energías renovables.</text:p>
      <text:p text:style-name="P291">Puesta en valor de la biomasa de residuos forestales, agrícolas y ganaderos.</text:p>
      <text:p text:style-name="P283"/>
      <text:p text:style-name="P207"/>
      <text:p text:style-name="P207"/>
      <text:p text:style-name="P318">CÓDIGO MEDIDA</text:p>
      <text:p text:style-name="P286">50<text:tab/>Desarrollo de procesos de economía circ<text:span text:style-name="T123">ular en gestión de residuos e imp</text:span>ulso a los sistemas intensivos de reciclaje y recuperación.</text:p>
      <text:p text:style-name="P28"/>
      <text:p text:style-name="P298">DESCRIPCIÓN</text:p>
      <text:p text:style-name="P287">En el ámbito del área de influencia socieconómica del Parque Natural se deberían impulsar sistemas intensivos de reciclaje, recuperación y saneamiento de aguas que reduzcan al mínimo los residuos generados por este enclave, complementándose esta acción con sistemas colaborativos que puedan dar respuesta bajo los principios de la autosuficiencia conectada aplicados a la recogida y tratamiento de residuos a situaciones de aislamiento o mal funcionamiento del servicio.</text:p>
      <text:p text:style-name="P289">Además, las acciones de <text:span text:style-name="T158">participación ciudadana y de educación ambiental, necesarias para el logro de los objetivos de sostenibilidad, </text:span>deberá<text:span text:style-name="T158">n</text:span> ir acompañada<text:span text:style-name="T158">s</text:span> de la <text:span text:style-name="T158">implicación </text:span>de todos los sectores <text:span text:style-name="T158">vinculados a la</text:span> producción, generación y gestión de los residuos, con el fin de modificar las procesos necesarios para impulsar la economí<text:span text:style-name="T157">a circular. Se trata, por tanto, de contribuir a la sostenibilidad incorporando los productos usados al ciclo de producción como materias primas secundarias, generando actividad económica y manteniendo el valor añadido de los productos el mayor tiempo posible.</text:span></text:p>
      <text:p text:style-name="P288"/>
      <text:p text:style-name="P298">VINCULACIÓN CON OBJETIVOS</text:p>
      <text:p text:style-name="P286">6<text:tab/>Desarrollar las infraestructuras, equipamientos y servicios básicos para cubrir las necesidades de la población.</text:p>
      <text:p text:style-name="P28"/>
      <text:p text:style-name="P298">VINCULACIÓN CON LÍNEAS DE ACTUACIÓN</text:p>
      <text:p text:style-name="P286">6.2<text:tab/>Mejora de los servicios básicos para el bienestar de la población y el desarrollo local sostenible.</text:p>
      <text:p text:style-name="P28"/>
      <text:p text:style-name="P298">COMPETENCIAS</text:p>
      <text:p text:style-name="P286">Consejería de Medio Ambiente y Ordenación del Territorio.</text:p>
      <text:p text:style-name="P28"/>
      <text:p text:style-name="P298">RESULTADOS ESPERADOS</text:p>
      <text:p text:style-name="P290">Mejora de las infraestructura relacionadas con el reciclaje.</text:p>
      <text:p text:style-name="P290">Mejora de las infraestructura relacionadas con el saneamiento de aguas residuales.</text:p>
      <text:p text:style-name="P291">Reducción en la producción de residuos y menor consumo energético.</text:p>
      <text:p text:style-name="P291">Generación de actividad empresarial.</text:p>
      <text:p text:style-name="P290"/>
      <text:p text:style-name="P207"/>
      <text:p text:style-name="P207"/>
      <text:p text:style-name="P319"/>
      <text:p text:style-name="P207"/>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NewsGotT1" svg:font-family="NewsGotT" style:font-pitch="variable"/>
    <style:font-face style:name="NewsGotT" svg:font-family="NewsGotT" style:font-adornments="Normal"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ema_5f_Cuerpo_20_de_20_texto" style:display-name="chema_Cuerpo de texto" style:family="paragraph" style:parent-style-name="Text_20_body" style:master-page-name="">
      <style:paragraph-properties style:page-number="auto" fo:keep-with-next="auto"/>
      <style:text-properties style:font-name="NewsGotT" fo:font-family="NewsGotT" style:font-style-name="Normal" style:font-pitch="variable"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1:23:00</meta:creation-date>
    <dc:date>2018-02-03T19:29:29.418350817</dc:date>
    <meta:editing-duration>PT19H17M36S</meta:editing-duration>
    <meta:editing-cycles>123</meta:editing-cycles>
    <meta:generator>LibreOffice/5.1.6.2$Linux_X86_64 LibreOffice_project/10m0$Build-2</meta:generator>
    <dc:title>Plantilla PGI</dc:title>
    <meta:initial-creator>Francisco Javier Lorente Muñoz</meta:initial-creator>
    <meta:document-statistic meta:table-count="0" meta:image-count="0" meta:object-count="0" meta:page-count="54" meta:paragraph-count="1028" meta:word-count="15939" meta:character-count="110039" meta:non-whitespace-character-count="95202"/>
  </office:meta>
</office:document-meta>
</file>